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標楷體1" fo:font-size="17pt" fo:font-weight="bold" officeooo:rsid="22f76c1c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style:use-window-font-color="true" style:font-name="標楷體1" fo:font-size="17pt" fo:font-weight="bold" officeooo:rsid="23685e4e" officeooo:paragraph-rsid="23f84e4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use-window-font-color="true" style:font-name="標楷體1" fo:font-size="17pt" style:text-underline-style="none" fo:font-weight="bold" officeooo:rsid="23685e4e" officeooo:paragraph-rsid="24d855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style:use-window-font-color="true" style:font-name="Liberation Serif" fo:font-size="17pt" fo:font-weight="bold" officeooo:rsid="22f76c1c" officeooo:paragraph-rsid="246883d5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0a7edee9" officeooo:paragraph-rsid="24a77d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fb038e1" officeooo:paragraph-rsid="24b2457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2f76c1c" officeooo:paragraph-rsid="264baec0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2f76c1c" officeooo:paragraph-rsid="26480692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2f76c1c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2f76c1c" officeooo:paragraph-rsid="2372cce1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2f76c1c" officeooo:paragraph-rsid="236787fa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2f76c1c" officeooo:paragraph-rsid="2362c503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2f76c1c" officeooo:paragraph-rsid="235bb90d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2f76c1c" officeooo:paragraph-rsid="2368b1f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2f76c1c" officeooo:paragraph-rsid="236e417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2f76c1c" officeooo:paragraph-rsid="237c154d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2f76c1c" officeooo:paragraph-rsid="23ad0cb9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2f76c1c" officeooo:paragraph-rsid="23af1b97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2f76c1c" officeooo:paragraph-rsid="240f2b92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2f76c1c" officeooo:paragraph-rsid="2415ded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2f76c1c" officeooo:paragraph-rsid="2418a5f4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2f76c1c" officeooo:paragraph-rsid="23e82b8c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2f76c1c" officeooo:paragraph-rsid="244d689e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2f76c1c" officeooo:paragraph-rsid="23ea0bb4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2f76c1c" officeooo:paragraph-rsid="244a0a25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2f76c1c" officeooo:paragraph-rsid="24461dc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2f76c1c" officeooo:paragraph-rsid="244712db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2f76c1c" officeooo:paragraph-rsid="23fa7a46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2f76c1c" officeooo:paragraph-rsid="243f1ed0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2f76c1c" officeooo:paragraph-rsid="243fd53b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2f76c1c" officeooo:paragraph-rsid="245747f2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2f76c1c" officeooo:paragraph-rsid="245872bd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0a6d63ec" officeooo:paragraph-rsid="2475a07e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75a07e" officeooo:paragraph-rsid="2475a07e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a09bb60" officeooo:paragraph-rsid="2a09bb60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a09bb60" officeooo:paragraph-rsid="2a1add7b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a09bb60" officeooo:paragraph-rsid="2a257f09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a38a8f8" officeooo:paragraph-rsid="2a38a8f8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a38a8f8" officeooo:paragraph-rsid="2a47a312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a3b1c91" officeooo:paragraph-rsid="2a42a113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a2690e6" officeooo:paragraph-rsid="2a2e1ddc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a2690e6" officeooo:paragraph-rsid="2a2690e6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a2690e6" officeooo:paragraph-rsid="2a474690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a31d229" officeooo:paragraph-rsid="2a37e2b1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a31d229" officeooo:paragraph-rsid="2a31d229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a31d229" officeooo:paragraph-rsid="2a360a4a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a31d229" officeooo:paragraph-rsid="2a474690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4a77d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4a875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4aa9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4b53a8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4a9cf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57ee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59a4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5b16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5b72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6158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66a5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662e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5d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5ea3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7571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640d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7ed2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76b82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6884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4d7230e" officeooo:paragraph-rsid="24d855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59acd17" officeooo:paragraph-rsid="263bc6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4ab5bd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4dc4d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4b53a8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4e17e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4e75c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officeooo:paragraph-rsid="2640968d" style:font-name-asian="Liberation Serif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23406692" officeooo:paragraph-rsid="2646b425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23406692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23406692" officeooo:paragraph-rsid="234dc003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23406692" officeooo:paragraph-rsid="24749183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23406692" officeooo:paragraph-rsid="23ad0cb9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2359a9f6" officeooo:paragraph-rsid="236787fa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239bc209" officeooo:paragraph-rsid="236787fa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2368b1f4" officeooo:paragraph-rsid="237c154d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2386530c" officeooo:paragraph-rsid="237c154d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240f2b92" officeooo:paragraph-rsid="240f2b92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240f2b92" officeooo:paragraph-rsid="2410be17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240f2b92" officeooo:paragraph-rsid="2413541e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240f2b92" officeooo:paragraph-rsid="2413fde0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240f2b92" officeooo:paragraph-rsid="24212600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240f2b92" officeooo:paragraph-rsid="2426ebd0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240f2b92" officeooo:paragraph-rsid="2415ded3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23685e4e" officeooo:paragraph-rsid="23b564d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23685e4e" officeooo:paragraph-rsid="23d80642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23685e4e" officeooo:paragraph-rsid="23d98e24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23685e4e" officeooo:paragraph-rsid="23f4bcb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23685e4e" officeooo:paragraph-rsid="23f37cc5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23685e4e" officeooo:paragraph-rsid="244c1b54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23685e4e" officeooo:paragraph-rsid="240661dc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23685e4e" officeooo:paragraph-rsid="23db53eb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23685e4e" officeooo:paragraph-rsid="23fa7a46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23685e4e" officeooo:paragraph-rsid="23f84e42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23685e4e" officeooo:paragraph-rsid="243f1ed0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23685e4e" officeooo:paragraph-rsid="24445d47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23685e4e" officeooo:paragraph-rsid="245872bd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23685e4e" officeooo:paragraph-rsid="245fe3cd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2000a45f" officeooo:paragraph-rsid="24752448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2000a45f" officeooo:paragraph-rsid="247b1108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2000a45f" officeooo:paragraph-rsid="2483017d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2000a45f" officeooo:paragraph-rsid="2484ed0f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2000a45f" officeooo:paragraph-rsid="247d83cd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249929dd" officeooo:paragraph-rsid="251a0472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fo:font-weight="bold" officeooo:rsid="249929dd" officeooo:paragraph-rsid="249929dd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fo:font-weight="bold" officeooo:rsid="249929dd" officeooo:paragraph-rsid="29a3b757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fo:font-weight="bold" officeooo:rsid="24eebdcd" officeooo:paragraph-rsid="251a0472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fo:font-weight="bold" officeooo:rsid="24eebdcd" officeooo:paragraph-rsid="253798ec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fo:font-weight="bold" officeooo:rsid="24852ce9" officeooo:paragraph-rsid="251a0472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fo:font-weight="bold" officeooo:rsid="25042e78" officeooo:paragraph-rsid="25063472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fo:font-weight="bold" officeooo:rsid="249cf6ec" officeooo:paragraph-rsid="25063472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fo:font-weight="bold" officeooo:rsid="249cf6ec" officeooo:paragraph-rsid="251da8fc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fo:font-weight="bold" officeooo:rsid="249cf6ec" officeooo:paragraph-rsid="25280191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fo:font-weight="bold" officeooo:rsid="249cf6ec" officeooo:paragraph-rsid="2522e9f1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fo:font-weight="bold" officeooo:rsid="249cf6ec" officeooo:paragraph-rsid="252b15c1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fo:font-weight="bold" officeooo:rsid="249cf6ec" officeooo:paragraph-rsid="25496c93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fo:font-weight="bold" officeooo:rsid="249cf6ec" officeooo:paragraph-rsid="25358322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fo:font-weight="bold" officeooo:rsid="249cf6ec" officeooo:paragraph-rsid="253798ec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fo:font-weight="bold" officeooo:rsid="249cf6ec" officeooo:paragraph-rsid="252ffd0c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fo:font-weight="bold" officeooo:rsid="249cf6ec" officeooo:paragraph-rsid="254523fc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fo:font-weight="bold" officeooo:rsid="250c2fe6" officeooo:paragraph-rsid="2516cf8b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fo:font-weight="bold" officeooo:rsid="250c2fe6" officeooo:paragraph-rsid="254d6f4d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fo:font-weight="bold" officeooo:rsid="250c2fe6" officeooo:paragraph-rsid="2547a8eb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fo:font-weight="bold" officeooo:rsid="25067a03" officeooo:paragraph-rsid="254d6f4d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fo:font-weight="bold" officeooo:rsid="25067a03" officeooo:paragraph-rsid="2650d38a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fo:font-weight="bold" officeooo:rsid="25067a03" officeooo:paragraph-rsid="254c8ea0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fo:font-weight="bold" officeooo:rsid="25067a03" officeooo:paragraph-rsid="25067a03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fo:font-weight="bold" officeooo:rsid="25067a03" officeooo:paragraph-rsid="255180df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fo:font-weight="bold" officeooo:rsid="1ffd8d02" officeooo:paragraph-rsid="2549d9a4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fo:font-weight="bold" officeooo:rsid="248c3473" officeooo:paragraph-rsid="2549d9a4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fo:font-weight="bold" officeooo:rsid="248c3473" officeooo:paragraph-rsid="24921f1c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fo:font-weight="bold" officeooo:rsid="2659534a" officeooo:paragraph-rsid="2659534a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fo:font-weight="bold" officeooo:rsid="2659534a" officeooo:paragraph-rsid="26632b27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fo:font-weight="bold" officeooo:rsid="2659534a" officeooo:paragraph-rsid="2664e6a4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fo:font-weight="bold" officeooo:rsid="2659534a" officeooo:paragraph-rsid="267a7882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fo:font-weight="bold" officeooo:rsid="2659534a" officeooo:paragraph-rsid="26783f9c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fo:font-weight="bold" officeooo:rsid="2659534a" officeooo:paragraph-rsid="267d4ab4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fo:font-weight="bold" officeooo:rsid="2659534a" officeooo:paragraph-rsid="266adcd8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fo:font-weight="bold" officeooo:rsid="2659534a" officeooo:paragraph-rsid="26880367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fo:font-weight="bold" officeooo:rsid="2659534a" officeooo:paragraph-rsid="26980f4f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fo:font-weight="bold" officeooo:rsid="2659534a" officeooo:paragraph-rsid="269a5ee8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fo:font-weight="bold" officeooo:rsid="2659534a" officeooo:paragraph-rsid="28729b76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fo:font-weight="bold" officeooo:rsid="2659534a" officeooo:paragraph-rsid="282b5f83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fo:font-weight="bold" officeooo:rsid="267927e2" officeooo:paragraph-rsid="267927e2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fo:font-weight="bold" officeooo:rsid="267d43d6" officeooo:paragraph-rsid="267d43d6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fo:font-weight="bold" officeooo:rsid="267d43d6" officeooo:paragraph-rsid="267d4ab4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fo:font-weight="bold" officeooo:rsid="251a0472" officeooo:paragraph-rsid="252ffd0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fo:font-weight="bold" officeooo:rsid="2948a6a1" officeooo:paragraph-rsid="282b5f83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fo:font-weight="bold" officeooo:rsid="250dd5c8" officeooo:paragraph-rsid="27fd5c16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fo:font-weight="bold" officeooo:rsid="250dd5c8" officeooo:paragraph-rsid="27f73238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fo:font-weight="bold" officeooo:rsid="250dd5c8" officeooo:paragraph-rsid="250dd5c8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fo:font-weight="bold" officeooo:rsid="27370acb" officeooo:paragraph-rsid="27f80240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fo:font-weight="bold" officeooo:paragraph-rsid="280661f0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fo:font-weight="bold" officeooo:paragraph-rsid="27f80240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fo:font-weight="bold" officeooo:rsid="273e946b" officeooo:paragraph-rsid="27f80240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fo:font-weight="bold" officeooo:rsid="2488c1a9" officeooo:paragraph-rsid="2488c1a9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fo:font-weight="bold" officeooo:rsid="2491063e" officeooo:paragraph-rsid="24921f1c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fo:font-weight="bold" officeooo:rsid="24946a85" officeooo:paragraph-rsid="24946a85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fo:font-weight="bold" officeooo:rsid="24946a85" officeooo:paragraph-rsid="24952931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fo:font-weight="bold" officeooo:rsid="24946a85" officeooo:paragraph-rsid="2499cce9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fo:font-weight="bold" officeooo:rsid="299c8838" officeooo:paragraph-rsid="299c8838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fo:font-weight="bold" officeooo:rsid="299c8838" officeooo:paragraph-rsid="299ea4f2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fo:font-weight="bold" officeooo:rsid="299c8838" officeooo:paragraph-rsid="29a3b757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fo:font-weight="bold" officeooo:rsid="29a6d754" officeooo:paragraph-rsid="29a6d754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fo:font-weight="bold" officeooo:rsid="29a6d754" officeooo:paragraph-rsid="29aca5ec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fo:font-weight="bold" officeooo:rsid="29a93974" officeooo:paragraph-rsid="29aca5ec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fo:font-weight="bold" officeooo:rsid="29a06d12" officeooo:paragraph-rsid="29a1ab73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fo:font-weight="bold" officeooo:rsid="29a06d12" officeooo:paragraph-rsid="29a3b757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fo:font-weight="bold" officeooo:rsid="29a06d12" officeooo:paragraph-rsid="29a93974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fo:font-weight="bold" officeooo:rsid="29af8107" officeooo:paragraph-rsid="29af8107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fo:font-weight="bold" officeooo:rsid="259acd17" officeooo:paragraph-rsid="25eef26c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style:text-underline-style="none" fo:font-weight="bold" officeooo:rsid="2718d5a3" officeooo:paragraph-rsid="280661f0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style:text-underline-style="none" fo:font-weight="bold" officeooo:rsid="273ccd40" officeooo:paragraph-rsid="27f80240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style:text-underline-style="none" fo:font-weight="bold" officeooo:paragraph-rsid="27f80240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4acf1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96b41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96a4b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96fe9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97571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1" fo:font-size="17pt" style:text-underline-style="none" fo:font-weight="bold" officeooo:rsid="23685e4e" officeooo:paragraph-rsid="24d22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1" fo:font-size="17pt" style:text-underline-style="none" fo:font-weight="bold" officeooo:rsid="23685e4e" officeooo:paragraph-rsid="24d35c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1" fo:font-size="17pt" style:text-underline-style="none" fo:font-weight="bold" officeooo:rsid="23685e4e" officeooo:paragraph-rsid="24d59e7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1" fo:font-size="17pt" style:text-underline-style="none" fo:font-weight="bold" officeooo:rsid="23685e4e" officeooo:paragraph-rsid="24d7bb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標楷體1" fo:font-size="17pt" style:text-underline-style="none" fo:font-weight="bold" officeooo:rsid="23685e4e" officeooo:paragraph-rsid="24d855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4e75c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6047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61b2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6a99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f4b46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f7596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5631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90f1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9187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94168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96de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98c7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991a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b59c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b2628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6f3d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8369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6f9e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6faa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7528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7663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760b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標楷體1" fo:font-size="17pt" style:text-underline-style="none" fo:font-weight="bold" officeooo:rsid="2368b1f4" officeooo:paragraph-rsid="25782d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9acd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b3df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c215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07df6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1a10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193b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1b1f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2570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269e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2a7b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2da8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2e31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a1769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31a1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34d7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3518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3c1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3c926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08ee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fec97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60031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bef5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c3c4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e3de8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c440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c9ad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dccf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d83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e13b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標楷體1" fo:font-size="17pt" style:text-underline-style="none" fo:font-weight="bold" officeooo:rsid="259acd17" officeooo:paragraph-rsid="25eef26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標楷體1" fo:font-size="17pt" style:text-underline-style="none" fo:font-weight="bold" officeooo:rsid="259f06cf" officeooo:paragraph-rsid="259f06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5" style:family="paragraph" style:parent-style-name="Standard" style:list-style-name="L1">
      <style:text-properties fo:color="#333333" style:font-name="標楷體1" fo:font-size="17pt" style:text-underline-style="none" fo:font-weight="bold" officeooo:rsid="259dcd71" officeooo:paragraph-rsid="259dcd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6" style:family="paragraph" style:parent-style-name="Standard" style:list-style-name="L1">
      <style:text-properties fo:color="#333333" style:font-name="標楷體1" fo:font-size="17pt" style:text-underline-style="none" fo:font-weight="bold" officeooo:rsid="259dcd71" officeooo:paragraph-rsid="25a4a4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7" style:family="paragraph" style:parent-style-name="Standard" style:list-style-name="L1">
      <style:text-properties fo:color="#333333" style:font-name="標楷體1" fo:font-size="17pt" style:text-underline-style="none" fo:font-weight="bold" officeooo:rsid="25a58f03" officeooo:paragraph-rsid="25a58f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officeooo:paragraph-rsid="24752448"/>
    </style:style>
    <style:style style:name="P249" style:family="paragraph" style:parent-style-name="Standard" style:list-style-name="L1">
      <style:text-properties fo:color="#333333" officeooo:paragraph-rsid="26bb6f6c"/>
    </style:style>
    <style:style style:name="P250" style:family="paragraph" style:parent-style-name="Standard" style:list-style-name="L1">
      <style:text-properties fo:color="#333333" officeooo:paragraph-rsid="280b372d"/>
    </style:style>
    <style:style style:name="P251" style:family="paragraph" style:parent-style-name="Standard" style:list-style-name="L1">
      <style:text-properties fo:color="#333333" officeooo:paragraph-rsid="293f8989"/>
    </style:style>
    <style:style style:name="P252" style:family="paragraph" style:parent-style-name="Standard" style:list-style-name="L1">
      <style:text-properties fo:color="#333333" officeooo:paragraph-rsid="2808716c"/>
    </style:style>
    <style:style style:name="P253" style:family="paragraph" style:parent-style-name="Standard" style:list-style-name="L1">
      <style:text-properties fo:color="#333333" officeooo:paragraph-rsid="24921f1c"/>
    </style:style>
    <style:style style:name="P254" style:family="paragraph" style:parent-style-name="Standard" style:list-style-name="L1">
      <style:text-properties fo:color="#333333" officeooo:paragraph-rsid="2499cce9"/>
    </style:style>
    <style:style style:name="P255" style:family="paragraph" style:parent-style-name="Standard" style:list-style-name="L1">
      <style:text-properties fo:color="#333333" officeooo:paragraph-rsid="25a58f03"/>
    </style:style>
    <style:style style:name="P256" style:family="paragraph" style:parent-style-name="Standard" style:list-style-name="L1">
      <style:text-properties fo:color="#333333" officeooo:paragraph-rsid="25afc095"/>
    </style:style>
    <style:style style:name="P257" style:family="paragraph" style:parent-style-name="Standard" style:list-style-name="L1">
      <style:text-properties fo:color="#333333" officeooo:paragraph-rsid="25b3df7f"/>
    </style:style>
    <style:style style:name="P258" style:family="paragraph" style:parent-style-name="Standard" style:list-style-name="L1">
      <style:text-properties fo:color="#333333" officeooo:rsid="265ca9b8" officeooo:paragraph-rsid="265ca9b8"/>
    </style:style>
    <style:style style:name="P259" style:family="paragraph" style:parent-style-name="Standard" style:list-style-name="L1">
      <style:text-properties fo:color="#333333" officeooo:rsid="27c9ba16" officeooo:paragraph-rsid="27c9ba16"/>
    </style:style>
    <style:style style:name="P260" style:family="paragraph" style:parent-style-name="Standard" style:list-style-name="L1">
      <style:text-properties fo:color="#333333" officeooo:rsid="27c9ba16" officeooo:paragraph-rsid="27cb6888"/>
    </style:style>
    <style:style style:name="P261" style:family="paragraph" style:parent-style-name="Standard" style:list-style-name="L1">
      <style:text-properties fo:color="#333333" officeooo:rsid="27c9ba16" officeooo:paragraph-rsid="27cd3c6c"/>
    </style:style>
    <style:style style:name="P262" style:family="paragraph" style:parent-style-name="Standard" style:list-style-name="L1">
      <style:text-properties fo:color="#333333" officeooo:rsid="27c9ba16" officeooo:paragraph-rsid="27cf1063"/>
    </style:style>
    <style:style style:name="P263" style:family="paragraph" style:parent-style-name="Standard" style:list-style-name="L1">
      <style:text-properties fo:color="#333333" officeooo:rsid="27c9ba16" officeooo:paragraph-rsid="27d171c3"/>
    </style:style>
    <style:style style:name="P264" style:family="paragraph" style:parent-style-name="Standard" style:list-style-name="L1">
      <style:text-properties fo:color="#333333" officeooo:rsid="27c9ba16" officeooo:paragraph-rsid="27d591f9"/>
    </style:style>
    <style:style style:name="P265" style:family="paragraph" style:parent-style-name="Standard" style:list-style-name="L1">
      <style:text-properties fo:color="#333333" officeooo:rsid="27c9ba16" officeooo:paragraph-rsid="27d2eaa3"/>
    </style:style>
    <style:style style:name="P266" style:family="paragraph" style:parent-style-name="Standard" style:list-style-name="L1">
      <style:text-properties fo:color="#333333" officeooo:rsid="27dd511c" officeooo:paragraph-rsid="27dd511c"/>
    </style:style>
    <style:style style:name="P267" style:family="paragraph" style:parent-style-name="Standard" style:list-style-name="L1">
      <style:text-properties fo:color="#333333" officeooo:rsid="27dd511c" officeooo:paragraph-rsid="28028589"/>
    </style:style>
    <style:style style:name="P268" style:family="paragraph" style:parent-style-name="Standard" style:list-style-name="L1">
      <style:text-properties fo:color="#333333" officeooo:rsid="27df45a7" officeooo:paragraph-rsid="27df45a7"/>
    </style:style>
    <style:style style:name="P269" style:family="paragraph" style:parent-style-name="Standard" style:list-style-name="L1">
      <style:text-properties fo:color="#333333" officeooo:rsid="248ff6ef" officeooo:paragraph-rsid="2491063e"/>
    </style:style>
    <style:style style:name="P270" style:family="paragraph" style:parent-style-name="Standard" style:list-style-name="L1">
      <style:text-properties fo:color="#333333" style:text-position="0% 100%" style:font-name="標楷體1" fo:font-size="17pt" fo:font-weight="bold" officeooo:rsid="29a06d12" officeooo:paragraph-rsid="29a06d12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37cad" officeooo:paragraph-rsid="29bf96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89fcb" officeooo:paragraph-rsid="29cdf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09bb60" officeooo:paragraph-rsid="2a09b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09bb60" officeooo:paragraph-rsid="2a56d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37cad" officeooo:paragraph-rsid="29b5bce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37cad" officeooo:paragraph-rsid="29b37c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37cad" officeooo:paragraph-rsid="29fba0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37cad" officeooo:paragraph-rsid="29bf96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e4dd63" officeooo:paragraph-rsid="29e4dd6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e4dd63" officeooo:paragraph-rsid="29f5481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f96c8" officeooo:paragraph-rsid="29bf96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f96c8" officeooo:paragraph-rsid="29d696e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f96c8" officeooo:paragraph-rsid="29cdf60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f96c8" officeooo:paragraph-rsid="29b89f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f96c8" officeooo:paragraph-rsid="2a06841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89fcb" officeooo:paragraph-rsid="29b89f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89fcb" officeooo:paragraph-rsid="29ba26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b89fcb" officeooo:paragraph-rsid="29cdf60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07e87c" officeooo:paragraph-rsid="2a07e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0aad55" officeooo:paragraph-rsid="2a0b9ad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a0d674d" officeooo:paragraph-rsid="2a0d67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b5bce7" officeooo:paragraph-rsid="29b37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e4dd63" officeooo:paragraph-rsid="29f6a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bf96c8" officeooo:paragraph-rsid="29bf96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b89fcb" officeooo:paragraph-rsid="29b89f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bb1464" officeooo:paragraph-rsid="29b89f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59bef" officeooo:paragraph-rsid="2a159b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2690e6" officeooo:paragraph-rsid="2a2e1d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2690e6" officeooo:paragraph-rsid="2a4746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0a7edee9" officeooo:paragraph-rsid="2a1add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1c1c1c" style:font-name="Liberation Serif" fo:font-size="17pt" style:text-underline-style="none" fo:font-weight="bold" officeooo:rsid="0a7edee9" officeooo:paragraph-rsid="251a0472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1c1c1c" style:font-name="標楷體1" fo:font-size="17pt" style:text-underline-style="none" fo:font-weight="bold" officeooo:rsid="2368b1f4" officeooo:paragraph-rsid="255631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3" style:family="paragraph" style:parent-style-name="Standard" style:list-style-name="L1">
      <style:text-properties fo:color="#111111" style:font-name="標楷體1" fo:font-size="17pt" fo:font-weight="bold" officeooo:rsid="2659534a" officeooo:paragraph-rsid="26ada634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111111" style:font-name="標楷體1" fo:font-size="17pt" fo:font-weight="bold" officeooo:rsid="2659534a" officeooo:paragraph-rsid="26a51961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111111" style:font-name="標楷體1" fo:font-size="17pt" fo:font-weight="bold" officeooo:rsid="2659534a" officeooo:paragraph-rsid="28763a6d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111111" style:font-name="標楷體1" fo:font-size="17pt" fo:font-weight="bold" officeooo:rsid="2659534a" officeooo:paragraph-rsid="26dd0130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111111" style:font-name="標楷體1" fo:font-size="17pt" fo:font-weight="bold" officeooo:rsid="2659534a" officeooo:paragraph-rsid="2734461d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111111" style:font-name="標楷體1" fo:font-size="17pt" fo:font-weight="bold" officeooo:rsid="2659534a" officeooo:paragraph-rsid="27510006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111111" style:font-name="標楷體1" fo:font-size="17pt" fo:font-weight="bold" officeooo:rsid="2659534a" officeooo:paragraph-rsid="28aca8bf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111111" style:font-name="標楷體1" fo:font-size="17pt" fo:font-weight="bold" officeooo:rsid="2659534a" officeooo:paragraph-rsid="28b1e094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111111" style:font-name="標楷體1" fo:font-size="17pt" fo:font-weight="bold" officeooo:rsid="265ca9b8" officeooo:paragraph-rsid="26a51961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111111" style:font-name="標楷體1" fo:font-size="17pt" fo:font-weight="bold" officeooo:rsid="26b4bbac" officeooo:paragraph-rsid="26b4bbac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111111" style:font-name="標楷體1" fo:font-size="17pt" fo:font-weight="bold" officeooo:rsid="26bd1410" officeooo:paragraph-rsid="26dd6351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111111" style:font-name="標楷體1" fo:font-size="17pt" fo:font-weight="bold" officeooo:rsid="26bd1410" officeooo:paragraph-rsid="26bd1410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111111" style:font-name="標楷體1" fo:font-size="17pt" fo:font-weight="bold" officeooo:rsid="26bd1410" officeooo:paragraph-rsid="26c187ea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111111" style:font-name="標楷體1" fo:font-size="17pt" fo:font-weight="bold" officeooo:rsid="26bd1410" officeooo:paragraph-rsid="26c2cd2a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111111" style:font-name="標楷體1" fo:font-size="17pt" fo:font-weight="bold" officeooo:rsid="26bd1410" officeooo:paragraph-rsid="26c6400e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111111" style:font-name="標楷體1" fo:font-size="17pt" fo:font-weight="bold" officeooo:rsid="26bd1410" officeooo:paragraph-rsid="26c443e9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1">
      <style:text-properties fo:color="#111111" style:font-name="標楷體1" fo:font-size="17pt" fo:font-weight="bold" officeooo:rsid="26bd1410" officeooo:paragraph-rsid="26e27d25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111111" style:font-name="標楷體1" fo:font-size="17pt" fo:font-weight="bold" officeooo:rsid="26bd1410" officeooo:paragraph-rsid="283f9c5f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1">
      <style:text-properties fo:color="#111111" style:font-name="標楷體1" fo:font-size="17pt" fo:font-weight="bold" officeooo:rsid="26bd1410" officeooo:paragraph-rsid="28e5637c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111111" style:font-name="標楷體1" fo:font-size="17pt" fo:font-weight="bold" officeooo:rsid="26bd1410" officeooo:paragraph-rsid="28f30168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111111" style:font-name="標楷體1" fo:font-size="17pt" fo:font-weight="bold" officeooo:rsid="26bd1410" officeooo:paragraph-rsid="28f690e9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111111" style:font-name="標楷體1" fo:font-size="17pt" fo:font-weight="bold" officeooo:rsid="26e5f931" officeooo:paragraph-rsid="26e5f931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111111" style:font-name="標楷體1" fo:font-size="17pt" fo:font-weight="bold" officeooo:rsid="26e5f931" officeooo:paragraph-rsid="28daf0a2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111111" style:font-name="標楷體1" fo:font-size="17pt" fo:font-weight="bold" officeooo:rsid="26bf476e" officeooo:paragraph-rsid="283f9c5f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111111" style:font-name="標楷體1" fo:font-size="17pt" fo:font-weight="bold" officeooo:rsid="26bf476e" officeooo:paragraph-rsid="26f8b0c0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111111" style:font-name="標楷體1" fo:font-size="17pt" fo:font-weight="bold" officeooo:rsid="26bf476e" officeooo:paragraph-rsid="26f1aca8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111111" style:font-name="標楷體1" fo:font-size="17pt" fo:font-weight="bold" officeooo:rsid="26bf476e" officeooo:paragraph-rsid="26fa9c99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111111" style:font-name="標楷體1" fo:font-size="17pt" fo:font-weight="bold" officeooo:rsid="26bf476e" officeooo:paragraph-rsid="28f2d159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111111" style:font-name="標楷體1" fo:font-size="17pt" fo:font-weight="bold" officeooo:rsid="26bf476e" officeooo:paragraph-rsid="28daf0a2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111111" style:font-name="標楷體1" fo:font-size="17pt" fo:font-weight="bold" officeooo:rsid="26bf476e" officeooo:paragraph-rsid="28f65cac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111111" style:font-name="標楷體1" fo:font-size="17pt" fo:font-weight="bold" officeooo:rsid="26fd3437" officeooo:paragraph-rsid="26fd3437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111111" style:font-name="標楷體1" fo:font-size="17pt" fo:font-weight="bold" officeooo:rsid="26e1e2ec" officeooo:paragraph-rsid="26fd3437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111111" style:font-name="標楷體1" fo:font-size="17pt" fo:font-weight="bold" officeooo:rsid="26cf7f7f" officeooo:paragraph-rsid="26d5cd24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 style:list-style-name="L1">
      <style:text-properties fo:color="#111111" style:font-name="標楷體1" fo:font-size="17pt" fo:font-weight="bold" officeooo:rsid="26cf2925" officeooo:paragraph-rsid="26d598a1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 style:list-style-name="L1">
      <style:text-properties fo:color="#111111" style:font-name="標楷體1" fo:font-size="17pt" fo:font-weight="bold" officeooo:rsid="250dd5c8" officeooo:paragraph-rsid="27150784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 style:list-style-name="L1">
      <style:text-properties fo:color="#111111" style:font-name="標楷體1" fo:font-size="17pt" fo:font-weight="bold" officeooo:rsid="250dd5c8" officeooo:paragraph-rsid="28449cab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 style:list-style-name="L1">
      <style:text-properties fo:color="#111111" style:font-name="標楷體1" fo:font-size="17pt" fo:font-weight="bold" officeooo:rsid="250dd5c8" officeooo:paragraph-rsid="28763a6d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 style:list-style-name="L1">
      <style:text-properties fo:color="#111111" style:font-name="標楷體1" fo:font-size="17pt" fo:font-weight="bold" officeooo:rsid="250dd5c8" officeooo:paragraph-rsid="28479045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 style:list-style-name="L1">
      <style:text-properties fo:color="#111111" style:font-name="標楷體1" fo:font-size="17pt" fo:font-weight="bold" officeooo:rsid="250dd5c8" officeooo:paragraph-rsid="280005eb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 style:list-style-name="L1">
      <style:text-properties fo:color="#111111" style:font-name="標楷體1" fo:font-size="17pt" fo:font-weight="bold" officeooo:rsid="250dd5c8" officeooo:paragraph-rsid="2804da88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111111" style:font-name="標楷體1" fo:font-size="17pt" fo:font-weight="bold" officeooo:paragraph-rsid="2728fb0e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111111" style:font-name="標楷體1" fo:font-size="17pt" fo:font-weight="bold" officeooo:paragraph-rsid="274f6dc7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111111" style:font-name="標楷體1" fo:font-size="17pt" fo:font-weight="bold" officeooo:paragraph-rsid="27f0e1e2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111111" style:font-name="標楷體1" fo:font-size="17pt" fo:font-weight="bold" officeooo:paragraph-rsid="27510006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111111" style:font-name="標楷體1" fo:font-size="17pt" fo:font-weight="bold" officeooo:paragraph-rsid="276319ea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111111" style:font-name="標楷體1" fo:font-size="17pt" fo:font-weight="bold" officeooo:rsid="27370acb" officeooo:paragraph-rsid="27370acb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111111" style:font-name="標楷體1" fo:font-size="17pt" fo:font-weight="bold" officeooo:rsid="273e946b" officeooo:paragraph-rsid="27f0e1e2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111111" style:font-name="標楷體1" fo:font-size="17pt" fo:font-weight="bold" officeooo:rsid="273e946b" officeooo:paragraph-rsid="27510006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111111" style:font-name="標楷體1" fo:font-size="17pt" fo:font-weight="bold" officeooo:rsid="273e946b" officeooo:paragraph-rsid="27c76aa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111111" style:font-name="標楷體1" fo:font-size="17pt" fo:font-weight="bold" officeooo:rsid="2744744a" officeooo:paragraph-rsid="2702b3fd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111111" style:font-name="標楷體1" fo:font-size="17pt" fo:font-weight="bold" officeooo:rsid="2703986e" officeooo:paragraph-rsid="2845bb7c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111111" style:font-name="標楷體1" fo:font-size="17pt" fo:font-weight="bold" officeooo:rsid="2705b134" officeooo:paragraph-rsid="2705b134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111111" style:font-name="標楷體1" fo:font-size="17pt" fo:font-weight="bold" officeooo:rsid="27066ff8" officeooo:paragraph-rsid="27089c84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111111" style:font-name="標楷體1" fo:font-size="17pt" fo:font-weight="bold" officeooo:rsid="27150784" officeooo:paragraph-rsid="27150784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 style:list-style-name="L1">
      <style:text-properties fo:color="#111111" style:font-name="標楷體1" fo:font-size="17pt" fo:font-weight="bold" officeooo:rsid="27443c06" officeooo:paragraph-rsid="27443c06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 style:list-style-name="L1">
      <style:text-properties fo:color="#111111" style:font-name="標楷體1" fo:font-size="17pt" fo:font-weight="bold" officeooo:rsid="2718d5a3" officeooo:paragraph-rsid="2718d5a3" style:font-name-asian="標楷體1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 style:list-style-name="L1">
      <style:text-properties fo:color="#111111" style:font-name="標楷體1" fo:font-size="17pt" fo:font-weight="bold" officeooo:rsid="271d8bdc" officeooo:paragraph-rsid="27507d06" style:font-name-asian="標楷體1" style:font-size-asian="17pt" style:language-asian="zh" style:country-asian="TW" style:font-weight-asian="bold" style:font-size-complex="17pt" style:font-weight-complex="bold"/>
    </style:style>
    <style:style style:name="P360" style:family="paragraph" style:parent-style-name="Standard" style:list-style-name="L1">
      <style:text-properties fo:color="#111111" style:font-name="標楷體1" fo:font-size="17pt" fo:font-weight="bold" officeooo:rsid="27ef7d99" officeooo:paragraph-rsid="27f0e1e2" style:font-name-asian="標楷體1" style:font-size-asian="17pt" style:language-asian="zh" style:country-asian="TW" style:font-weight-asian="bold" style:font-size-complex="17pt" style:font-weight-complex="bold"/>
    </style:style>
    <style:style style:name="P361" style:family="paragraph" style:parent-style-name="Standard" style:list-style-name="L1">
      <style:text-properties fo:color="#111111" style:font-name="標楷體1" fo:font-size="17pt" fo:font-weight="bold" officeooo:rsid="275da6c7" officeooo:paragraph-rsid="276319ea" style:font-name-asian="標楷體1" style:font-size-asian="17pt" style:language-asian="zh" style:country-asian="TW" style:font-weight-asian="bold" style:font-size-complex="17pt" style:font-weight-complex="bold"/>
    </style:style>
    <style:style style:name="P362" style:family="paragraph" style:parent-style-name="Standard" style:list-style-name="L1">
      <style:text-properties fo:color="#111111" style:font-name="標楷體1" fo:font-size="17pt" fo:font-weight="bold" officeooo:rsid="275da6c7" officeooo:paragraph-rsid="276d133c" style:font-name-asian="標楷體1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 style:list-style-name="L1">
      <style:text-properties fo:color="#111111" style:font-name="標楷體1" fo:font-size="17pt" fo:font-weight="bold" officeooo:rsid="2778bc1f" officeooo:paragraph-rsid="28763a6d" style:font-name-asian="標楷體1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 style:list-style-name="L1">
      <style:text-properties fo:color="#111111" style:font-name="標楷體1" fo:font-size="17pt" fo:font-weight="bold" officeooo:rsid="2778bc1f" officeooo:paragraph-rsid="28479045" style:font-name-asian="標楷體1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 style:list-style-name="L1">
      <style:text-properties fo:color="#111111" style:font-name="標楷體1" fo:font-size="17pt" fo:font-weight="bold" officeooo:rsid="2771eec7" officeooo:paragraph-rsid="27affcfa" style:font-name-asian="標楷體1" style:font-size-asian="17pt" style:language-asian="zh" style:country-asian="TW" style:font-weight-asian="bold" style:font-size-complex="17pt" style:font-weight-complex="bold"/>
    </style:style>
    <style:style style:name="P366" style:family="paragraph" style:parent-style-name="Standard" style:list-style-name="L1">
      <style:text-properties fo:color="#111111" style:font-name="標楷體1" fo:font-size="17pt" fo:font-weight="bold" officeooo:rsid="27ad8b36" officeooo:paragraph-rsid="27ad8b36" style:font-name-asian="標楷體1" style:font-size-asian="17pt" style:language-asian="zh" style:country-asian="TW" style:font-weight-asian="bold" style:font-size-complex="17pt" style:font-weight-complex="bold"/>
    </style:style>
    <style:style style:name="P367" style:family="paragraph" style:parent-style-name="Standard" style:list-style-name="L1">
      <style:text-properties fo:color="#111111" style:font-name="標楷體1" fo:font-size="17pt" fo:font-weight="bold" officeooo:rsid="28b1e094" officeooo:paragraph-rsid="28b1e094" style:font-name-asian="標楷體1" style:font-size-asian="17pt" style:language-asian="zh" style:country-asian="TW" style:font-weight-asian="bold" style:font-size-complex="17pt" style:font-weight-complex="bold"/>
    </style:style>
    <style:style style:name="P368" style:family="paragraph" style:parent-style-name="Standard" style:list-style-name="L1">
      <style:text-properties fo:color="#111111" style:font-name="標楷體1" fo:font-size="17pt" fo:font-weight="bold" officeooo:rsid="285d0e73" officeooo:paragraph-rsid="28b5c61a" style:font-name-asian="標楷體1" style:font-size-asian="17pt" style:language-asian="zh" style:country-asian="TW" style:font-weight-asian="bold" style:font-size-complex="17pt" style:font-weight-complex="bold"/>
    </style:style>
    <style:style style:name="P369" style:family="paragraph" style:parent-style-name="Standard" style:list-style-name="L1">
      <style:text-properties fo:color="#111111" style:font-name="標楷體1" fo:font-size="17pt" fo:font-weight="bold" officeooo:rsid="285d0e73" officeooo:paragraph-rsid="28ca59eb" style:font-name-asian="標楷體1" style:font-size-asian="17pt" style:language-asian="zh" style:country-asian="TW" style:font-weight-asian="bold" style:font-size-complex="17pt" style:font-weight-complex="bold"/>
    </style:style>
    <style:style style:name="P370" style:family="paragraph" style:parent-style-name="Standard" style:list-style-name="L1">
      <style:text-properties fo:color="#111111" style:font-name="標楷體1" fo:font-size="17pt" fo:font-weight="bold" officeooo:rsid="285d0e73" officeooo:paragraph-rsid="28e1f2c9" style:font-name-asian="標楷體1" style:font-size-asian="17pt" style:language-asian="zh" style:country-asian="TW" style:font-weight-asian="bold" style:font-size-complex="17pt" style:font-weight-complex="bold"/>
    </style:style>
    <style:style style:name="P371" style:family="paragraph" style:parent-style-name="Standard" style:list-style-name="L1">
      <style:text-properties fo:color="#111111" style:font-name="標楷體1" fo:font-size="17pt" fo:font-weight="bold" officeooo:rsid="285d0e73" officeooo:paragraph-rsid="28f690e9" style:font-name-asian="標楷體1" style:font-size-asian="17pt" style:language-asian="zh" style:country-asian="TW" style:font-weight-asian="bold" style:font-size-complex="17pt" style:font-weight-complex="bold"/>
    </style:style>
    <style:style style:name="P372" style:family="paragraph" style:parent-style-name="Standard" style:list-style-name="L1">
      <style:text-properties fo:color="#111111" style:font-name="標楷體1" fo:font-size="17pt" fo:font-weight="bold" officeooo:rsid="285d0e73" officeooo:paragraph-rsid="291971e2" style:font-name-asian="標楷體1" style:font-size-asian="17pt" style:language-asian="zh" style:country-asian="TW" style:font-weight-asian="bold" style:font-size-complex="17pt" style:font-weight-complex="bold"/>
    </style:style>
    <style:style style:name="P373" style:family="paragraph" style:parent-style-name="Standard" style:list-style-name="L1">
      <style:text-properties fo:color="#111111" style:font-name="標楷體1" fo:font-size="17pt" fo:font-weight="bold" officeooo:rsid="285d0e73" officeooo:paragraph-rsid="2920cb2e" style:font-name-asian="標楷體1" style:font-size-asian="17pt" style:language-asian="zh" style:country-asian="TW" style:font-weight-asian="bold" style:font-size-complex="17pt" style:font-weight-complex="bold"/>
    </style:style>
    <style:style style:name="P374" style:family="paragraph" style:parent-style-name="Standard" style:list-style-name="L1">
      <style:text-properties fo:color="#111111" style:font-name="標楷體1" fo:font-size="17pt" fo:font-weight="bold" officeooo:rsid="285d0e73" officeooo:paragraph-rsid="29240339" style:font-name-asian="標楷體1" style:font-size-asian="17pt" style:language-asian="zh" style:country-asian="TW" style:font-weight-asian="bold" style:font-size-complex="17pt" style:font-weight-complex="bold"/>
    </style:style>
    <style:style style:name="P375" style:family="paragraph" style:parent-style-name="Standard" style:list-style-name="L1">
      <style:text-properties fo:color="#111111" style:font-name="標楷體1" fo:font-size="17pt" fo:font-weight="bold" officeooo:rsid="285d0e73" officeooo:paragraph-rsid="29249b4a" style:font-name-asian="標楷體1" style:font-size-asian="17pt" style:language-asian="zh" style:country-asian="TW" style:font-weight-asian="bold" style:font-size-complex="17pt" style:font-weight-complex="bold"/>
    </style:style>
    <style:style style:name="P376" style:family="paragraph" style:parent-style-name="Standard" style:list-style-name="L1">
      <style:text-properties fo:color="#111111" style:font-name="標楷體1" fo:font-size="17pt" fo:font-weight="bold" officeooo:rsid="285d0e73" officeooo:paragraph-rsid="29263b0e" style:font-name-asian="標楷體1" style:font-size-asian="17pt" style:language-asian="zh" style:country-asian="TW" style:font-weight-asian="bold" style:font-size-complex="17pt" style:font-weight-complex="bold"/>
    </style:style>
    <style:style style:name="P377" style:family="paragraph" style:parent-style-name="Standard" style:list-style-name="L1">
      <style:text-properties fo:color="#111111" style:font-name="標楷體1" fo:font-size="17pt" fo:font-weight="bold" officeooo:rsid="285d0e73" officeooo:paragraph-rsid="291eca69" style:font-name-asian="標楷體1" style:font-size-asian="17pt" style:language-asian="zh" style:country-asian="TW" style:font-weight-asian="bold" style:font-size-complex="17pt" style:font-weight-complex="bold"/>
    </style:style>
    <style:style style:name="P378" style:family="paragraph" style:parent-style-name="Standard" style:list-style-name="L1">
      <style:text-properties fo:color="#111111" style:font-name="標楷體1" fo:font-size="17pt" fo:font-weight="bold" officeooo:rsid="285d0e73" officeooo:paragraph-rsid="292dc344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 style:list-style-name="L1">
      <style:text-properties fo:color="#111111" style:font-name="標楷體1" fo:font-size="17pt" fo:font-weight="bold" officeooo:rsid="285d0e73" officeooo:paragraph-rsid="29351a65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 style:list-style-name="L1">
      <style:text-properties fo:color="#111111" style:font-name="標楷體1" fo:font-size="17pt" fo:font-weight="bold" officeooo:rsid="285d0e73" officeooo:paragraph-rsid="2930ad1c" style:font-name-asian="標楷體1" style:font-size-asian="17pt" style:language-asian="zh" style:country-asian="TW" style:font-weight-asian="bold" style:font-size-complex="17pt" style:font-weight-complex="bold"/>
    </style:style>
    <style:style style:name="P381" style:family="paragraph" style:parent-style-name="Standard" style:list-style-name="L1">
      <style:text-properties fo:color="#111111" style:font-name="標楷體1" fo:font-size="17pt" fo:font-weight="bold" officeooo:rsid="285d0e73" officeooo:paragraph-rsid="292ee3b7" style:font-name-asian="標楷體1" style:font-size-asian="17pt" style:language-asian="zh" style:country-asian="TW" style:font-weight-asian="bold" style:font-size-complex="17pt" style:font-weight-complex="bold"/>
    </style:style>
    <style:style style:name="P382" style:family="paragraph" style:parent-style-name="Standard" style:list-style-name="L1">
      <style:text-properties fo:color="#111111" style:font-name="標楷體1" fo:font-size="17pt" fo:font-weight="bold" officeooo:rsid="28b5c61a" officeooo:paragraph-rsid="28b93251" style:font-name-asian="標楷體1" style:font-size-asian="17pt" style:language-asian="zh" style:country-asian="TW" style:font-weight-asian="bold" style:font-size-complex="17pt" style:font-weight-complex="bold"/>
    </style:style>
    <style:style style:name="P383" style:family="paragraph" style:parent-style-name="Standard" style:list-style-name="L1">
      <style:text-properties fo:color="#111111" style:font-name="標楷體1" fo:font-size="17pt" fo:font-weight="bold" officeooo:rsid="28b5c61a" officeooo:paragraph-rsid="28bf3bdf" style:font-name-asian="標楷體1" style:font-size-asian="17pt" style:language-asian="zh" style:country-asian="TW" style:font-weight-asian="bold" style:font-size-complex="17pt" style:font-weight-complex="bold"/>
    </style:style>
    <style:style style:name="P384" style:family="paragraph" style:parent-style-name="Standard" style:list-style-name="L1">
      <style:text-properties fo:color="#111111" style:font-name="標楷體1" fo:font-size="17pt" fo:font-weight="bold" officeooo:rsid="28b5c61a" officeooo:paragraph-rsid="28ca09d7" style:font-name-asian="標楷體1" style:font-size-asian="17pt" style:language-asian="zh" style:country-asian="TW" style:font-weight-asian="bold" style:font-size-complex="17pt" style:font-weight-complex="bold"/>
    </style:style>
    <style:style style:name="P385" style:family="paragraph" style:parent-style-name="Standard" style:list-style-name="L1">
      <style:text-properties fo:color="#111111" style:font-name="標楷體1" fo:font-size="17pt" fo:font-weight="bold" officeooo:rsid="28b5c61a" officeooo:paragraph-rsid="28cd082d" style:font-name-asian="標楷體1" style:font-size-asian="17pt" style:language-asian="zh" style:country-asian="TW" style:font-weight-asian="bold" style:font-size-complex="17pt" style:font-weight-complex="bold"/>
    </style:style>
    <style:style style:name="P386" style:family="paragraph" style:parent-style-name="Standard" style:list-style-name="L1">
      <style:text-properties fo:color="#111111" style:font-name="標楷體1" fo:font-size="17pt" fo:font-weight="bold" officeooo:rsid="28b5c61a" officeooo:paragraph-rsid="28ce3a18" style:font-name-asian="標楷體1" style:font-size-asian="17pt" style:language-asian="zh" style:country-asian="TW" style:font-weight-asian="bold" style:font-size-complex="17pt" style:font-weight-complex="bold"/>
    </style:style>
    <style:style style:name="P387" style:family="paragraph" style:parent-style-name="Standard" style:list-style-name="L1">
      <style:text-properties fo:color="#111111" style:font-name="標楷體1" fo:font-size="17pt" fo:font-weight="bold" officeooo:rsid="28b5c61a" officeooo:paragraph-rsid="28cf1180" style:font-name-asian="標楷體1" style:font-size-asian="17pt" style:language-asian="zh" style:country-asian="TW" style:font-weight-asian="bold" style:font-size-complex="17pt" style:font-weight-complex="bold"/>
    </style:style>
    <style:style style:name="P388" style:family="paragraph" style:parent-style-name="Standard" style:list-style-name="L1">
      <style:text-properties fo:color="#111111" style:font-name="標楷體1" fo:font-size="17pt" fo:font-weight="bold" officeooo:rsid="28b5c61a" officeooo:paragraph-rsid="28d19df4" style:font-name-asian="標楷體1" style:font-size-asian="17pt" style:language-asian="zh" style:country-asian="TW" style:font-weight-asian="bold" style:font-size-complex="17pt" style:font-weight-complex="bold"/>
    </style:style>
    <style:style style:name="P389" style:family="paragraph" style:parent-style-name="Standard" style:list-style-name="L1">
      <style:text-properties fo:color="#111111" style:font-name="標楷體1" fo:font-size="17pt" fo:font-weight="bold" officeooo:rsid="28cc6e9c" officeooo:paragraph-rsid="28ce3a18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 style:list-style-name="L1">
      <style:text-properties fo:color="#111111" style:font-name="標楷體1" fo:font-size="17pt" fo:font-weight="bold" officeooo:rsid="28cc6e9c" officeooo:paragraph-rsid="28cf1180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 style:list-style-name="L1">
      <style:text-properties fo:color="#111111" style:font-name="標楷體1" fo:font-size="17pt" fo:font-weight="bold" officeooo:rsid="28cc6e9c" officeooo:paragraph-rsid="28d2f0a1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 style:list-style-name="L1">
      <style:text-properties fo:color="#111111" style:font-name="標楷體1" fo:font-size="17pt" fo:font-weight="bold" officeooo:rsid="28db67b5" officeooo:paragraph-rsid="28db67b5" style:font-name-asian="標楷體1" style:font-size-asian="17pt" style:language-asian="zh" style:country-asian="TW" style:font-weight-asian="bold" style:font-size-complex="17pt" style:font-weight-complex="bold"/>
    </style:style>
    <style:style style:name="P393" style:family="paragraph" style:parent-style-name="Standard" style:list-style-name="L1">
      <style:text-properties fo:color="#111111" style:font-name="標楷體1" fo:font-size="17pt" fo:font-weight="bold" officeooo:rsid="28e01480" officeooo:paragraph-rsid="28e01480" style:font-name-asian="標楷體1" style:font-size-asian="17pt" style:language-asian="zh" style:country-asian="TW" style:font-weight-asian="bold" style:font-size-complex="17pt" style:font-weight-complex="bold"/>
    </style:style>
    <style:style style:name="P394" style:family="paragraph" style:parent-style-name="Standard" style:list-style-name="L1">
      <style:text-properties fo:color="#111111" style:font-name="標楷體1" fo:font-size="17pt" fo:font-weight="bold" officeooo:rsid="2919e00b" officeooo:paragraph-rsid="29240339" style:font-name-asian="標楷體1" style:font-size-asian="17pt" style:language-asian="zh" style:country-asian="TW" style:font-weight-asian="bold" style:font-size-complex="17pt" style:font-weight-complex="bold"/>
    </style:style>
    <style:style style:name="P395" style:family="paragraph" style:parent-style-name="Standard" style:list-style-name="L1">
      <style:text-properties fo:color="#111111" style:font-name="標楷體1" fo:font-size="17pt" fo:font-weight="bold" officeooo:rsid="2919e00b" officeooo:paragraph-rsid="292898a0" style:font-name-asian="標楷體1" style:font-size-asian="17pt" style:language-asian="zh" style:country-asian="TW" style:font-weight-asian="bold" style:font-size-complex="17pt" style:font-weight-complex="bold"/>
    </style:style>
    <style:style style:name="P396" style:family="paragraph" style:parent-style-name="Standard" style:list-style-name="L1">
      <style:text-properties fo:color="#111111" style:font-name="標楷體1" fo:font-size="17pt" fo:font-weight="bold" officeooo:rsid="2919e00b" officeooo:paragraph-rsid="292c9d8e" style:font-name-asian="標楷體1" style:font-size-asian="17pt" style:language-asian="zh" style:country-asian="TW" style:font-weight-asian="bold" style:font-size-complex="17pt" style:font-weight-complex="bold"/>
    </style:style>
    <style:style style:name="P397" style:family="paragraph" style:parent-style-name="Standard" style:list-style-name="L1">
      <style:text-properties fo:color="#111111" style:font-name="標楷體1" fo:font-size="17pt" fo:font-weight="bold" officeooo:rsid="291eca69" officeooo:paragraph-rsid="291eca69" style:font-name-asian="標楷體1" style:font-size-asian="17pt" style:language-asian="zh" style:country-asian="TW" style:font-weight-asian="bold" style:font-size-complex="17pt" style:font-weight-complex="bold"/>
    </style:style>
    <style:style style:name="P398" style:family="paragraph" style:parent-style-name="Standard" style:list-style-name="L1">
      <style:text-properties fo:color="#111111" style:font-name="標楷體1" fo:font-size="17pt" fo:font-weight="bold" officeooo:rsid="293c291b" officeooo:paragraph-rsid="293c291b" style:font-name-asian="標楷體1" style:font-size-asian="17pt" style:language-asian="zh" style:country-asian="TW" style:font-weight-asian="bold" style:font-size-complex="17pt" style:font-weight-complex="bold"/>
    </style:style>
    <style:style style:name="P399" style:family="paragraph" style:parent-style-name="Standard" style:list-style-name="L1">
      <style:text-properties fo:color="#111111" style:font-name="標楷體1" fo:font-size="17pt" fo:font-weight="bold" officeooo:rsid="2930ad1c" officeooo:paragraph-rsid="2930ad1c" style:font-name-asian="標楷體1" style:font-size-asian="17pt" style:language-asian="zh" style:country-asian="TW" style:font-weight-asian="bold" style:font-size-complex="17pt" style:font-weight-complex="bold"/>
    </style:style>
    <style:style style:name="P400" style:family="paragraph" style:parent-style-name="Standard" style:list-style-name="L1">
      <style:text-properties fo:color="#111111" style:font-name="標楷體1" fo:font-size="17pt" fo:font-weight="bold" officeooo:rsid="293160ba" officeooo:paragraph-rsid="293160ba" style:font-name-asian="標楷體1" style:font-size-asian="17pt" style:language-asian="zh" style:country-asian="TW" style:font-weight-asian="bold" style:font-size-complex="17pt" style:font-weight-complex="bold"/>
    </style:style>
    <style:style style:name="P401" style:family="paragraph" style:parent-style-name="Standard" style:list-style-name="L1">
      <style:text-properties fo:color="#111111" style:font-name="標楷體1" fo:font-size="17pt" fo:font-weight="bold" officeooo:rsid="284f1861" officeooo:paragraph-rsid="2936ce4a" style:font-name-asian="標楷體1" style:font-size-asian="17pt" style:language-asian="zh" style:country-asian="TW" style:font-weight-asian="bold" style:font-size-complex="17pt" style:font-weight-complex="bold"/>
    </style:style>
    <style:style style:name="P402" style:family="paragraph" style:parent-style-name="Standard" style:list-style-name="L1">
      <style:text-properties fo:color="#111111" style:font-name="標楷體1" fo:font-size="17pt" fo:font-weight="bold" officeooo:rsid="284f1861" officeooo:paragraph-rsid="28567241" style:font-name-asian="標楷體1" style:font-size-asian="17pt" style:language-asian="zh" style:country-asian="TW" style:font-weight-asian="bold" style:font-size-complex="17pt" style:font-weight-complex="bold"/>
    </style:style>
    <style:style style:name="P403" style:family="paragraph" style:parent-style-name="Standard" style:list-style-name="L1">
      <style:text-properties fo:color="#111111" style:font-name="標楷體1" fo:font-size="17pt" fo:font-weight="bold" officeooo:rsid="284f1861" officeooo:paragraph-rsid="28595cc5" style:font-name-asian="標楷體1" style:font-size-asian="17pt" style:language-asian="zh" style:country-asian="TW" style:font-weight-asian="bold" style:font-size-complex="17pt" style:font-weight-complex="bold"/>
    </style:style>
    <style:style style:name="P404" style:family="paragraph" style:parent-style-name="Standard" style:list-style-name="L1">
      <style:text-properties fo:color="#111111" style:font-name="標楷體1" fo:font-size="17pt" fo:font-weight="bold" officeooo:rsid="284f1861" officeooo:paragraph-rsid="288e2447" style:font-name-asian="標楷體1" style:font-size-asian="17pt" style:language-asian="zh" style:country-asian="TW" style:font-weight-asian="bold" style:font-size-complex="17pt" style:font-weight-complex="bold"/>
    </style:style>
    <style:style style:name="P405" style:family="paragraph" style:parent-style-name="Standard" style:list-style-name="L1">
      <style:text-properties fo:color="#111111" style:font-name="標楷體1" fo:font-size="17pt" fo:font-weight="bold" officeooo:rsid="284f1861" officeooo:paragraph-rsid="284f1861" style:font-name-asian="標楷體1" style:font-size-asian="17pt" style:language-asian="zh" style:country-asian="TW" style:font-weight-asian="bold" style:font-size-complex="17pt" style:font-weight-complex="bold"/>
    </style:style>
    <style:style style:name="P406" style:family="paragraph" style:parent-style-name="Standard" style:list-style-name="L1">
      <style:text-properties fo:color="#111111" style:font-name="標楷體1" fo:font-size="17pt" fo:font-weight="bold" officeooo:rsid="26bd1410" officeooo:paragraph-rsid="26c6400e" style:font-name-asian="標楷體1" style:font-size-asian="17pt" style:language-asian="en" style:country-asian="US" style:font-weight-asian="bold" style:font-size-complex="17pt" style:font-weight-complex="bold"/>
    </style:style>
    <style:style style:name="P407" style:family="paragraph" style:parent-style-name="Standard" style:list-style-name="L1">
      <style:text-properties fo:color="#111111" style:font-name="標楷體1" fo:font-size="17pt" style:text-underline-style="none" fo:font-weight="bold" officeooo:rsid="2718d5a3" officeooo:paragraph-rsid="27443c06" style:font-name-asian="標楷體1" style:font-size-asian="17pt" style:language-asian="zh" style:country-asian="TW" style:font-weight-asian="bold" style:font-size-complex="17pt" style:font-weight-complex="bold"/>
    </style:style>
    <style:style style:name="P408" style:family="paragraph" style:parent-style-name="Standard" style:list-style-name="L1">
      <style:text-properties fo:color="#111111" style:font-name="標楷體1" fo:font-size="17pt" style:text-underline-style="none" fo:font-weight="bold" officeooo:rsid="275da6c7" officeooo:paragraph-rsid="27affcfa" style:font-name-asian="標楷體1" style:font-size-asian="17pt" style:language-asian="zh" style:country-asian="TW" style:font-weight-asian="bold" style:font-size-complex="17pt" style:font-weight-complex="bold"/>
    </style:style>
    <style:style style:name="P409" style:family="paragraph" style:parent-style-name="Standard" style:list-style-name="L1">
      <style:text-properties fo:color="#111111" style:font-name="標楷體1" fo:font-size="17pt" style:text-underline-style="none" fo:font-weight="bold" officeooo:rsid="27749e89" officeooo:paragraph-rsid="27aa6e88" style:font-name-asian="標楷體1" style:font-size-asian="17pt" style:language-asian="zh" style:country-asian="TW" style:font-weight-asian="bold" style:font-size-complex="17pt" style:font-weight-complex="bold"/>
    </style:style>
    <style:style style:name="P410" style:family="paragraph" style:parent-style-name="Standard" style:list-style-name="L1">
      <style:text-properties fo:color="#111111" style:font-name="標楷體1" fo:font-size="17pt" style:text-underline-style="none" fo:font-weight="bold" officeooo:rsid="26cd8439" officeooo:paragraph-rsid="27817542" style:font-name-asian="標楷體1" style:font-size-asian="17pt" style:language-asian="zh" style:country-asian="TW" style:font-weight-asian="bold" style:font-size-complex="17pt" style:font-weight-complex="bold"/>
    </style:style>
    <style:style style:name="P411" style:family="paragraph" style:parent-style-name="Standard" style:list-style-name="L1">
      <style:text-properties fo:color="#111111" style:font-name="標楷體1" fo:font-size="17pt" style:text-underline-style="none" fo:font-weight="bold" officeooo:rsid="27907f56" officeooo:paragraph-rsid="27946914" style:font-name-asian="標楷體1" style:font-size-asian="17pt" style:language-asian="zh" style:country-asian="TW" style:font-weight-asian="bold" style:font-size-complex="17pt" style:font-weight-complex="bold"/>
    </style:style>
    <style:style style:name="P412" style:family="paragraph" style:parent-style-name="Standard" style:list-style-name="L1">
      <style:text-properties fo:color="#111111" style:font-name="標楷體1" fo:font-size="17pt" style:text-underline-style="none" fo:font-weight="bold" officeooo:rsid="27596862" officeooo:paragraph-rsid="279a4f2e" style:font-name-asian="標楷體1" style:font-size-asian="17pt" style:language-asian="zh" style:country-asian="TW" style:font-weight-asian="bold" style:font-size-complex="17pt" style:font-weight-complex="bold"/>
    </style:style>
    <style:style style:name="P413" style:family="paragraph" style:parent-style-name="Standard" style:list-style-name="L1">
      <style:text-properties fo:color="#111111" style:font-name="標楷體1" fo:font-size="17pt" style:text-underline-style="none" fo:font-weight="bold" officeooo:rsid="27596862" officeooo:paragraph-rsid="2920cb2e" style:font-name-asian="標楷體1" style:font-size-asian="17pt" style:language-asian="zh" style:country-asian="TW" style:font-weight-asian="bold" style:font-size-complex="17pt" style:font-weight-complex="bold"/>
    </style:style>
    <style:style style:name="P414" style:family="paragraph" style:parent-style-name="Standard" style:list-style-name="L1">
      <style:text-properties fo:color="#111111" style:font-name="標楷體1" fo:font-size="17pt" style:text-underline-style="none" fo:font-weight="bold" officeooo:rsid="27596862" officeooo:paragraph-rsid="29249b4a" style:font-name-asian="標楷體1" style:font-size-asian="17pt" style:language-asian="zh" style:country-asian="TW" style:font-weight-asian="bold" style:font-size-complex="17pt" style:font-weight-complex="bold"/>
    </style:style>
    <style:style style:name="P415" style:family="paragraph" style:parent-style-name="Standard" style:list-style-name="L1">
      <style:text-properties fo:color="#111111" style:font-name="標楷體1" fo:font-size="17pt" style:text-underline-style="none" fo:font-weight="bold" officeooo:rsid="27673a49" officeooo:paragraph-rsid="276be4e0" style:font-name-asian="標楷體1" style:font-size-asian="17pt" style:language-asian="zh" style:country-asian="TW" style:font-weight-asian="bold" style:font-size-complex="17pt" style:font-weight-complex="bold"/>
    </style:style>
    <style:style style:name="P416" style:family="paragraph" style:parent-style-name="Standard" style:list-style-name="L1">
      <style:text-properties fo:color="#111111" style:font-name="標楷體1" fo:font-size="17pt" style:text-underline-style="none" fo:font-weight="bold" officeooo:rsid="27673a49" officeooo:paragraph-rsid="27e3e3a1" style:font-name-asian="標楷體1" style:font-size-asian="17pt" style:language-asian="zh" style:country-asian="TW" style:font-weight-asian="bold" style:font-size-complex="17pt" style:font-weight-complex="bold"/>
    </style:style>
    <style:style style:name="P417" style:family="paragraph" style:parent-style-name="Standard" style:list-style-name="L1">
      <style:text-properties fo:color="#111111" style:font-name="標楷體1" fo:font-size="17pt" style:text-underline-style="none" fo:font-weight="bold" officeooo:rsid="28a2d8f1" officeooo:paragraph-rsid="28a2d8f1" style:font-name-asian="標楷體1" style:font-size-asian="17pt" style:language-asian="zh" style:country-asian="TW" style:font-weight-asian="bold" style:font-size-complex="17pt" style:font-weight-complex="bold"/>
    </style:style>
    <style:style style:name="P418" style:family="paragraph" style:parent-style-name="Standard" style:list-style-name="L1">
      <style:text-properties fo:color="#111111" style:font-name="標楷體1" fo:font-size="17pt" style:text-underline-style="none" fo:font-weight="bold" officeooo:rsid="28b7c323" officeooo:paragraph-rsid="28bf3bdf" style:font-name-asian="標楷體1" style:font-size-asian="17pt" style:language-asian="zh" style:country-asian="TW" style:font-weight-asian="bold" style:font-size-complex="17pt" style:font-weight-complex="bold"/>
    </style:style>
    <style:style style:name="P419" style:family="paragraph" style:parent-style-name="Standard" style:list-style-name="L1">
      <style:text-properties fo:color="#111111" style:font-name="標楷體1" fo:font-size="17pt" style:text-underline-style="none" fo:font-weight="bold" officeooo:rsid="28b7c323" officeooo:paragraph-rsid="28c195ab" style:font-name-asian="標楷體1" style:font-size-asian="17pt" style:language-asian="zh" style:country-asian="TW" style:font-weight-asian="bold" style:font-size-complex="17pt" style:font-weight-complex="bold"/>
    </style:style>
    <style:style style:name="P420" style:family="paragraph" style:parent-style-name="Standard" style:list-style-name="L1">
      <style:text-properties fo:color="#111111" style:font-name="標楷體1" fo:font-size="17pt" style:text-underline-style="none" fo:font-weight="bold" officeooo:rsid="26e7956f" officeooo:paragraph-rsid="28d82eee" style:font-name-asian="標楷體1" style:font-size-asian="17pt" style:language-asian="zh" style:country-asian="TW" style:font-weight-asian="bold" style:font-size-complex="17pt" style:font-weight-complex="bold"/>
    </style:style>
    <style:style style:name="P421" style:family="paragraph" style:parent-style-name="Standard" style:list-style-name="L1">
      <style:text-properties fo:color="#111111" style:font-name="標楷體1" fo:font-size="17pt" style:text-underline-style="none" fo:font-weight="bold" officeooo:rsid="26e7956f" officeooo:paragraph-rsid="29351a65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L1">
      <style:text-properties fo:color="#111111" style:font-name="標楷體1" fo:font-size="17pt" style:text-underline-style="none" fo:font-weight="bold" officeooo:rsid="285d0e73" officeooo:paragraph-rsid="292949d1" style:font-name-asian="標楷體1" style:font-size-asian="17pt" style:language-asian="zh" style:country-asian="TW" style:font-weight-asian="bold" style:font-size-complex="17pt" style:font-weight-complex="bold"/>
    </style:style>
    <style:style style:name="P423" style:family="paragraph" style:parent-style-name="Standard" style:list-style-name="L1">
      <style:text-properties fo:color="#111111" style:font-name="標楷體1" fo:font-size="17pt" style:text-underline-style="none" fo:font-weight="bold" officeooo:rsid="2659534a" officeooo:paragraph-rsid="284f1861" style:font-name-asian="標楷體1" style:font-size-asian="17pt" style:language-asian="zh" style:country-asian="TW" style:font-weight-asian="bold" style:font-size-complex="17pt" style:font-weight-complex="bold"/>
    </style:style>
    <style:style style:name="P424" style:family="paragraph" style:parent-style-name="Standard" style:list-style-name="L1">
      <style:text-properties fo:color="#111111" style:font-name="標楷體1" fo:font-size="17pt" style:text-underline-style="none" fo:font-weight="bold" officeooo:rsid="27d67daa" officeooo:paragraph-rsid="27d67daa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 style:list-style-name="L1">
      <style:text-properties fo:color="#111111" style:font-name="標楷體1" fo:font-size="17pt" style:text-underline-style="none" fo:font-weight="bold" officeooo:rsid="27d7990c" officeooo:paragraph-rsid="27d7990c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L1">
      <style:text-properties fo:color="#111111" style:font-name="標楷體1" fo:font-size="17pt" style:text-underline-style="none" fo:font-weight="bold" officeooo:rsid="27da518c" officeooo:paragraph-rsid="27d7990c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L1">
      <style:text-properties fo:color="#111111" style:font-name="Liberation Serif" fo:font-size="17pt" fo:font-weight="bold" officeooo:rsid="26fd3437" officeooo:paragraph-rsid="26fd3437" style:font-name-asian="Liberation Serif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L1">
      <style:text-properties fo:color="#111111" officeooo:paragraph-rsid="27211b5b"/>
    </style:style>
    <style:style style:name="P429" style:family="paragraph" style:parent-style-name="Standard" style:list-style-name="L1">
      <style:text-properties fo:color="#111111" officeooo:paragraph-rsid="274e2430"/>
    </style:style>
    <style:style style:name="P430" style:family="paragraph" style:parent-style-name="Standard" style:list-style-name="L1">
      <style:text-properties fo:color="#111111" officeooo:paragraph-rsid="27510006"/>
    </style:style>
    <style:style style:name="P431" style:family="paragraph" style:parent-style-name="Standard" style:list-style-name="L1">
      <style:text-properties fo:color="#111111" officeooo:paragraph-rsid="276319ea"/>
    </style:style>
    <style:style style:name="P432" style:family="paragraph" style:parent-style-name="Standard" style:list-style-name="L1">
      <style:text-properties fo:color="#111111" officeooo:paragraph-rsid="2771eec7"/>
    </style:style>
    <style:style style:name="P433" style:family="paragraph" style:parent-style-name="Standard" style:list-style-name="L1">
      <style:text-properties fo:color="#111111" officeooo:paragraph-rsid="284c0257"/>
    </style:style>
    <style:style style:name="P434" style:family="paragraph" style:parent-style-name="Standard" style:list-style-name="L1">
      <style:text-properties fo:color="#111111" officeooo:paragraph-rsid="2787d6d9"/>
    </style:style>
    <style:style style:name="P435" style:family="paragraph" style:parent-style-name="Standard" style:list-style-name="L1">
      <style:text-properties fo:color="#111111" officeooo:paragraph-rsid="2793ca5b"/>
    </style:style>
    <style:style style:name="P436" style:family="paragraph" style:parent-style-name="Standard" style:list-style-name="L1">
      <style:text-properties fo:color="#111111" officeooo:paragraph-rsid="278f43b0"/>
    </style:style>
    <style:style style:name="P437" style:family="paragraph" style:parent-style-name="Standard" style:list-style-name="L1">
      <style:text-properties fo:color="#111111" officeooo:paragraph-rsid="276be4e0"/>
    </style:style>
    <style:style style:name="P438" style:family="paragraph" style:parent-style-name="Standard" style:list-style-name="L1">
      <style:text-properties fo:color="#111111" officeooo:paragraph-rsid="28a149b8"/>
    </style:style>
    <style:style style:name="P439" style:family="paragraph" style:parent-style-name="Standard" style:list-style-name="L1">
      <style:text-properties fo:color="#111111" officeooo:paragraph-rsid="28b5c61a"/>
    </style:style>
    <style:style style:name="P440" style:family="paragraph" style:parent-style-name="Standard" style:list-style-name="L1">
      <style:text-properties fo:color="#111111" officeooo:paragraph-rsid="291fe6ba"/>
    </style:style>
    <style:style style:name="P441" style:family="paragraph" style:parent-style-name="Standard" style:list-style-name="L1">
      <style:text-properties fo:color="#111111" officeooo:paragraph-rsid="285f3714"/>
    </style:style>
    <style:style style:name="P442" style:family="paragraph" style:parent-style-name="Standard" style:list-style-name="L1">
      <style:text-properties fo:color="#111111" officeooo:paragraph-rsid="2943d2fc"/>
    </style:style>
    <style:style style:name="P443" style:family="paragraph" style:parent-style-name="Standard" style:list-style-name="L1">
      <style:text-properties fo:color="#111111" officeooo:paragraph-rsid="28553902"/>
    </style:style>
    <style:style style:name="P444" style:family="paragraph" style:parent-style-name="Standard" style:list-style-name="L1">
      <style:text-properties fo:color="#111111" officeooo:rsid="27275c5f" officeooo:paragraph-rsid="27275c5f"/>
    </style:style>
    <style:style style:name="P445" style:family="paragraph" style:parent-style-name="Standard" style:list-style-name="L1">
      <style:text-properties fo:color="#111111" officeooo:rsid="2778bc1f" officeooo:paragraph-rsid="28763a6d"/>
    </style:style>
    <style:style style:name="P446" style:family="paragraph" style:parent-style-name="Standard" style:list-style-name="L1">
      <style:text-properties fo:color="#111111" officeooo:rsid="2778bc1f" officeooo:paragraph-rsid="284adf96"/>
    </style:style>
    <style:style style:name="P447" style:family="paragraph" style:parent-style-name="Standard" style:list-style-name="L1">
      <style:text-properties fo:color="#111111" officeooo:rsid="2778bc1f" officeooo:paragraph-rsid="2876d325"/>
    </style:style>
    <style:style style:name="P448" style:family="paragraph" style:parent-style-name="Standard" style:list-style-name="L1">
      <style:text-properties fo:color="#111111" officeooo:rsid="2778bc1f" officeooo:paragraph-rsid="284e45bc"/>
    </style:style>
    <style:style style:name="P449" style:family="paragraph" style:parent-style-name="Standard" style:list-style-name="L1">
      <style:text-properties fo:color="#111111" officeooo:rsid="2778bc1f" officeooo:paragraph-rsid="27959939"/>
    </style:style>
    <style:style style:name="P450" style:family="paragraph" style:parent-style-name="Standard" style:list-style-name="L1">
      <style:text-properties fo:color="#111111" officeooo:rsid="27817542" officeooo:paragraph-rsid="27817542"/>
    </style:style>
    <style:style style:name="P451" style:family="paragraph" style:parent-style-name="Standard" style:list-style-name="L1">
      <style:text-properties fo:color="#111111" officeooo:rsid="27817542" officeooo:paragraph-rsid="27b2c7b3"/>
    </style:style>
    <style:style style:name="P452" style:family="paragraph" style:parent-style-name="Standard" style:list-style-name="L1">
      <style:text-properties fo:color="#111111" officeooo:rsid="27946914" officeooo:paragraph-rsid="27959939"/>
    </style:style>
    <style:style style:name="P453" style:family="paragraph" style:parent-style-name="Standard" style:list-style-name="L1">
      <style:text-properties fo:color="#111111" officeooo:rsid="27946914" officeooo:paragraph-rsid="284e45bc"/>
    </style:style>
    <style:style style:name="P454" style:family="paragraph" style:parent-style-name="Standard" style:list-style-name="L1">
      <style:text-properties fo:color="#111111" officeooo:rsid="2796e120" officeooo:paragraph-rsid="2796e120"/>
    </style:style>
    <style:style style:name="P455" style:family="paragraph" style:parent-style-name="Standard" style:list-style-name="L1">
      <style:text-properties fo:color="#111111" officeooo:rsid="2798cd7e" officeooo:paragraph-rsid="2798d3dd"/>
    </style:style>
    <style:style style:name="P456" style:family="paragraph" style:parent-style-name="Standard" style:list-style-name="L1">
      <style:text-properties fo:color="#111111" officeooo:rsid="2798cd7e" officeooo:paragraph-rsid="279a4f2e"/>
    </style:style>
    <style:style style:name="P457" style:family="paragraph" style:parent-style-name="Standard" style:list-style-name="L1">
      <style:text-properties fo:color="#111111" officeooo:rsid="285d0e73" officeooo:paragraph-rsid="28a2d8f1"/>
    </style:style>
    <style:style style:name="P458" style:family="paragraph" style:parent-style-name="Standard" style:list-style-name="L1">
      <style:text-properties fo:color="#111111" officeooo:rsid="285d0e73" officeooo:paragraph-rsid="28a1ee23"/>
    </style:style>
    <style:style style:name="P459" style:family="paragraph" style:parent-style-name="Standard" style:list-style-name="L1">
      <style:text-properties fo:color="#111111" officeooo:rsid="28a2d8f1" officeooo:paragraph-rsid="28a45b1e"/>
    </style:style>
    <style:style style:name="P460" style:family="paragraph" style:parent-style-name="Standard" style:list-style-name="L1">
      <style:text-properties fo:color="#111111" officeooo:rsid="294ec5cb" officeooo:paragraph-rsid="294ec5cb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2000a45f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fo:font-weight="bold" officeooo:rsid="24752448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fo:font-weight="bold" officeooo:rsid="1ffd8d02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248a7f6e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248b1c81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249016cc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2491063e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24921f1c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font-name="標楷體1" fo:font-size="17pt" fo:font-weight="bold" officeooo:rsid="24946a85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font-name="標楷體1" fo:font-size="17pt" fo:font-weight="bold" officeooo:rsid="2499cce9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1" fo:font-size="17pt" fo:font-weight="bold" officeooo:rsid="265e2fde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officeooo:rsid="26b818a3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1" fo:font-size="17pt" fo:font-weight="bold" officeooo:rsid="250dd5c8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="標楷體1" fo:font-size="17pt" fo:font-weight="bold" officeooo:rsid="27211b5b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font-name="標楷體1" fo:font-size="17pt" fo:font-weight="bold" officeooo:rsid="2728fb0e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font-name="標楷體1" fo:font-size="17pt" fo:font-weight="bold" officeooo:rsid="272e36af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font-name="標楷體1" fo:font-size="17pt" fo:font-weight="bold" officeooo:rsid="274d3a77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style:font-name="標楷體1" fo:font-size="17pt" fo:font-weight="bold" officeooo:rsid="274e2430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style:font-name="標楷體1" fo:font-size="17pt" fo:font-weight="bold" officeooo:rsid="2808716c" style:font-name-asian="標楷體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fo:font-weight="bold" officeooo:rsid="28763a6d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fo:font-weight="bold" officeooo:rsid="28b5c61a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style:text-underline-style="none" fo:font-weight="bold" officeooo:rsid="2368b1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6" style:family="text">
      <style:text-properties style:font-name="標楷體1" fo:font-size="17pt" style:text-underline-style="none" fo:font-weight="bold" officeooo:rsid="25a58f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25ab73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25ac25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25ae17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259acd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1" style:family="text">
      <style:text-properties style:font-name="標楷體1" fo:font-size="17pt" style:text-underline-style="none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273ccd40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2718d5a3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274f6dc7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277420bd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2771eec7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27749e89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2775663e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style:text-underline-style="none" fo:font-weight="bold" officeooo:rsid="277a235f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style:text-underline-style="none" fo:font-weight="bold" officeooo:rsid="26cd8439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style:text-underline-style="none" fo:font-weight="bold" officeooo:rsid="2659534a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style:text-underline-style="none" fo:font-weight="bold" officeooo:rsid="277c6bb1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style:text-underline-style="none" fo:font-weight="bold" officeooo:rsid="27817542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style:text-underline-style="none" fo:font-weight="bold" officeooo:rsid="2784c781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style:text-underline-style="none" fo:font-weight="bold" officeooo:rsid="2787d6d9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style:text-underline-style="none" fo:font-weight="bold" officeooo:rsid="278e39be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style:text-underline-style="none" fo:font-weight="bold" officeooo:rsid="27907f56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style:text-underline-style="none" fo:font-weight="bold" officeooo:rsid="2793ca5b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style:text-underline-style="none" fo:font-weight="bold" officeooo:rsid="27959939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style:text-underline-style="none" fo:font-weight="bold" officeooo:rsid="2796e120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style:text-underline-style="none" fo:font-weight="bold" officeooo:rsid="27987892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fo:font-size="17pt" style:text-underline-style="none" fo:font-weight="bold" officeooo:rsid="27596862" style:font-name-asian="標楷體1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style:font-name="標楷體1" fo:font-size="17pt" style:text-underline-style="none" fo:font-weight="bold" officeooo:rsid="275ac2ea" style:font-name-asian="標楷體1" style:font-size-asian="17pt" style:language-asian="zh" style:country-asian="TW" style:font-weight-asian="bold" style:font-size-complex="17pt" style:font-weight-complex="bold"/>
    </style:style>
    <style:style style:name="T54" style:family="text">
      <style:text-properties style:font-name="標楷體1" fo:font-size="17pt" style:text-underline-style="none" fo:font-weight="bold" officeooo:rsid="2757b608" style:font-name-asian="標楷體1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style:font-name="標楷體1" fo:font-size="17pt" style:text-underline-style="none" fo:font-weight="bold" officeooo:rsid="27673a49" style:font-name-asian="標楷體1" style:font-size-asian="17pt" style:language-asian="zh" style:country-asian="TW" style:font-weight-asian="bold" style:font-size-complex="17pt" style:font-weight-complex="bold"/>
    </style:style>
    <style:style style:name="T56" style:family="text">
      <style:text-properties style:font-name="標楷體1" fo:font-size="17pt" style:text-underline-style="none" fo:font-weight="bold" officeooo:rsid="279bce91" style:font-name-asian="標楷體1" style:font-size-asian="17pt" style:language-asian="zh" style:country-asian="TW" style:font-weight-asian="bold" style:font-size-complex="17pt" style:font-weight-complex="bold"/>
    </style:style>
    <style:style style:name="T57" style:family="text">
      <style:text-properties style:font-name="標楷體1" fo:font-size="17pt" style:text-underline-style="none" fo:font-weight="bold" officeooo:rsid="27a02bab" style:font-name-asian="標楷體1" style:font-size-asian="17pt" style:language-asian="zh" style:country-asian="TW" style:font-weight-asian="bold" style:font-size-complex="17pt" style:font-weight-complex="bold"/>
    </style:style>
    <style:style style:name="T58" style:family="text">
      <style:text-properties style:font-name="標楷體1" fo:font-size="17pt" style:text-underline-style="none" fo:font-weight="bold" officeooo:rsid="275da6c7" style:font-name-asian="標楷體1" style:font-size-asian="17pt" style:language-asian="zh" style:country-asian="TW" style:font-weight-asian="bold" style:font-size-complex="17pt" style:font-weight-complex="bold"/>
    </style:style>
    <style:style style:name="T59" style:family="text">
      <style:text-properties style:font-name="標楷體1" fo:font-size="17pt" style:text-underline-style="none" fo:font-weight="bold" officeooo:rsid="27765e9f" style:font-name-asian="標楷體1" style:font-size-asian="17pt" style:language-asian="zh" style:country-asian="TW" style:font-weight-asian="bold" style:font-size-complex="17pt" style:font-weight-complex="bold"/>
    </style:style>
    <style:style style:name="T60" style:family="text">
      <style:text-properties style:font-name="標楷體1" fo:font-size="17pt" style:text-underline-style="none" fo:font-weight="bold" officeooo:rsid="27ba0290" style:font-name-asian="標楷體1" style:font-size-asian="17pt" style:language-asian="zh" style:country-asian="TW" style:font-weight-asian="bold" style:font-size-complex="17pt" style:font-weight-complex="bold"/>
    </style:style>
    <style:style style:name="T61" style:family="text">
      <style:text-properties style:font-name="標楷體1" fo:font-size="17pt" style:text-underline-style="none" fo:font-weight="bold" officeooo:rsid="27bddafd" style:font-name-asian="標楷體1" style:font-size-asian="17pt" style:language-asian="zh" style:country-asian="TW" style:font-weight-asian="bold" style:font-size-complex="17pt" style:font-weight-complex="bold"/>
    </style:style>
    <style:style style:name="T62" style:family="text">
      <style:text-properties style:font-name="標楷體1" fo:font-size="17pt" style:text-underline-style="none" fo:font-weight="bold" officeooo:rsid="27cb6888" style:font-name-asian="標楷體1" style:font-size-asian="17pt" style:language-asian="zh" style:country-asian="TW" style:font-weight-asian="bold" style:font-size-complex="17pt" style:font-weight-complex="bold"/>
    </style:style>
    <style:style style:name="T63" style:family="text">
      <style:text-properties style:font-name="標楷體1" fo:font-size="17pt" style:text-underline-style="none" fo:font-weight="bold" officeooo:rsid="27cf1063" style:font-name-asian="標楷體1" style:font-size-asian="17pt" style:language-asian="zh" style:country-asian="TW" style:font-weight-asian="bold" style:font-size-complex="17pt" style:font-weight-complex="bold"/>
    </style:style>
    <style:style style:name="T64" style:family="text">
      <style:text-properties style:font-name="標楷體1" fo:font-size="17pt" style:text-underline-style="none" fo:font-weight="bold" officeooo:rsid="27cfc6c4" style:font-name-asian="標楷體1" style:font-size-asian="17pt" style:language-asian="zh" style:country-asian="TW" style:font-weight-asian="bold" style:font-size-complex="17pt" style:font-weight-complex="bold"/>
    </style:style>
    <style:style style:name="T65" style:family="text">
      <style:text-properties style:font-name="標楷體1" fo:font-size="17pt" style:text-underline-style="none" fo:font-weight="bold" officeooo:rsid="27d171c3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style:font-name="標楷體1" fo:font-size="17pt" style:text-underline-style="none" fo:font-weight="bold" officeooo:rsid="27d2eaa3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style:text-underline-style="none" fo:font-weight="bold" officeooo:rsid="27df45a7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fo:font-size="17pt" style:text-underline-style="none" fo:font-weight="bold" officeooo:rsid="27e01706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style:font-name="標楷體1" fo:font-size="17pt" style:text-underline-style="none" fo:font-weight="bold" officeooo:rsid="27e5ab38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style:font-name="標楷體1" fo:font-size="17pt" style:text-underline-style="none" fo:font-weight="bold" officeooo:rsid="28028589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style:font-name="標楷體1" fo:font-size="17pt" style:text-underline-style="none" fo:font-weight="bold" officeooo:rsid="280f5bd5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style:font-name="標楷體1" fo:font-size="17pt" style:text-underline-style="none" fo:font-weight="bold" officeooo:rsid="281127e0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style:font-name="標楷體1" fo:font-size="17pt" style:text-underline-style="none" fo:font-weight="bold" officeooo:rsid="28125b1b" style:font-name-asian="標楷體1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style:font-name="標楷體1" fo:font-size="17pt" style:text-underline-style="none" fo:font-weight="bold" officeooo:rsid="2810da7c" style:font-name-asian="標楷體1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style:font-name="標楷體1" fo:font-size="17pt" style:text-underline-style="none" fo:font-weight="bold" officeooo:rsid="2816884d" style:font-name-asian="標楷體1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style:font-name="標楷體1" fo:font-size="17pt" style:text-underline-style="none" fo:font-weight="bold" officeooo:rsid="282143e1" style:font-name-asian="標楷體1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style:font-name="標楷體1" fo:font-size="17pt" style:text-underline-style="none" fo:font-weight="bold" officeooo:rsid="285f3714" style:font-name-asian="標楷體1" style:font-size-asian="17pt" style:language-asian="zh" style:country-asian="TW" style:font-weight-asian="bold" style:font-size-complex="17pt" style:font-weight-complex="bold"/>
    </style:style>
    <style:style style:name="T79" style:family="text">
      <style:text-properties style:font-name="標楷體1" fo:font-size="17pt" style:text-underline-style="none" fo:font-weight="bold" officeooo:rsid="286095d7" style:font-name-asian="標楷體1" style:font-size-asian="17pt" style:language-asian="zh" style:country-asian="TW" style:font-weight-asian="bold" style:font-size-complex="17pt" style:font-weight-complex="bold"/>
    </style:style>
    <style:style style:name="T80" style:family="text">
      <style:text-properties style:font-name="標楷體1" fo:font-size="17pt" style:text-underline-style="none" fo:font-weight="bold" officeooo:rsid="286ba711" style:font-name-asian="標楷體1" style:font-size-asian="17pt" style:language-asian="zh" style:country-asian="TW" style:font-weight-asian="bold" style:font-size-complex="17pt" style:font-weight-complex="bold"/>
    </style:style>
    <style:style style:name="T81" style:family="text">
      <style:text-properties style:font-name="標楷體1" fo:font-size="17pt" style:text-underline-style="none" fo:font-weight="bold" officeooo:rsid="28763a6d" style:font-name-asian="標楷體1" style:font-size-asian="17pt" style:language-asian="zh" style:country-asian="TW" style:font-weight-asian="bold" style:font-size-complex="17pt" style:font-weight-complex="bold"/>
    </style:style>
    <style:style style:name="T82" style:family="text">
      <style:text-properties style:font-name="標楷體1" fo:font-size="17pt" style:text-underline-style="none" fo:font-weight="bold" officeooo:rsid="28a149b8" style:font-name-asian="標楷體1" style:font-size-asian="17pt" style:language-asian="zh" style:country-asian="TW" style:font-weight-asian="bold" style:font-size-complex="17pt" style:font-weight-complex="bold"/>
    </style:style>
    <style:style style:name="T83" style:family="text">
      <style:text-properties style:font-name="標楷體1" fo:font-size="17pt" style:text-underline-style="none" fo:font-weight="bold" officeooo:rsid="28a2d8f1" style:font-name-asian="標楷體1" style:font-size-asian="17pt" style:language-asian="zh" style:country-asian="TW" style:font-weight-asian="bold" style:font-size-complex="17pt" style:font-weight-complex="bold"/>
    </style:style>
    <style:style style:name="T84" style:family="text">
      <style:text-properties style:font-name="標楷體1" fo:font-size="17pt" style:text-underline-style="none" fo:font-weight="bold" officeooo:rsid="28b5c61a" style:font-name-asian="標楷體1" style:font-size-asian="17pt" style:language-asian="zh" style:country-asian="TW" style:font-weight-asian="bold" style:font-size-complex="17pt" style:font-weight-complex="bold"/>
    </style:style>
    <style:style style:name="T85" style:family="text">
      <style:text-properties style:font-name="標楷體1" fo:font-size="17pt" style:text-underline-style="none" fo:font-weight="bold" officeooo:rsid="291fe6ba" style:font-name-asian="標楷體1" style:font-size-asian="17pt" style:language-asian="zh" style:country-asian="TW" style:font-weight-asian="bold" style:font-size-complex="17pt" style:font-weight-complex="bold"/>
    </style:style>
    <style:style style:name="T86" style:family="text">
      <style:text-properties style:font-name="標楷體1" fo:font-size="17pt" style:text-underline-style="none" fo:font-weight="bold" officeooo:rsid="28ea7008" style:font-name-asian="標楷體1" style:font-size-asian="17pt" style:language-asian="zh" style:country-asian="TW" style:font-weight-asian="bold" style:font-size-complex="17pt" style:font-weight-complex="bold"/>
    </style:style>
    <style:style style:name="T87" style:family="text">
      <style:text-properties style:font-name="標楷體1" fo:font-size="17pt" style:text-underline-style="none" fo:font-weight="bold" officeooo:rsid="28e5ecf5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="標楷體1" fo:font-size="17pt" style:text-underline-style="none" fo:font-weight="bold" officeooo:rsid="2919e00b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style:font-name="標楷體1" fo:font-size="17pt" style:text-underline-style="none" fo:font-weight="bold" officeooo:rsid="26bf476e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style:font-name="標楷體1" fo:font-size="17pt" style:text-underline-style="none" fo:font-weight="bold" officeooo:rsid="28f203ea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style:font-name="標楷體1" fo:font-size="17pt" style:text-underline-style="none" fo:font-weight="bold" officeooo:rsid="293f8989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style:font-name="標楷體1" fo:font-size="17pt" style:text-underline-style="none" fo:font-weight="bold" officeooo:rsid="26e7956f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style:font-name="標楷體1" fo:font-size="17pt" style:text-underline-style="none" fo:font-weight="bold" officeooo:rsid="292ee3b7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style:font-name="標楷體1" fo:font-size="17pt" style:text-underline-style="none" fo:font-weight="bold" officeooo:rsid="2943d2fc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style:font-name="標楷體1" fo:font-size="17pt" style:text-underline-style="none" fo:font-weight="bold" officeooo:rsid="28536a24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style:font-name="標楷體1" fo:font-size="17pt" style:text-underline-style="none" fo:font-weight="bold" officeooo:rsid="2659534a" style:font-name-asian="標楷體1" style:font-size-asian="17pt" style:language-asian="en" style:country-asian="US" style:font-weight-asian="bold" style:font-size-complex="17pt" style:font-weight-complex="bold"/>
    </style:style>
    <style:style style:name="T97" style:family="text">
      <style:text-properties style:font-name="標楷體1" fo:font-size="17pt" style:text-underline-style="solid" style:text-underline-width="auto" style:text-underline-color="font-color" fo:font-weight="bold" officeooo:rsid="27150784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style:font-name="標楷體1" fo:font-size="17pt" style:text-underline-style="solid" style:text-underline-width="auto" style:text-underline-color="font-color" fo:font-weight="bold" officeooo:rsid="2729acf4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style:font-name="標楷體1" style:font-name-asian="標楷體1"/>
    </style:style>
    <style:style style:name="T100" style:family="text">
      <style:text-properties style:font-name="標楷體1" officeooo:rsid="23685e4e" style:font-name-asian="標楷體1"/>
    </style:style>
    <style:style style:name="T101" style:family="text">
      <style:text-properties style:font-name="標楷體1" officeooo:rsid="23406692" style:font-name-asian="標楷體1"/>
    </style:style>
    <style:style style:name="T102" style:family="text">
      <style:text-properties style:font-name="標楷體1" officeooo:rsid="2368b1f4" style:font-name-asian="標楷體1"/>
    </style:style>
    <style:style style:name="T103" style:family="text">
      <style:text-properties style:font-name="標楷體1" officeooo:rsid="0a7edee9" style:font-name-asian="標楷體1"/>
    </style:style>
    <style:style style:name="T104" style:family="text">
      <style:text-properties style:font-name="標楷體1" officeooo:rsid="25e2bcf1" style:font-name-asian="標楷體1"/>
    </style:style>
    <style:style style:name="T105" style:family="text">
      <style:text-properties style:font-name="標楷體1" officeooo:rsid="29b4bb5b" style:font-name-asian="標楷體1"/>
    </style:style>
    <style:style style:name="T106" style:family="text">
      <style:text-properties style:font-name="標楷體1" officeooo:rsid="29b7d3d9" style:font-name-asian="標楷體1"/>
    </style:style>
    <style:style style:name="T107" style:family="text">
      <style:text-properties style:font-name="標楷體1" officeooo:rsid="29b37cad" style:font-name-asian="標楷體1"/>
    </style:style>
    <style:style style:name="T108" style:family="text">
      <style:text-properties style:font-name="標楷體1" officeooo:rsid="29b89fcb" style:font-name-asian="標楷體1"/>
    </style:style>
    <style:style style:name="T109" style:family="text">
      <style:text-properties style:font-name="標楷體1" officeooo:rsid="29c87b93" style:font-name-asian="標楷體1"/>
    </style:style>
    <style:style style:name="T110" style:family="text">
      <style:text-properties style:font-name="標楷體1" officeooo:rsid="29c97def" style:font-name-asian="標楷體1"/>
    </style:style>
    <style:style style:name="T111" style:family="text">
      <style:text-properties style:font-name="標楷體1" officeooo:rsid="29cae0c5" style:font-name-asian="標楷體1"/>
    </style:style>
    <style:style style:name="T112" style:family="text">
      <style:text-properties style:font-name="標楷體1" officeooo:rsid="29cc7552" style:font-name-asian="標楷體1"/>
    </style:style>
    <style:style style:name="T113" style:family="text">
      <style:text-properties style:font-name="標楷體1" officeooo:rsid="29cdf600" style:font-name-asian="標楷體1"/>
    </style:style>
    <style:style style:name="T114" style:family="text">
      <style:text-properties style:font-name="標楷體1" officeooo:rsid="29ce8c87" style:font-name-asian="標楷體1"/>
    </style:style>
    <style:style style:name="T115" style:family="text">
      <style:text-properties style:font-name="標楷體1" officeooo:rsid="29d696e7" style:font-name-asian="標楷體1"/>
    </style:style>
    <style:style style:name="T116" style:family="text">
      <style:text-properties style:font-name="標楷體1" officeooo:rsid="29fbd3ec" style:font-name-asian="標楷體1"/>
    </style:style>
    <style:style style:name="T117" style:family="text">
      <style:text-properties style:font-name="標楷體1" officeooo:rsid="2a07fd15" style:font-name-asian="標楷體1"/>
    </style:style>
    <style:style style:name="T118" style:family="text">
      <style:text-properties style:font-name="標楷體1" officeooo:rsid="2a0aad55" style:font-name-asian="標楷體1"/>
    </style:style>
    <style:style style:name="T119" style:family="text">
      <style:text-properties style:font-name="標楷體1" officeooo:rsid="2a14728a" style:font-name-asian="標楷體1"/>
    </style:style>
    <style:style style:name="T120" style:family="text">
      <style:text-properties style:font-name="標楷體1" officeooo:rsid="2a127444" style:font-name-asian="標楷體1"/>
    </style:style>
    <style:style style:name="T121" style:family="text">
      <style:text-properties style:font-name="標楷體1" officeooo:rsid="23406692"/>
    </style:style>
    <style:style style:name="T122" style:family="text">
      <style:text-properties style:font-name="標楷體1" officeooo:rsid="2359a9f6"/>
    </style:style>
    <style:style style:name="T123" style:family="text">
      <style:text-properties style:font-name="標楷體1" officeooo:rsid="235b15e2"/>
    </style:style>
    <style:style style:name="T124" style:family="text">
      <style:text-properties style:font-name="標楷體1" officeooo:rsid="23685e4e"/>
    </style:style>
    <style:style style:name="T125" style:family="text">
      <style:text-properties style:font-name="標楷體1" officeooo:rsid="2368b1f4"/>
    </style:style>
    <style:style style:name="T126" style:family="text">
      <style:text-properties style:font-name="標楷體1" officeooo:rsid="236e4177"/>
    </style:style>
    <style:style style:name="T127" style:family="text">
      <style:text-properties style:font-name="標楷體1" officeooo:rsid="237150bf"/>
    </style:style>
    <style:style style:name="T128" style:family="text">
      <style:text-properties style:font-name="標楷體1" officeooo:rsid="23812b94"/>
    </style:style>
    <style:style style:name="T129" style:family="text">
      <style:text-properties style:font-name="標楷體1" officeooo:rsid="2386530c"/>
    </style:style>
    <style:style style:name="T130" style:family="text">
      <style:text-properties style:font-name="標楷體1" officeooo:rsid="239bc209"/>
    </style:style>
    <style:style style:name="T131" style:family="text">
      <style:text-properties style:font-name="標楷體1" officeooo:rsid="23bfcce7"/>
    </style:style>
    <style:style style:name="T132" style:family="text">
      <style:text-properties style:font-name="標楷體1" officeooo:rsid="23e20626"/>
    </style:style>
    <style:style style:name="T133" style:family="text">
      <style:text-properties style:font-name="標楷體1" officeooo:rsid="23e7870e"/>
    </style:style>
    <style:style style:name="T134" style:family="text">
      <style:text-properties style:font-name="標楷體1" officeooo:rsid="23ebe2d0"/>
    </style:style>
    <style:style style:name="T135" style:family="text">
      <style:text-properties style:font-name="標楷體1" officeooo:rsid="240f2b92"/>
    </style:style>
    <style:style style:name="T136" style:family="text">
      <style:text-properties style:font-name="標楷體1" officeooo:rsid="24179263"/>
    </style:style>
    <style:style style:name="T137" style:family="text">
      <style:text-properties style:font-name="標楷體1" officeooo:rsid="242b03d4"/>
    </style:style>
    <style:style style:name="T138" style:family="text">
      <style:text-properties style:font-name="標楷體1" officeooo:rsid="245747f2"/>
    </style:style>
    <style:style style:name="T139" style:family="text">
      <style:text-properties style:font-name="標楷體1" officeooo:rsid="1fb038e1"/>
    </style:style>
    <style:style style:name="T140" style:family="text">
      <style:text-properties style:font-name="標楷體1" officeooo:rsid="2000a45f"/>
    </style:style>
    <style:style style:name="T141" style:family="text">
      <style:text-properties style:font-name="標楷體1" officeooo:rsid="24752448"/>
    </style:style>
    <style:style style:name="T142" style:family="text">
      <style:text-properties style:font-name="標楷體1" style:text-underline-style="solid" style:text-underline-width="auto" style:text-underline-color="font-color" style:font-name-asian="標楷體1"/>
    </style:style>
    <style:style style:name="T143" style:family="text">
      <style:text-properties style:font-name="標楷體1" officeooo:rsid="264d73a0"/>
    </style:style>
    <style:style style:name="T144" style:family="text">
      <style:text-properties style:font-name="標楷體1" officeooo:rsid="2a2690e6"/>
    </style:style>
    <style:style style:name="T145" style:family="text">
      <style:text-properties fo:color="#050505"/>
    </style:style>
    <style:style style:name="T146" style:family="text">
      <style:text-properties fo:color="#050505" style:font-name="標楷體1"/>
    </style:style>
    <style:style style:name="T147" style:family="text">
      <style:text-properties fo:color="#050505" style:font-name="標楷體1" officeooo:rsid="23685e4e" style:font-name-asian="標楷體1"/>
    </style:style>
    <style:style style:name="T148" style:family="text">
      <style:text-properties fo:color="#050505" style:font-name="標楷體1" officeooo:rsid="24b53a89" style:font-name-asian="標楷體1"/>
    </style:style>
    <style:style style:name="T149" style:family="text">
      <style:text-properties fo:color="#050505" style:font-name="標楷體1" officeooo:rsid="23406692"/>
    </style:style>
    <style:style style:name="T150" style:family="text">
      <style:text-properties fo:color="#050505" style:font-name="標楷體1" officeooo:rsid="2646cecd"/>
    </style:style>
    <style:style style:name="T151" style:family="text">
      <style:text-properties fo:color="#050505" officeooo:rsid="1fb038e1"/>
    </style:style>
    <style:style style:name="T152" style:family="text">
      <style:text-properties fo:color="#050505" officeooo:rsid="24941b9b"/>
    </style:style>
    <style:style style:name="T153" style:family="text">
      <style:text-properties fo:color="#050505" officeooo:rsid="25042e78"/>
    </style:style>
    <style:style style:name="T154" style:family="text">
      <style:text-properties fo:color="#050505" fo:font-size="17pt" style:text-underline-style="none" fo:font-weight="bold" officeooo:rsid="259acd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5" style:family="text">
      <style:text-properties fo:color="#050505" fo:font-size="17pt" style:text-underline-style="none" fo:font-weight="bold" officeooo:rsid="263efa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6" style:family="text">
      <style:text-properties fo:color="#050505" officeooo:rsid="0a7edee9" style:font-name-asian="標楷體1"/>
    </style:style>
    <style:style style:name="T157" style:family="text">
      <style:text-properties fo:color="#333333" style:font-name="標楷體1" officeooo:rsid="23406692"/>
    </style:style>
    <style:style style:name="T158" style:family="text">
      <style:text-properties fo:color="#333333" style:font-name="標楷體1" officeooo:rsid="2368b1f4"/>
    </style:style>
    <style:style style:name="T159" style:family="text">
      <style:text-properties fo:color="#333333" style:font-name="標楷體1" officeooo:rsid="245747f2"/>
    </style:style>
    <style:style style:name="T160" style:family="text">
      <style:text-properties fo:color="#333333" style:font-name="標楷體1" officeooo:rsid="0a7edee9" style:font-name-asian="標楷體1"/>
    </style:style>
    <style:style style:name="T161" style:family="text">
      <style:text-properties fo:color="#333333" style:font-name="Liberation Serif" officeooo:rsid="24d7230e" style:font-name-asian="標楷體1"/>
    </style:style>
    <style:style style:name="T162" style:family="text">
      <style:text-properties officeooo:rsid="249016cc"/>
    </style:style>
    <style:style style:name="T163" style:family="text">
      <style:text-properties officeooo:rsid="24941b9b"/>
    </style:style>
    <style:style style:name="T164" style:family="text">
      <style:text-properties officeooo:rsid="249929dd"/>
    </style:style>
    <style:style style:name="T165" style:family="text">
      <style:text-properties officeooo:rsid="249cf6ec"/>
    </style:style>
    <style:style style:name="T166" style:family="text">
      <style:text-properties fo:color="#010101"/>
    </style:style>
    <style:style style:name="T167" style:family="text">
      <style:text-properties fo:color="#010101" officeooo:rsid="24a09b52"/>
    </style:style>
    <style:style style:name="T168" style:family="text">
      <style:text-properties style:font-name-asian="標楷體1"/>
    </style:style>
    <style:style style:name="T169" style:family="text">
      <style:text-properties officeooo:rsid="0a7edee9" style:font-name-asian="標楷體1"/>
    </style:style>
    <style:style style:name="T170" style:family="text">
      <style:text-properties officeooo:rsid="29b37cad" style:font-name-asian="標楷體1"/>
    </style:style>
    <style:style style:name="T171" style:family="text">
      <style:text-properties style:font-name="Liberation Serif" officeooo:rsid="0a7edee9" style:font-name-asian="標楷體1"/>
    </style:style>
    <style:style style:name="T172" style:family="text">
      <style:text-properties style:font-name="Liberation Serif" officeooo:rsid="24d7230e" style:font-name-asian="標楷體1"/>
    </style:style>
    <style:style style:name="T173" style:family="text">
      <style:text-properties style:font-name="Liberation Serif" officeooo:rsid="24ffe503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27150784"/>
    </style:style>
    <style:style style:name="T176" style:family="text">
      <style:text-properties style:text-underline-style="solid" style:text-underline-width="auto" style:text-underline-color="font-color" officeooo:rsid="2716f04f"/>
    </style:style>
    <style:style style:name="T177" style:family="text">
      <style:text-properties style:text-underline-style="solid" style:text-underline-width="auto" style:text-underline-color="font-color" officeooo:rsid="2718d5a3"/>
    </style:style>
    <style:style style:name="T178" style:family="text">
      <style:text-properties style:text-underline-style="solid" style:text-underline-width="auto" style:text-underline-color="font-color" officeooo:rsid="273ccd40"/>
    </style:style>
    <style:style style:name="T179" style:family="text">
      <style:text-properties style:text-underline-style="solid" style:text-underline-width="auto" style:text-underline-color="font-color" officeooo:rsid="273e946b"/>
    </style:style>
    <style:style style:name="T180" style:family="text">
      <style:text-properties style:text-underline-style="solid" style:text-underline-width="auto" style:text-underline-color="font-color" officeooo:rsid="2729acf4"/>
    </style:style>
    <style:style style:name="T181" style:family="text">
      <style:text-properties style:text-underline-style="solid" style:text-underline-width="auto" style:text-underline-color="font-color" officeooo:rsid="2659534a"/>
    </style:style>
    <style:style style:name="T182" style:family="text">
      <style:text-properties officeooo:rsid="25042e78"/>
    </style:style>
    <style:style style:name="T183" style:family="text">
      <style:text-properties style:font-name="標楷體"/>
    </style:style>
    <style:style style:name="T184" style:family="text">
      <style:text-properties style:font-name="標楷體" officeooo:rsid="25042e78"/>
    </style:style>
    <style:style style:name="T185" style:family="text">
      <style:text-properties officeooo:rsid="25067a03"/>
    </style:style>
    <style:style style:name="T186" style:family="text">
      <style:text-properties officeooo:rsid="251a0472"/>
    </style:style>
    <style:style style:name="T187" style:family="text">
      <style:text-properties officeooo:rsid="24eebdcd"/>
    </style:style>
    <style:style style:name="T188" style:family="text">
      <style:text-properties officeooo:rsid="251bb07f"/>
    </style:style>
    <style:style style:name="T189" style:family="text">
      <style:text-properties officeooo:rsid="2523bc35"/>
    </style:style>
    <style:style style:name="T190" style:family="text">
      <style:text-properties officeooo:rsid="253acff3"/>
    </style:style>
    <style:style style:name="T191" style:family="text">
      <style:text-properties officeooo:rsid="2554e33d"/>
    </style:style>
    <style:style style:name="T192" style:family="text">
      <style:text-properties officeooo:rsid="25760b52"/>
    </style:style>
    <style:style style:name="T193" style:family="text">
      <style:text-properties officeooo:rsid="25788d46"/>
    </style:style>
    <style:style style:name="T194" style:family="text">
      <style:text-properties officeooo:rsid="259acd17"/>
    </style:style>
    <style:style style:name="T195" style:family="text">
      <style:text-properties officeooo:rsid="2368b1f4"/>
    </style:style>
    <style:style style:name="T196" style:family="text">
      <style:text-properties fo:font-size="17pt" style:text-underline-style="none" fo:font-weight="bold" officeooo:rsid="259acd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officeooo:rsid="2659534a"/>
    </style:style>
    <style:style style:name="T198" style:family="text">
      <style:text-properties officeooo:rsid="265e2fde"/>
    </style:style>
    <style:style style:name="T199" style:family="text">
      <style:text-properties officeooo:rsid="267d4ab4"/>
    </style:style>
    <style:style style:name="T200" style:family="text">
      <style:text-properties officeooo:rsid="26bf476e"/>
    </style:style>
    <style:style style:name="T201" style:family="text">
      <style:text-properties officeooo:rsid="26c187ea"/>
    </style:style>
    <style:style style:name="T202" style:family="text">
      <style:text-properties officeooo:rsid="26c2cd2a"/>
    </style:style>
    <style:style style:name="T203" style:family="text">
      <style:text-properties officeooo:rsid="26cb50a5"/>
    </style:style>
    <style:style style:name="T204" style:family="text">
      <style:text-properties officeooo:rsid="2659534a" style:language-asian="en" style:country-asian="US"/>
    </style:style>
    <style:style style:name="T205" style:family="text">
      <style:text-properties officeooo:rsid="26cd8439"/>
    </style:style>
    <style:style style:name="T206" style:family="text">
      <style:text-properties officeooo:rsid="26e7956f"/>
    </style:style>
    <style:style style:name="T207" style:family="text">
      <style:text-properties style:text-underline-style="none"/>
    </style:style>
    <style:style style:name="T208" style:family="text">
      <style:text-properties style:text-underline-style="none" officeooo:rsid="273ccd40"/>
    </style:style>
    <style:style style:name="T209" style:family="text">
      <style:text-properties style:text-underline-style="none" officeooo:rsid="2718d5a3"/>
    </style:style>
    <style:style style:name="T210" style:family="text">
      <style:text-properties style:text-underline-style="none" officeooo:rsid="274f6dc7"/>
    </style:style>
    <style:style style:name="T211" style:family="text">
      <style:text-properties style:text-underline-style="none" officeooo:rsid="2659534a"/>
    </style:style>
    <style:style style:name="T212" style:family="text">
      <style:text-properties style:text-underline-style="none" officeooo:rsid="250dd5c8"/>
    </style:style>
    <style:style style:name="T213" style:family="text">
      <style:text-properties style:text-underline-style="none" officeooo:rsid="2659534a" style:language-asian="en" style:country-asian="US"/>
    </style:style>
    <style:style style:name="T214" style:family="text">
      <style:text-properties style:text-underline-style="none" officeooo:rsid="2757b608"/>
    </style:style>
    <style:style style:name="T215" style:family="text">
      <style:text-properties style:text-underline-style="none" officeooo:rsid="275ac2ea"/>
    </style:style>
    <style:style style:name="T216" style:family="text">
      <style:text-properties style:text-underline-style="none" officeooo:rsid="275da6c7"/>
    </style:style>
    <style:style style:name="T217" style:family="text">
      <style:text-properties style:text-underline-style="none" officeooo:rsid="2760fb72"/>
    </style:style>
    <style:style style:name="T218" style:family="text">
      <style:text-properties style:text-underline-style="none" officeooo:rsid="2760fb72" style:text-overline-style="solid" style:text-overline-width="auto" style:text-overline-color="font-color"/>
    </style:style>
    <style:style style:name="T219" style:family="text">
      <style:text-properties style:text-underline-style="none" officeooo:rsid="27673a49"/>
    </style:style>
    <style:style style:name="T220" style:family="text">
      <style:text-properties style:text-underline-style="none" officeooo:rsid="27596862"/>
    </style:style>
    <style:style style:name="T221" style:family="text">
      <style:text-properties style:text-underline-style="none" officeooo:rsid="277420bd"/>
    </style:style>
    <style:style style:name="T222" style:family="text">
      <style:text-properties style:text-underline-style="none" officeooo:rsid="27749e89"/>
    </style:style>
    <style:style style:name="T223" style:family="text">
      <style:text-properties style:text-underline-style="none" officeooo:rsid="2771eec7"/>
    </style:style>
    <style:style style:name="T224" style:family="text">
      <style:text-properties style:text-underline-style="none" officeooo:rsid="2775663e"/>
    </style:style>
    <style:style style:name="T225" style:family="text">
      <style:text-properties style:text-underline-style="none" officeooo:rsid="26cd8439"/>
    </style:style>
    <style:style style:name="T226" style:family="text">
      <style:text-properties style:text-underline-style="none" officeooo:rsid="27e3e3a1"/>
    </style:style>
    <style:style style:name="T227" style:family="text">
      <style:text-properties style:text-underline-style="none" officeooo:rsid="27e40cf1"/>
    </style:style>
    <style:style style:name="T228" style:family="text">
      <style:text-properties style:text-underline-style="none" officeooo:rsid="27eb9b5c"/>
    </style:style>
    <style:style style:name="T229" style:family="text">
      <style:text-properties style:text-underline-style="none" officeooo:rsid="274d3a77"/>
    </style:style>
    <style:style style:name="T230" style:family="text">
      <style:text-properties style:text-underline-style="none" officeooo:rsid="27f73238"/>
    </style:style>
    <style:style style:name="T231" style:family="text">
      <style:text-properties style:text-underline-style="none" officeooo:rsid="27f80240"/>
    </style:style>
    <style:style style:name="T232" style:family="text">
      <style:text-properties style:text-underline-style="none" officeooo:rsid="280005eb"/>
    </style:style>
    <style:style style:name="T233" style:family="text">
      <style:text-properties style:text-underline-style="none" officeooo:rsid="2804da88"/>
    </style:style>
    <style:style style:name="T234" style:family="text">
      <style:text-properties style:text-underline-style="none" officeooo:rsid="26bf476e"/>
    </style:style>
    <style:style style:name="T235" style:family="text">
      <style:text-properties style:text-underline-style="none" officeooo:rsid="285333f9"/>
    </style:style>
    <style:style style:name="T236" style:family="text">
      <style:text-properties style:text-underline-style="none" officeooo:rsid="28763a6d"/>
    </style:style>
    <style:style style:name="T237" style:family="text">
      <style:text-properties style:text-underline-style="none" officeooo:rsid="2878ab29"/>
    </style:style>
    <style:style style:name="T238" style:family="text">
      <style:text-properties style:text-underline-style="none" officeooo:rsid="28a149b8"/>
    </style:style>
    <style:style style:name="T239" style:family="text">
      <style:text-properties style:text-underline-style="none" officeooo:rsid="28a2d8f1"/>
    </style:style>
    <style:style style:name="T240" style:family="text">
      <style:text-properties style:text-underline-style="none" officeooo:rsid="28b7c323"/>
    </style:style>
    <style:style style:name="T241" style:family="text">
      <style:text-properties style:text-underline-style="none" officeooo:rsid="28b94cf2"/>
    </style:style>
    <style:style style:name="T242" style:family="text">
      <style:text-properties style:text-underline-style="none" officeooo:rsid="28bf3bdf"/>
    </style:style>
    <style:style style:name="T243" style:family="text">
      <style:text-properties style:text-underline-style="none" officeooo:rsid="28cc21d3"/>
    </style:style>
    <style:style style:name="T244" style:family="text">
      <style:text-properties style:text-underline-style="none" officeooo:rsid="28cd082d"/>
    </style:style>
    <style:style style:name="T245" style:family="text">
      <style:text-properties style:text-underline-style="none" officeooo:rsid="28ce3a18"/>
    </style:style>
    <style:style style:name="T246" style:family="text">
      <style:text-properties style:text-underline-style="none" officeooo:rsid="28d0cb48"/>
    </style:style>
    <style:style style:name="T247" style:family="text">
      <style:text-properties style:text-underline-style="none" officeooo:rsid="26e7956f"/>
    </style:style>
    <style:style style:name="T248" style:family="text">
      <style:text-properties style:text-underline-style="none" officeooo:rsid="28da1ada"/>
    </style:style>
    <style:style style:name="T249" style:family="text">
      <style:text-properties style:text-underline-style="none" officeooo:rsid="28daf0a2"/>
    </style:style>
    <style:style style:name="T250" style:family="text">
      <style:text-properties style:text-underline-style="none" officeooo:rsid="28db67b5"/>
    </style:style>
    <style:style style:name="T251" style:family="text">
      <style:text-properties style:text-underline-style="none" officeooo:rsid="28dcf3fd"/>
    </style:style>
    <style:style style:name="T252" style:family="text">
      <style:text-properties style:text-underline-style="none" officeooo:rsid="28e394c5"/>
    </style:style>
    <style:style style:name="T253" style:family="text">
      <style:text-properties style:text-underline-style="none" officeooo:rsid="28e5ecf5"/>
    </style:style>
    <style:style style:name="T254" style:family="text">
      <style:text-properties style:text-underline-style="none" officeooo:rsid="28ea7008"/>
    </style:style>
    <style:style style:name="T255" style:family="text">
      <style:text-properties style:text-underline-style="none" officeooo:rsid="28ec65b2"/>
    </style:style>
    <style:style style:name="T256" style:family="text">
      <style:text-properties style:text-underline-style="none" officeooo:rsid="28ede1d4"/>
    </style:style>
    <style:style style:name="T257" style:family="text">
      <style:text-properties style:text-underline-style="none" officeooo:rsid="28f203ea"/>
    </style:style>
    <style:style style:name="T258" style:family="text">
      <style:text-properties style:text-underline-style="none" officeooo:rsid="28f2d159"/>
    </style:style>
    <style:style style:name="T259" style:family="text">
      <style:text-properties style:text-underline-style="none" officeooo:rsid="28f30168"/>
    </style:style>
    <style:style style:name="T260" style:family="text">
      <style:text-properties style:text-underline-style="none" officeooo:rsid="291b883d"/>
    </style:style>
    <style:style style:name="T261" style:family="text">
      <style:text-properties style:text-underline-style="none" officeooo:rsid="2919e00b"/>
    </style:style>
    <style:style style:name="T262" style:family="text">
      <style:text-properties style:text-underline-style="none" officeooo:rsid="291d5ca8"/>
    </style:style>
    <style:style style:name="T263" style:family="text">
      <style:text-properties style:text-underline-style="none" officeooo:rsid="291e3c0f"/>
    </style:style>
    <style:style style:name="T264" style:family="text">
      <style:text-properties style:text-underline-style="none" officeooo:rsid="291eca69"/>
    </style:style>
    <style:style style:name="T265" style:family="text">
      <style:text-properties style:text-underline-style="none" officeooo:rsid="291fe6ba"/>
    </style:style>
    <style:style style:name="T266" style:family="text">
      <style:text-properties style:text-underline-style="none" officeooo:rsid="29240339"/>
    </style:style>
    <style:style style:name="T267" style:family="text">
      <style:text-properties style:text-underline-style="none" officeooo:rsid="29263b0e"/>
    </style:style>
    <style:style style:name="T268" style:family="text">
      <style:text-properties style:text-underline-style="none" officeooo:rsid="292898a0"/>
    </style:style>
    <style:style style:name="T269" style:family="text">
      <style:text-properties style:text-underline-style="none" officeooo:rsid="292dc344"/>
    </style:style>
    <style:style style:name="T270" style:family="text">
      <style:text-properties style:text-underline-style="none" officeooo:rsid="292ee3b7"/>
    </style:style>
    <style:style style:name="T271" style:family="text">
      <style:text-properties style:text-underline-style="none" officeooo:rsid="293160ba"/>
    </style:style>
    <style:style style:name="T272" style:family="text">
      <style:text-properties style:text-underline-style="none" officeooo:rsid="293357ab"/>
    </style:style>
    <style:style style:name="T273" style:family="text">
      <style:text-properties style:text-underline-style="none" officeooo:rsid="29351a65"/>
    </style:style>
    <style:style style:name="T274" style:family="text">
      <style:text-properties style:text-underline-style="none" officeooo:rsid="293bd3fb"/>
    </style:style>
    <style:style style:name="T275" style:family="text">
      <style:text-properties style:text-underline-style="none" officeooo:rsid="293e6677"/>
    </style:style>
    <style:style style:name="T276" style:family="text">
      <style:text-properties style:text-underline-style="none" officeooo:rsid="294efe97"/>
    </style:style>
    <style:style style:name="T277" style:family="text">
      <style:text-properties style:text-underline-style="none" officeooo:rsid="29504156"/>
    </style:style>
    <style:style style:name="T278" style:family="text">
      <style:text-properties style:text-underline-style="none" style:font-name-complex="標楷體"/>
    </style:style>
    <style:style style:name="T279" style:family="text">
      <style:text-properties officeooo:rsid="2703986e"/>
    </style:style>
    <style:style style:name="T280" style:family="text">
      <style:text-properties officeooo:rsid="250dd5c8"/>
    </style:style>
    <style:style style:name="T281" style:family="text">
      <style:text-properties officeooo:rsid="270fac09"/>
    </style:style>
    <style:style style:name="T282" style:family="text">
      <style:text-properties officeooo:rsid="270fac09" style:language-asian="zh" style:country-asian="TW"/>
    </style:style>
    <style:style style:name="T283" style:family="text">
      <style:text-properties officeooo:rsid="2712d932"/>
    </style:style>
    <style:style style:name="T284" style:family="text">
      <style:text-properties officeooo:rsid="27131d93"/>
    </style:style>
    <style:style style:name="T285" style:family="text">
      <style:text-properties officeooo:rsid="271a70cd"/>
    </style:style>
    <style:style style:name="T286" style:family="text">
      <style:text-properties officeooo:rsid="27e94a6d"/>
    </style:style>
    <style:style style:name="T287" style:family="text">
      <style:text-properties officeooo:rsid="283edf87"/>
    </style:style>
    <style:style style:name="T288" style:family="text">
      <style:text-properties officeooo:rsid="283f9c5f"/>
    </style:style>
    <style:style style:name="T289" style:family="text">
      <style:text-properties officeooo:rsid="28729b76"/>
    </style:style>
    <style:style style:name="T290" style:family="text">
      <style:text-properties officeooo:rsid="28744152"/>
    </style:style>
    <style:style style:name="T291" style:family="text">
      <style:text-properties officeooo:rsid="28763a6d"/>
    </style:style>
    <style:style style:name="T292" style:family="text">
      <style:text-properties officeooo:rsid="28a68213"/>
    </style:style>
    <style:style style:name="T293" style:family="text">
      <style:text-properties officeooo:rsid="28adac9f"/>
    </style:style>
    <style:style style:name="T294" style:family="text">
      <style:text-properties officeooo:rsid="28b1e094"/>
    </style:style>
    <style:style style:name="T295" style:family="text">
      <style:text-properties officeooo:rsid="28f203ea"/>
    </style:style>
    <style:style style:name="T296" style:family="text">
      <style:text-properties officeooo:rsid="28f4150f"/>
    </style:style>
    <style:style style:name="T297" style:family="text">
      <style:text-properties officeooo:rsid="299b0729"/>
    </style:style>
    <style:style style:name="T298" style:family="text">
      <style:text-properties style:text-position="super 58%" officeooo:rsid="299b0729"/>
    </style:style>
    <style:style style:name="T299" style:family="text">
      <style:text-properties style:text-position="super 58%" officeooo:rsid="29a3b757"/>
    </style:style>
    <style:style style:name="T300" style:family="text">
      <style:text-properties style:text-position="super 58%" style:font-name="標楷體"/>
    </style:style>
    <style:style style:name="T301" style:family="text">
      <style:text-properties style:text-position="super 58%" style:font-name="標楷體" officeooo:rsid="29a93974"/>
    </style:style>
    <style:style style:name="T302" style:family="text">
      <style:text-properties style:text-position="0% 100%"/>
    </style:style>
    <style:style style:name="T303" style:family="text">
      <style:text-properties style:text-position="0% 100%" officeooo:rsid="299b0729"/>
    </style:style>
    <style:style style:name="T304" style:family="text">
      <style:text-properties style:text-position="0% 100%" officeooo:rsid="299ea4f2"/>
    </style:style>
    <style:style style:name="T305" style:family="text">
      <style:text-properties style:text-position="0% 100%" style:text-overline-style="solid" style:text-overline-width="auto" style:text-overline-color="font-color"/>
    </style:style>
    <style:style style:name="T306" style:family="text">
      <style:text-properties style:text-position="0% 100%" officeooo:rsid="29a1ab73"/>
    </style:style>
    <style:style style:name="T307" style:family="text">
      <style:text-properties style:text-position="0% 100%" officeooo:rsid="29a2cf8b"/>
    </style:style>
    <style:style style:name="T308" style:family="text">
      <style:text-properties style:text-position="0% 100%" officeooo:rsid="29a3b757"/>
    </style:style>
    <style:style style:name="T309" style:family="text">
      <style:text-properties style:text-position="0% 100%" officeooo:rsid="29a48c20"/>
    </style:style>
    <style:style style:name="T310" style:family="text">
      <style:text-properties style:text-position="0% 100%" style:font-name="標楷體"/>
    </style:style>
    <style:style style:name="T311" style:family="text">
      <style:text-properties style:text-position="0% 100%" style:font-name="標楷體" officeooo:rsid="29a93974"/>
    </style:style>
    <style:style style:name="T312" style:family="text">
      <style:text-properties style:text-position="0% 100%" style:font-name="標楷體" officeooo:rsid="29ab2534"/>
    </style:style>
    <style:style style:name="T313" style:family="text">
      <style:text-properties style:text-position="0% 100%" style:text-underline-style="none" officeooo:rsid="27596862"/>
    </style:style>
    <style:style style:name="T314" style:family="text">
      <style:text-properties style:text-position="0% 100%" officeooo:rsid="29af8107"/>
    </style:style>
    <style:style style:name="T315" style:family="text">
      <style:text-properties officeooo:rsid="299d33fa"/>
    </style:style>
    <style:style style:name="T316" style:family="text">
      <style:text-properties style:text-outline="false" style:text-line-through-style="none" style:text-line-through-type="none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317" style:family="text">
      <style:text-properties style:text-outline="false" style:text-line-through-style="none" style:text-line-through-type="none" style:font-name="標楷體1" fo:font-style="normal" fo:text-shadow="none" style:text-underline-style="none" officeooo:rsid="0a7edee9" style:font-name-asian="標楷體1" style:font-style-asian="normal" style:font-name-complex="標楷體" style:text-emphasize="none"/>
    </style:style>
    <style:style style:name="T318" style:family="text">
      <style:text-properties style:text-outline="false" style:text-line-through-style="none" style:text-line-through-type="none" style:font-name="標楷體1" fo:font-style="normal" fo:text-shadow="none" style:text-underline-style="none" officeooo:rsid="2a1add7b" style:font-name-asian="標楷體1" style:font-style-asian="normal" style:font-name-complex="標楷體" style:text-emphasize="none"/>
    </style:style>
    <style:style style:name="T319" style:family="text">
      <style:text-properties style:text-outline="false" style:text-line-through-style="none" style:text-line-through-type="none" style:font-name="標楷體1" fo:font-style="normal" fo:text-shadow="none" style:text-underline-style="none" officeooo:rsid="2a1e4fe4" style:font-name-asian="標楷體1" style:font-style-asian="normal" style:font-name-complex="標楷體" style:text-emphasize="none"/>
    </style:style>
    <style:style style:name="T320" style:family="text">
      <style:text-properties style:text-outline="false" style:text-line-through-style="none" style:text-line-through-type="none" style:font-name="標楷體1" fo:font-style="normal" fo:text-shadow="none" style:text-underline-style="none" officeooo:rsid="2a2690e6" style:font-name-asian="標楷體1" style:font-style-asian="normal" style:font-name-complex="標楷體" style:text-emphasize="none"/>
    </style:style>
    <style:style style:name="T321" style:family="text">
      <style:text-properties style:text-outline="false" style:text-line-through-style="none" style:text-line-through-type="none" style:font-name="標楷體1" fo:font-style="normal" fo:text-shadow="none" style:text-underline-style="none" officeooo:rsid="2a348210" style:font-name-asian="標楷體1" style:font-style-asian="normal" style:font-name-complex="標楷體" style:text-emphasize="none"/>
    </style:style>
    <style:style style:name="T322" style:family="text">
      <style:text-properties style:text-outline="false" style:text-line-through-style="none" style:text-line-through-type="none" style:font-name="標楷體1" fo:font-style="normal" fo:text-shadow="none" style:text-underline-style="none" officeooo:rsid="2a159bef" style:font-name-asian="標楷體1" style:font-style-asian="normal" style:font-name-complex="標楷體" style:text-emphasize="none"/>
    </style:style>
    <style:style style:name="T323" style:family="text">
      <style:text-properties style:text-outline="false" style:text-line-through-style="none" style:text-line-through-type="none" style:font-name="標楷體1" fo:font-style="normal" fo:text-shadow="none" style:text-underline-style="none" officeooo:rsid="2a31d229" style:font-name-asian="標楷體1" style:font-style-asian="normal" style:font-name-complex="標楷體" style:text-emphasize="none"/>
    </style:style>
    <style:style style:name="T324" style:family="text">
      <style:text-properties style:text-outline="false" style:text-line-through-style="none" style:text-line-through-type="none" fo:font-style="normal" fo:text-shadow="none" style:text-underline-style="none" style:font-name-asian="標楷體1" style:font-style-asian="normal" style:font-name-complex="標楷體" style:text-emphasize="none"/>
    </style:style>
    <style:style style:name="T325" style:family="text">
      <style:text-properties style:text-outline="false" style:text-line-through-style="none" style:text-line-through-type="none" fo:font-style="normal" fo:text-shadow="none" style:text-underline-style="none" officeooo:rsid="2a2690e6" style:font-name-asian="標楷體1" style:font-style-asian="normal" style:font-name-complex="標楷體" style:text-emphasize="none"/>
    </style:style>
    <style:style style:name="T326" style:family="text">
      <style:text-properties style:text-outline="false" style:text-line-through-style="none" style:text-line-through-type="none" fo:font-style="normal" fo:text-shadow="none" style:text-underline-style="none" officeooo:rsid="2a09bb60" style:font-name-asian="標楷體1" style:font-style-asian="normal" style:font-name-complex="標楷體" style:text-emphasize="none"/>
    </style:style>
    <style:style style:name="T327" style:family="text">
      <style:text-properties style:text-outline="false" style:text-line-through-style="none" style:text-line-through-type="none" style:text-position="super 58%" style:font-name="標楷體1" fo:font-style="normal" fo:text-shadow="none" style:text-underline-style="none" officeooo:rsid="2a3d05bc" style:font-name-asian="標楷體1" style:font-style-asian="normal" style:font-name-complex="標楷體" style:text-emphasize="none"/>
    </style:style>
    <style:style style:name="T328" style:family="text">
      <style:text-properties style:text-outline="false" style:text-line-through-style="none" style:text-line-through-type="none" style:font-name="Arial" fo:font-style="normal" fo:text-shadow="none" style:text-underline-style="none" officeooo:rsid="2a1add7b" style:font-name-asian="Arial" style:font-style-asian="normal" style:font-name-complex="標楷體" style:text-emphasize="none"/>
    </style:style>
    <style:style style:name="T329" style:family="text">
      <style:text-properties style:text-outline="false" style:text-line-through-style="none" style:text-line-through-type="none" style:font-name="Arial" fo:font-style="normal" fo:text-shadow="none" style:text-underline-style="none" officeooo:rsid="2a1e4fe4" style:font-name-asian="Arial" style:font-style-asian="normal" style:font-name-complex="標楷體" style:text-emphasize="none"/>
    </style:style>
    <style:style style:name="T330" style:family="text">
      <style:text-properties style:font-name="Arial" style:font-name-asian="Arial"/>
    </style:style>
    <style:style style:name="T331" style:family="text">
      <style:text-properties style:font-name="Arial" officeooo:rsid="29b4bb5b" style:font-name-asian="Arial"/>
    </style:style>
    <style:style style:name="T332" style:family="text">
      <style:text-properties style:font-name="Arial" officeooo:rsid="29c87b93" style:font-name-asian="Arial"/>
    </style:style>
    <style:style style:name="T333" style:family="text">
      <style:text-properties style:font-name="Arial" officeooo:rsid="2a14728a" style:font-name-asian="Arial"/>
    </style:style>
    <style:style style:name="T334" style:family="text">
      <style:text-properties style:font-name="Arial" officeooo:rsid="2a0aad55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8849391" text:style-name="L1">
        <text:list-item>
          <text:p text:style-name="P1"><text:bookmark-start text:name="宇宙胞"/>宇宙胞<text:bookmark-end text:name="宇宙胞"/></text:p>
          <text:list>
            <text:list-item>
              <text:p text:style-name="P7"><text:span text:style-name="T1">地球文明 有機率瞭解 宇宙、</text:span><text:span text:style-name="T143">一切的一切</text:span><text:span text:style-name="T1">。</text:span><text:span text:style-name="T146">（</text:span><text:span text:style-name="T149">分形）</text:span></text:p>
              <text:list>
                <text:list-item>
                  <text:p text:style-name="P8"><text:span text:style-name="T1">明顯例子，瞭解 </text:span><text:span text:style-name="T121">人類個體的 細胞。</text:span><text:span text:style-name="T149">（原因很明顯，&lt;?</text:span><text:span text:style-name="T150">3&gt;神 以 自己 為樣本，創造 </text:span><text:span text:style-name="T149">人類）</text:span></text:p>
                </text:list-item>
              </text:list>
            </text:list-item>
            <text:list-item>
              <text:p text:style-name="P75">地球文明 有機率瞭解 宇宙胞的 動能型宇宙。</text:p>
              <text:list>
                <text:list-item>
                  <text:p text:style-name="P75">明顯例子，瞭解 人類個體的 細胞 的 動能。</text:p>
                </text:list-item>
              </text:list>
            </text:list-item>
            <text:list-item>
              <text:p text:style-name="P9"><text:span text:style-name="T1">宇宙胞 是 &lt;_?</text:span><text:span text:style-name="T121">3_&gt;個體 的 一顆細胞。</text:span></text:p>
            </text:list-item>
            <text:list-item>
              <text:p text:style-name="P76">&lt;_?3_&gt;個體 擁有 很多顆細胞。</text:p>
              <text:list>
                <text:list-item>
                  <text:p text:style-name="P76">明顯例子，人類個體 擁有 很多顆細胞。</text:p>
                </text:list-item>
              </text:list>
            </text:list-item>
            <text:list-item>
              <text:p text:style-name="P76">（人類認知到的）宇宙 是 宇宙胞的 動能。</text:p>
              <text:list>
                <text:list-item>
                  <text:p text:style-name="P76">（人類認知到的）宇宙 是 動能型宇宙。</text:p>
                </text:list-item>
              </text:list>
            </text:list-item>
            <text:list-item>
              <text:p text:style-name="P77">宇宙胞 有 內在物質、外在環境、交互作用、動能型宇宙、生物電流型宇宙、化學反應型宇宙。</text:p>
              <text:list>
                <text:list-item>
                  <text:p text:style-name="P76">內在物質 是 &lt;?3&gt;個體。</text:p>
                  <text:list>
                    <text:list-item>
                      <text:p text:style-name="P76">內在物質 的 明顯例子，空間、時間。</text:p>
                    </text:list-item>
                  </text:list>
                </text:list-item>
                <text:list-item>
                  <text:p text:style-name="P76">動能型宇宙 是（人類認知到的）宇宙。</text:p>
                </text:list-item>
                <text:list-item>
                  <text:p text:style-name="P76">生物電流型宇宙 是（人類認知不到的）宇宙。</text:p>
                </text:list-item>
              </text:list>
            </text:list-item>
            <text:list-item>
              <text:p text:style-name="P76">宇宙胞的內在物質（本身）正在 正邪大決戰。</text:p>
              <text:list>
                <text:list-item>
                  <text:p text:style-name="P10"><text:span text:style-name="T121">宇宙胞的內在物質 是 &lt;?</text:span><text:span text:style-name="T127">3&gt;個體、宇宙胞（本身）的肉質層、宇宙胞（本身）的意識層。</text:span></text:p>
                </text:list-item>
                <text:list-item>
                  <text:p text:style-name="P80">正 是 正常細胞組織。</text:p>
                </text:list-item>
                <text:list-item>
                  <text:p text:style-name="P80">邪 是 癌細胞組織。</text:p>
                </text:list-item>
                <text:list-item>
                  <text:p text:style-name="P80">該正邪大決戰 逐漸、深遠 影響到 所有類型的宇宙、所有宇宙胞的所有層面、一切的一切。</text:p>
                  <text:list>
                    <text:list-item>
                      <text:p text:style-name="P80">鞭長效應。</text:p>
                    </text:list-item>
                  </text:list>
                </text:list-item>
                <text:list-item>
                  <text:p text:style-name="P11"><text:span text:style-name="T122">&lt;_?</text:span><text:span text:style-name="T130">3_&gt;個體 的 體內 正在 正邪大決戰。</text:span></text:p>
                  <text:list>
                    <text:list-item>
                      <text:p text:style-name="P81">本宇宙胞、本宇宙 是 其中一部份。</text:p>
                    </text:list-item>
                  </text:list>
                </text:list-item>
              </text:list>
            </text:list-item>
            <text:list-item>
              <text:p text:style-name="P78">宇宙胞 正在 癌化。<text:span text:style-name="T151">雖然是遊戲，但（對 玩家個體 來說）可不是鬧著玩的（明例，刀劍神域</text:span><text:span text:style-name="T145">）</text:span></text:p>
              <text:list>
                <text:list-item>
                  <text:p text:style-name="P76">不只 一個宇宙胞 正在 癌化。</text:p>
                </text:list-item>
                <text:list-item>
                  <text:p text:style-name="P9"><text:span text:style-name="T121">其他宇宙胞 是 人類認定的 其他宇宙、多重宇宙、平行宇宙。</text:span><text:span text:style-name="T149">（宇宙胞分裂 的 自然現象）</text:span></text:p>
                </text:list-item>
              </text:list>
            </text:list-item>
            <text:list-item>
              <text:p text:style-name="P9"><text:span text:style-name="T121">&lt;_?</text:span><text:span text:style-name="T123">3_&gt;個體 正在 治療 宇宙胞。</text:span></text:p>
              <text:list>
                <text:list-item>
                  <text:p text:style-name="P12"><text:span text:style-name="T121">&lt;_?</text:span><text:span text:style-name="T123">3_&gt;個體 正在對 宇宙胞 的 所有類型的宇宙，全方位 治療。</text:span></text:p>
                </text:list-item>
              </text:list>
            </text:list-item>
            <text:list-item>
              <text:p text:style-name="P13"><text:span text:style-name="T121">&lt;_?</text:span><text:span text:style-name="T125">3_&gt;個體的免疫機制、</text:span><text:span text:style-name="T121">&lt;?</text:span><text:span text:style-name="T125">3&gt;醫療用品、治癒宇宙胞的所有個體</text:span><text:span text:style-name="T121"> 正在投入到 所有類型的宇宙。</text:span></text:p>
              <text:list>
                <text:list-item>
                  <text:p text:style-name="P14"><text:span text:style-name="T121">&lt;?</text:span><text:span text:style-name="T125">3&gt;醫療用品 的 明顯例子，</text:span><text:span text:style-name="T121">&lt;?</text:span><text:span text:style-name="T125">3&gt;抗生素。</text:span></text:p>
                </text:list-item>
                <text:list-item>
                  <text:p text:style-name="P15"><text:span text:style-name="T125">治癒宇宙胞的個體 是 &lt;?</text:span><text:span text:style-name="T126">3&gt; ~ &lt;?u&gt; 個體。</text:span></text:p>
                </text:list-item>
                <text:list-item>
                  <text:p text:style-name="P13"><text:span text:style-name="T121">&lt;?</text:span><text:span text:style-name="T124">2&gt;個體 有機率 認定 </text:span><text:span text:style-name="T121">神、佛、已逝之人、外星生物 大量降世。</text:span></text:p>
                  <text:list>
                    <text:list-item>
                      <text:p text:style-name="P16"><text:span text:style-name="T121">神、佛 是 &lt;_?</text:span><text:span text:style-name="T125">3_&gt;個體的免疫機制、</text:span><text:span text:style-name="T121">&lt;?</text:span><text:span text:style-name="T125">3&gt;醫療用品、治癒宇宙胞的所有個體。</text:span></text:p>
                      <text:list>
                        <text:list-item>
                          <text:p text:style-name="P82">明顯例子，工作細胞。</text:p>
                        </text:list-item>
                      </text:list>
                    </text:list-item>
                    <text:list-item>
                      <text:p text:style-name="P79">已逝之人、外星生物 是 宇宙胞內部 動能型意識層 輪迴、內部循環 到 新誕生 肉質層。</text:p>
                      <text:list>
                        <text:list-item>
                          <text:p text:style-name="P17"><text:span text:style-name="T121">已逝之人、外星生物 降世 是 宇宙胞內部 輪迴的 意識層個體。</text:span><text:span text:style-name="T149">（NPC的肉質層）</text:span></text:p>
                        </text:list-item>
                        <text:list-item>
                          <text:p text:style-name="P79">已逝之人、外星生物 降世 是 意識層 再次 進入 新誕生的 肉質層 的個體。</text:p>
                        </text:list-item>
                        <text:list-item>
                          <text:p text:style-name="P79">已逝之人、外星生物 降世 是 意識層 再次 進入 肉質層 的個體。</text:p>
                        </text:list-item>
                      </text:list>
                    </text:list-item>
                  </text:list>
                </text:list-item>
                <text:list-item>
                  <text:p text:style-name="P16"><text:span text:style-name="T121">被癌化的 &lt;?</text:span><text:span text:style-name="T128">2&gt;個體 有機率在 治療過程 當中，被殲滅、被滅絕。</text:span></text:p>
                </text:list-item>
                <text:list-item>
                  <text:p text:style-name="P16"><text:span text:style-name="T128">自我治癒、接受治癒 的 &lt;?</text:span><text:span text:style-name="T129">2&gt;個體 有機率在 治療過程 當中，存活下來，迎接 全新 未來。</text:span></text:p>
                  <text:list>
                    <text:list-item>
                      <text:p text:style-name="P83">該未來 是 宇宙胞 心靈平靜、正常運作、協調運作、不被癌化所侵擾 的未來。</text:p>
                    </text:list-item>
                  </text:list>
                </text:list-item>
              </text:list>
            </text:list-item>
            <text:list-item>
              <text:p text:style-name="P18"><text:span text:style-name="T121">&lt;_?</text:span><text:span text:style-name="T131">3_&gt;個體 使用</text:span><text:span text:style-name="T121"> 催化劑，提升、加速 治療。</text:span></text:p>
              <text:list>
                <text:list-item>
                  <text:p text:style-name="P18"><text:span text:style-name="T121">&lt;?</text:span><text:span text:style-name="T137">2&gt;個體 有機率認知到 時間、好像有什麼 在加速。</text:span></text:p>
                </text:list-item>
              </text:list>
            </text:list-item>
            <text:list-item>
              <text:p text:style-name="P18"><text:span text:style-name="T121">&lt;?</text:span><text:span text:style-name="T124">2&gt;個體 癌化 的 明顯特徵，德 極端劇烈 降低、退化。</text:span></text:p>
              <text:list>
                <text:list-item>
                  <text:p text:style-name="P19"><text:span text:style-name="T124">德 是 &lt;?</text:span><text:span text:style-name="T135">3&gt;~&lt;?u&gt; 個體 的 德。</text:span></text:p>
                  <text:list>
                    <text:list-item>
                      <text:p text:style-name="P84">德 是 正常運作。</text:p>
                      <text:list>
                        <text:list-item>
                          <text:p text:style-name="P85">明顯例子，紅血球 的 德，是 搬運 氧氣。</text:p>
                          <text:list>
                            <text:list-item>
                              <text:p text:style-name="P85">越遵循 本能、天職、天命 的 個體，德 越高。</text:p>
                            </text:list-item>
                            <text:list-item>
                              <text:p text:style-name="P86">越違逆 本能、天職、天命 的 個體，德 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本能、天職、天命 有機率 提升、昇華。</text:p>
                      <text:list>
                        <text:list-item>
                          <text:p text:style-name="P87">明顯例子，紅血球 越來越有效率，攜帶更多 氧氣。</text:p>
                        </text:list-item>
                        <text:list-item>
                          <text:p text:style-name="P88">明顯例子，帶核紅血球 昇華成 脫核紅血球。</text:p>
                        </text:list-item>
                      </text:list>
                    </text:list-item>
                    <text:list-item>
                      <text:p text:style-name="P89">本能、天職、天命 有機率 降低、退化。</text:p>
                      <text:list>
                        <text:list-item>
                          <text:p text:style-name="P89">明顯例子，紅血球 越來越沒有效率，攜帶更少 氧氣。</text:p>
                        </text:list-item>
                        <text:list-item>
                          <text:p text:style-name="P90">明顯例子，紅血球 違逆 本能、天職、天命，退化成 不工作細胞 的一份子。</text:p>
                        </text:list-item>
                        <text:list-item>
                          <text:p text:style-name="P20"><text:span text:style-name="T135">違逆個體 的 數量越多，&lt;_?</text:span><text:span text:style-name="T136">3_&gt;個體 的 身體抵抗力、體力、專注力 越差。</text:span></text:p>
                        </text:list-item>
                        <text:list-item>
                          <text:p text:style-name="P21"><text:span text:style-name="T135">違逆個體 的 數量越多，&lt;_?</text:span><text:span text:style-name="T136">3_&gt;個體 有機率 出現，各種 疾病、併發症、後遺症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癌化個體 常見的 癌化作法，癌化物質 將 自己的基因 植入 宇宙胞的基因，形成 癌基因。</text:p>
                  <text:list>
                    <text:list-item>
                      <text:p text:style-name="P92">癌化個體 是 引起 宇宙胞 基因突變 的 個體。</text:p>
                    </text:list-item>
                    <text:list-item>
                      <text:p text:style-name="P93">擁有 癌基因 的 宇宙胞 是 癌化宇宙胞。</text:p>
                      <text:list>
                        <text:list-item>
                          <text:p text:style-name="P94">癌化宇宙胞 是 擁有 癌基因 的 宇宙胞。</text:p>
                        </text:list-item>
                        <text:list-item>
                          <text:p text:style-name="P93">癌化宇宙胞 持續 生長。</text:p>
                        </text:list-item>
                      </text:list>
                    </text:list-item>
                    <text:list-item>
                      <text:p text:style-name="P95">癌化宇宙胞。</text:p>
                      <text:list>
                        <text:list-item>
                          <text:p text:style-name="P22"><text:span text:style-name="T124">癌基因 導致，&lt;?</text:span><text:span text:style-name="T132">3&gt;</text:span><text:span text:style-name="T124">蛋白質 出現 異常。</text:span></text:p>
                          <text:list>
                            <text:list-item>
                              <text:p text:style-name="P23"><text:span text:style-name="T124">&lt;?</text:span><text:span text:style-name="T132">3&gt;</text:span><text:span text:style-name="T124">蛋白質 是 控制 宇宙胞分裂 有關的 &lt;?</text:span><text:span text:style-name="T132">3&gt;</text:span><text:span text:style-name="T124">蛋白質。</text:span></text:p>
                            </text:list-item>
                            <text:list-item>
                              <text:p text:style-name="P24"><text:span text:style-name="T124">異常 是 錯誤、突變、失控、失去宇宙胞原有的功能、反過來攻擊&lt;_?</text:span><text:span text:style-name="T134">3_&gt;個體</text:span><text:span text:style-name="T124">。</text:span></text:p>
                            </text:list-item>
                          </text:list>
                        </text:list-item>
                        <text:list-item>
                          <text:p text:style-name="P25"><text:span text:style-name="T124">癌基因 導致，&lt;?</text:span><text:span text:style-name="T133">3&gt;</text:span><text:span text:style-name="T124">DNA 出現 異常。</text:span></text:p>
                          <text:list>
                            <text:list-item>
                              <text:p text:style-name="P26"><text:span text:style-name="T124">&lt;?</text:span><text:span text:style-name="T133">3&gt;</text:span><text:span text:style-name="T124">DNA 是 &lt;?</text:span><text:span text:style-name="T133">3&gt;</text:span><text:span text:style-name="T124">蛋白質 編碼的 &lt;?</text:span><text:span text:style-name="T133">3&gt;</text:span><text:span text:style-name="T124">DNA。</text:span></text:p>
                            </text:list-item>
                          </text:list>
                        </text:list-item>
                        <text:list-item>
                          <text:p text:style-name="P25"><text:span text:style-name="T124">癌基因 導致，&lt;?</text:span><text:span text:style-name="T133">3&gt;</text:span><text:span text:style-name="T124">蛋白質 出現 異常。</text:span></text:p>
                          <text:list>
                            <text:list-item>
                              <text:p text:style-name="P27"><text:span text:style-name="T124">&lt;?</text:span><text:span text:style-name="T133">3&gt;</text:span><text:span text:style-name="T124">蛋白質 是 宇宙胞 透過 &lt;?</text:span><text:span text:style-name="T133">3&gt;</text:span><text:span text:style-name="T124">DNA 轉譯出來的 &lt;?</text:span><text:span text:style-name="T133">3&gt;</text:span><text:span text:style-name="T124">蛋白質。</text:span></text:p>
                            </text:list-item>
                          </text:list>
                        </text:list-item>
                        <text:list-item>
                          <text:p text:style-name="P96">發生 癌擴散 現象。</text:p>
                        </text:list-item>
                      </text:list>
                    </text:list-item>
                    <text:list-item>
                      <text:p text:style-name="P97">正常宇宙胞 轉變成 癌化宇宙胞，通常要 植入 癌基因 一次（以上）。</text:p>
                    </text:list-item>
                  </text:list>
                </text:list-item>
                <text:list-item>
                  <text:p text:style-name="P98">癌基因 的 明顯例子，錢。</text:p>
                </text:list-item>
                <text:list-item>
                  <text:p text:style-name="P28"><text:span text:style-name="T124">宇宙胞 被治癒 之後，</text:span>在宇宙胞<text:span text:style-name="T124">裡面 殘存的癌基因 有機率 被喚醒。</text:span></text:p>
                  <text:list>
                    <text:list-item>
                      <text:p text:style-name="P99">宇宙胞 有機率再次 被癌化。</text:p>
                      <text:list>
                        <text:list-item>
                          <text:p text:style-name="P99">曾經 被癌化 的 宇宙胞，復發 更快、更猛。</text:p>
                        </text:list-item>
                      </text:list>
                    </text:list-item>
                    <text:list-item>
                      <text:p text:style-name="P98">明顯例子，錢、金融系統 重啟。</text:p>
                    </text:list-item>
                  </text:list>
                </text:list-item>
                <text:list-item>
                  <text:p text:style-name="P2">宇宙胞 正在 癌化。</text:p>
                  <text:list>
                    <text:list-item>
                      <text:p text:style-name="P100">宇宙胞 已經 被（癌化個體）植入 癌基因。</text:p>
                    </text:list-item>
                    <text:list-item>
                      <text:p text:style-name="P98">癌基因 正在 成長期。</text:p>
                    </text:list-item>
                    <text:list-item>
                      <text:p text:style-name="P98">癌基因 正在等待 成熟期、癌擴散。</text:p>
                    </text:list-item>
                    <text:list-item>
                      <text:p text:style-name="P101">癌化個體 正在 催化 癌基因 的 發展。</text:p>
                      <text:list>
                        <text:list-item>
                          <text:p text:style-name="P102">癌基因 是 已經植入到 宇宙胞的 癌基因。</text:p>
                        </text:list-item>
                        <text:list-item>
                          <text:p text:style-name="P29"><text:span text:style-name="T124">為了 對抗 </text:span><text:span text:style-name="T121">&lt;_?</text:span><text:span text:style-name="T125">3_&gt;個體的免疫機制、</text:span><text:span text:style-name="T121">&lt;?</text:span><text:span text:style-name="T125">3&gt;醫療用品、治癒宇宙胞的所有個體。</text:span></text:p>
                        </text:list-item>
                        <text:list-item>
                          <text:p text:style-name="P30"><text:span text:style-name="T124">為了 對抗 </text:span><text:span text:style-name="T121">&lt;_?</text:span><text:span text:style-name="T125">3_&gt;個體 使用的 </text:span><text:span text:style-name="T121">催化劑。</text:span></text:p>
                        </text:list-item>
                      </text:list>
                    </text:list-item>
                    <text:list-item>
                      <text:p text:style-name="P98">癌化個體 已經準備好，下一個 癌基因 的 植入。</text:p>
                    </text:list-item>
                    <text:list-item>
                      <text:p text:style-name="P98">宇宙胞 正在 衰亡期。</text:p>
                      <text:list>
                        <text:list-item>
                          <text:p text:style-name="P98">宇宙胞 有機率狀態轉移 到 成長期、成熟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T124">對於 &lt;_?</text:span><text:span text:style-name="T138">3_&gt;個體、其他&lt;?2&gt;個體 來說，</text:span><text:span text:style-name="T124">&lt;?</text:span><text:span text:style-name="T138">2&gt;個體 的 </text:span><text:span text:style-name="T124">德 提升、昇華，有 重大意義。</text:span></text:p>
              <text:list>
                <text:list-item>
                  <text:p text:style-name="P32"><text:span text:style-name="T124">&lt;?</text:span><text:span text:style-name="T138">2&gt;個體 的 </text:span><text:span text:style-name="T124">德 越高，宇宙胞 越健康、越運作正常、越心靈平靜。</text:span></text:p>
                </text:list-item>
                <text:list-item>
                  <text:p text:style-name="P103">宇宙胞 的 所有類型宇宙 都要 同時 治療、治癒，排除、剪掉、去除 被植入的 癌基因。</text:p>
                  <text:list>
                    <text:list-item>
                      <text:p text:style-name="P104">宇宙胞 自主重組、自主修復 基因。</text:p>
                    </text:list-item>
                    <text:list-item>
                      <text:p text:style-name="P4"><text:span text:style-name="T157">&lt;_?</text:span><text:span text:style-name="T158">3_&gt;個體的免疫機制、</text:span><text:span text:style-name="T157">&lt;?</text:span><text:span text:style-name="T158">3&gt;醫療用品，</text:span><text:span text:style-name="T159">協助、</text:span><text:span text:style-name="T138">催化 </text:span><text:span text:style-name="T159">宇宙胞 的</text:span><text:span text:style-name="T138"> 自癒機制。</text:span></text:p>
                      <text:list>
                        <text:list-item>
                          <text:p text:style-name="P105">明顯例子，協助、催化 &lt;?2&gt;個體 提升、昇華 德，間接催化 宇宙胞 的 自癒機制。</text:p>
                          <text:list>
                            <text:list-item>
                              <text:p text:style-name="P105">明顯例子，太陽光 照射到 太陽能板，激發出 光電效應，產生 電，穩態 運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8"><text:bookmark-start text:name="&lt;_3_&gt;個體的 癌化現象"/><text:span text:style-name="T3">&lt;_?</text:span><text:span text:style-name="T4">3_&gt;個體的 </text:span><text:span text:style-name="T3">癌化現象</text:span><text:bookmark-end text:name="&lt;_3_&gt;個體的 癌化現象"/></text:p>
          <text:list>
            <text:list-item>
              <text:p text:style-name="P33"><text:span text:style-name="T140">&lt;_?</text:span><text:span text:style-name="T141">3_&gt;個體的 </text:span><text:span text:style-name="T140">癌化現象 的 本質、來源、源頭，是 </text:span><text:span text:style-name="T139">&lt;?</text:span><text:span text:style-name="T140">x&gt;個體。</text:span></text:p>
              <text:list>
                <text:list-item>
                  <text:p text:style-name="P34"><text:span text:style-name="T140">[] &gt; n </text:span><text:span text:style-name="T1">&gt;= x &gt;= u。</text:span></text:p>
                  <text:list>
                    <text:list-item>
                      <text:p text:style-name="P106">[] 是 虛無個體的 宗量層級。</text:p>
                    </text:list-item>
                  </text:list>
                </text:list-item>
              </text:list>
            </text:list-item>
            <text:list-item>
              <text:p text:style-name="P107">&lt;?[]&gt;個體 要同時 治癒 所有 宗量層級、每一個宗量層級的所有類型宇宙。</text:p>
              <text:list>
                <text:list-item>
                  <text:p text:style-name="P107">明顯例子，&lt;?n&gt; <text:span text:style-name="T330">↔</text:span> &lt;?n-1&gt; <text:span text:style-name="T330">↔</text:span> … <text:span text:style-name="T330">↔</text:span> &lt;?2&gt; <text:span text:style-name="T330">↔</text:span> … <text:span text:style-name="T330">↔</text:span> &lt;?u&gt; 所有類型宇宙。</text:p>
                  <text:list>
                    <text:list-item>
                      <text:p text:style-name="P108"><text:span text:style-name="T330">↔</text:span> 是 同時、並行、相互影響、由上而下、由下而上、交互作用 治癒。</text:p>
                    </text:list-item>
                  </text:list>
                </text:list-item>
                <text:list-item>
                  <text:p text:style-name="P109">&lt;?[]&gt;個體 是 直接蘊含&lt;?n&gt;個體的 虛無個體。<text:span text:style-name="T145">（遊戲（本身））</text:span></text:p>
                </text:list-item>
              </text:list>
            </text:list-item>
          </text:list>
        </text:list-item>
        <text:list-item>
          <text:p text:style-name="P110"><text:bookmark-start text:name="三角形"/>三角形<text:bookmark-end text:name="三角形"/></text:p>
          <text:list>
            <text:list-item>
              <text:p text:style-name="P301">前情提要 在 <text:span text:style-name="T142">_ (第2本)</text:span><text:span text:style-name="T99"> 文件</text:span> 的 <text:span text:style-name="T174">變換式</text:span> 的 <text:span text:style-name="T104">n維三角形</text:span>。</text:p>
            </text:list-item>
            <text:list-item>
              <text:p text:style-name="P110">三角形 是 宇宙胞分裂（機制）的 象徵、象形、符號。</text:p>
              <text:list>
                <text:list-item>
                  <text:p text:style-name="P113">n維三角形 象徵 宇宙胞。</text:p>
                </text:list-item>
                <text:list-item>
                  <text:p text:style-name="P113">靠近原點的n維三角形 象徵 本宇宙胞。</text:p>
                </text:list-item>
                <text:list-item>
                  <text:p text:style-name="P113">遠離原點的n維三角形 象徵 被分裂出去的 宇宙胞。</text:p>
                  <text:list>
                    <text:list-item>
                      <text:p text:style-name="P113">原點 是 n維座標系的 零點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bookmark-start text:name="3"/>3<text:bookmark-end text:name="3"/><text:span text:style-name="T166">（（空間、時間、&lt;?</text:span><text:span text:style-name="T167">a&gt;個體、</text:span><text:span text:style-name="T166">一切）維度 等效值、等效單位、轉換座標系、轉換器、工具）</text:span></text:p>
          <text:list>
            <text:list-item>
              <text:p text:style-name="P116">3 `3 `3 = 3 <text:span text:style-name="T183">'</text:span>3。</text:p>
              <text:list>
                <text:list-item>
                  <text:p text:style-name="P116">`是 <text:span text:style-name="T183">'的</text:span>上一個層級 的 符號。</text:p>
                </text:list-item>
                <text:list-item>
                  <text:p text:style-name="P117"><text:span text:style-name="T184">'</text:span><text:span text:style-name="T182">是 `的下一個層級 的 符號。</text:span></text:p>
                </text:list-item>
                <text:list-item>
                  <text:p text:style-name="P118">左邊 是 分裂前 的 <text:span text:style-name="T186">本宇宙胞。</text:span></text:p>
                  <text:list>
                    <text:list-item>
                      <text:p text:style-name="P119">左邊 是 <text:span text:style-name="T182">3 `3 `3。</text:span></text:p>
                    </text:list-item>
                    <text:list-item>
                      <text:p text:style-name="P120">分裂 是 <text:span text:style-name="T186">宇宙胞</text:span>分裂複製。</text:p>
                    </text:list-item>
                    <text:list-item>
                      <text:p text:style-name="P121">上次分裂後 到 這次分裂前 之間，<text:span text:style-name="T186">本宇宙胞 </text:span>從 原有的 <text:span text:style-name="T189">3 </text:span>增生到 <text:span text:style-name="T182">3 `3 `3</text:span>。</text:p>
                    </text:list-item>
                  </text:list>
                </text:list-item>
                <text:list-item>
                  <text:p text:style-name="P118">右邊<text:span text:style-name="T186"> 是 分裂瞬間 的 本宇宙胞</text:span><text:span text:style-name="T184">、</text:span><text:span text:style-name="T186">被分裂出去的宇宙胞。</text:span></text:p>
                  <text:list>
                    <text:list-item>
                      <text:p text:style-name="P118">右邊 是 這次分裂 瞬間。</text:p>
                    </text:list-item>
                    <text:list-item>
                      <text:p text:style-name="P119">右邊 是 <text:span text:style-name="T182">3 </text:span><text:span text:style-name="T184">'</text:span><text:span text:style-name="T182">3。</text:span></text:p>
                      <text:list>
                        <text:list-item>
                          <text:p text:style-name="P122"><text:span text:style-name="T182">3 </text:span><text:span text:style-name="T184">'</text:span><text:span text:style-name="T182">3 是 本宇宙胞 </text:span><text:span text:style-name="T184">'</text:span><text:span text:style-name="T186">被分裂出去的宇宙胞。</text:span></text:p>
                        </text:list-item>
                        <text:list-item>
                          <text:p text:style-name="P123">靠近<text:span text:style-name="T187">原點的3</text:span> 是 <text:span text:style-name="T186">本宇宙胞。</text:span></text:p>
                          <text:list>
                            <text:list-item>
                              <text:p text:style-name="P114"><text:span text:style-name="T165">靠近</text:span>原點的3 是 靠近原點的n維三角形。</text:p>
                            </text:list-item>
                          </text:list>
                        </text:list-item>
                        <text:list-item>
                          <text:p text:style-name="P123"><text:span text:style-name="T187">遠離原點的3</text:span> 是 <text:span text:style-name="T186">被分裂出去的宇宙胞。</text:span></text:p>
                          <text:list>
                            <text:list-item>
                              <text:p text:style-name="P124"><text:span text:style-name="T187">遠離原點的3</text:span> 是 <text:span text:style-name="T186">遠離原點的n維三角形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7">明顯例子。</text:p>
                  <text:list>
                    <text:list-item>
                      <text:p text:style-name="P128">…</text:p>
                    </text:list-item>
                    <text:list-item>
                      <text:p text:style-name="P130">3 ？？？ 3 ？？？ 3 = 3 ？？？ 3。</text:p>
                      <text:list>
                        <text:list-item>
                          <text:p text:style-name="P131">？？？ 是 人類 還沒有認知到該存在的 符號</text:p>
                        </text:list-item>
                      </text:list>
                    </text:list-item>
                    <text:list-item>
                      <text:p text:style-name="P130">3 ？？？ 3 ？？？ 3 = 3 + 3。</text:p>
                    </text:list-item>
                    <text:list-item>
                      <text:p text:style-name="P135">3 + 3 + 3 = 3 * 3。</text:p>
                    </text:list-item>
                    <text:list-item>
                      <text:p text:style-name="P136">3 * 3 * 3 = <text:span text:style-name="T185">3 ^ 3。</text:span></text:p>
                    </text:list-item>
                    <text:list-item>
                      <text:p text:style-name="P132">3 ^ 3 ^ 3 = 3 ？？？ 3。</text:p>
                    </text:list-item>
                    <text:list-item>
                      <text:p text:style-name="P132">3 ？？？ 3 ？？？ 3 = 3 ？？？ 3。</text:p>
                    </text:list-item>
                    <text:list-item>
                      <text:p text:style-name="P132">…</text:p>
                    </text:list-item>
                  </text:list>
                </text:list-item>
                <text:list-item>
                  <text:p text:style-name="P125"><text:span text:style-name="T186">宇宙胞</text:span> 正在 成長期。</text:p>
                  <text:list>
                    <text:list-item>
                      <text:p text:style-name="P126">原有的 <text:span text:style-name="T189">3 </text:span>增生到 <text:span text:style-name="T182">3 `3 `3，然後 留下一半，只取一半。</text:span><text:span text:style-name="T153">（啟示錄）</text:span></text:p>
                      <text:list>
                        <text:list-item>
                          <text:p text:style-name="P129"><text:span text:style-name="T182">留下</text:span>一半 是 <text:span text:style-name="T182">留下 本宇宙胞。</text:span></text:p>
                        </text:list-item>
                        <text:list-item>
                          <text:p text:style-name="P129">只取一半 是 <text:span text:style-name="T190">分裂 被分裂出去的宇宙胞。</text:span></text:p>
                        </text:list-item>
                      </text:list>
                    </text:list-item>
                    <text:list-item>
                      <text:p text:style-name="P258"><text:span text:style-name="T13">3 </text:span><text:span text:style-name="T2">&lt;?a&gt;</text:span><text:span text:style-name="T14"> </text:span><text:span text:style-name="T2">3 &lt;?a&gt; 3 = 3 &lt;?a+1&gt; 3。</text:span></text:p>
                      <text:list>
                        <text:list-item>
                          <text:p text:style-name="P138">&lt;?a&gt; 是 第a層級 的 符號。</text:p>
                        </text:list-item>
                        <text:list-item>
                          <text:p text:style-name="P139">明顯例子，+ 是 第一層級 的 符號。</text:p>
                        </text:list-item>
                        <text:list-item>
                          <text:p text:style-name="P139">明顯例子，* 是 第二層級 的 符號。</text:p>
                        </text:list-item>
                        <text:list-item>
                          <text:p text:style-name="P140">明顯例子，^ 是 第三層級 的 符號。</text:p>
                        </text:list-item>
                      </text:list>
                    </text:list-item>
                    <text:list-item>
                      <text:p text:style-name="P141">（3 &lt;?f&gt; 3 &lt;?f&gt; 3）=（（（3 &lt;?x&gt; 3 &lt;?x&gt; 3）&lt;?x+1&gt; 3）&lt;?x+2&gt; 3）… &lt;?f&gt; 3。</text:p>
                      <text:list>
                        <text:list-item>
                          <text:p text:style-name="P150">f &gt; x。</text:p>
                        </text:list-item>
                        <text:list-item>
                          <text:p text:style-name="P142">明顯例子，3 ^ 3 ^ 3 =（（3 + 3 + 3）* 3）^ 3。</text:p>
                          <text:list>
                            <text:list-item>
                              <text:p text:style-name="P151">f = 3。</text:p>
                            </text:list-item>
                            <text:list-item>
                              <text:p text:style-name="P152">x = 1。</text:p>
                            </text:list-item>
                          </text:list>
                        </text:list-item>
                        <text:list-item>
                          <text:p text:style-name="P143">明顯例子，3 ^ 3 ^ 3 =（3 * 3 * 3）^ 3。</text:p>
                          <text:list>
                            <text:list-item>
                              <text:p text:style-name="P152">f = 3。</text:p>
                            </text:list-item>
                            <text:list-item>
                              <text:p text:style-name="P152">x = <text:span text:style-name="T199">2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3">宇宙胞 不斷在 膨脹、成長、分裂。</text:p>
                      <text:list>
                        <text:list-item>
                          <text:p text:style-name="P144">膨脹、成長、分裂，速率 是（3 &lt;?a+1&gt; 3 &lt;?a+1&gt; 3）/（3 &lt;?a&gt; 3 &lt;?a&gt; 3）。</text:p>
                          <text:list>
                            <text:list-item>
                              <text:p text:style-name="P249"><text:span text:style-name="T13">明顯例子，（3 // 3 // 3）/（3 &lt;?</text:span><text:span text:style-name="T23">0</text:span><text:span text:style-name="T13">&gt; 3 &lt;?</text:span><text:span text:style-name="T23">0</text:span><text:span text:style-name="T13">&gt; 3）= </text:span><text:span text:style-name="T15">1</text:span><text:span text:style-name="T13"> / </text:span><text:span text:style-name="T15">6</text:span><text:span text:style-name="T13"> = </text:span><text:span text:style-name="T15">1/6</text:span><text:span text:style-name="T13">。</text:span></text:p>
                            </text:list-item>
                            <text:list-item>
                              <text:p text:style-name="P145">明顯例子，（3 + 3 + 3）/（3 // 3 // 3）= 9 / 1 = 9。</text:p>
                            </text:list-item>
                            <text:list-item>
                              <text:p text:style-name="P143">明顯例子，（3 * 3 * 3）/（3 + 3 + 3）= 27 / 9 = 3。</text:p>
                            </text:list-item>
                            <text:list-item>
                              <text:p text:style-name="P145">明顯例子，（3 ^ 3 ^ 3）/（3 * 3 * 3）= 19683 / 27 = 729。</text:p>
                            </text:list-item>
                          </text:list>
                        </text:list-item>
                        <text:list-item>
                          <text:p text:style-name="P146">（3 &lt;?a&gt; 3 &lt;?a&gt; 3）&lt;?a+2&gt;（（3 &lt;?a+1&gt; 3 &lt;?a+1&gt; 3）/（3 &lt;?a&gt; 3 &lt;?a&gt; 3））</text:p>
                          <text:list>
                            <text:list-item>
                              <text:p text:style-name="P147">明顯例子，（3 + 3 + 3）^（（3 * 3 * 3）/（3 + 3 + 3））= 9 ^ 3 = 27。</text:p>
                            </text:list-item>
                            <text:list-item>
                              <text:p text:style-name="P145">明顯例子，（3 // 3 // 3）*（（3 + 3 + 3）/（3 // 3 // 3））= 1*9 = 9。</text:p>
                            </text:list-item>
                          </text:list>
                        </text:list-item>
                        <text:list-item>
                          <text:p text:style-name="P303">（3 &lt;?a&gt; 3 &lt;?a&gt; 3）&lt;?a+2&gt;（3））。</text:p>
                          <text:list>
                            <text:list-item>
                              <text:p text:style-name="P303">=（3 &lt;?a+2&gt; 3 &lt;?a+2&gt; 3）/（3 &lt;?a+1&gt; 3 &lt;?a+1&gt; 3）。</text:p>
                              <text:list>
                                <text:list-item>
                                  <text:p text:style-name="P311"><text:span text:style-name="T197">3 </text:span>&lt;?a&gt;<text:span text:style-name="T198"> </text:span>3 &lt;?a&gt; 3 = 3 &lt;?a+1&gt; 3。</text:p>
                                </text:list-item>
                              </text:list>
                            </text:list-item>
                            <text:list-item>
                              <text:p text:style-name="P304">明顯例子，（3 + 3 + 3）^（3）= 9 ^ 3 = 729。</text:p>
                            </text:list-item>
                            <text:list-item>
                              <text:p text:style-name="P304">明顯例子，（3 // 3 // 3）*（3）= 1 * 3 = 3。</text:p>
                            </text:list-item>
                            <text:list-item>
                              <text:p text:style-name="P305">明顯例子，（3 &lt;?0&gt; 3 &lt;?0&gt; 3）+（3）= 6 + 3 = 9。（3、6、9）</text:p>
                              <text:list>
                                <text:list-item>
                                  <text:p text:style-name="P312">3 + 3 = 6。</text:p>
                                </text:list-item>
                                <text:list-item>
                                  <text:p text:style-name="P305">（3 &lt;?<text:span text:style-name="T291">0</text:span>&gt; 3 &lt;?<text:span text:style-name="T291">0</text:span>&gt; 3）=（3 + 3）。</text:p>
                                </text:list-item>
                              </text:list>
                            </text:list-item>
                            <text:list-item>
                              <text:p text:style-name="P306">明顯例子，（3 &lt;?-<text:span text:style-name="T287">2</text:span>&gt; 3 &lt;?-<text:span text:style-name="T287">2</text:span>&gt; 3）//（3）=（1 /（6 - 1/3））// 3 = 1/6。</text:p>
                              <text:list>
                                <text:list-item>
                                  <text:p text:style-name="P313">假定，<text:span text:style-name="T281">f =（3 &lt;?-2&gt; 3 &lt;?-2&gt; 3）。</text:span></text:p>
                                  <text:list>
                                    <text:list-item>
                                      <text:p text:style-name="P314">1 / 6 = <text:span text:style-name="T281">f // 3。</text:span></text:p>
                                    </text:list-item>
                                    <text:list-item>
                                      <text:p text:style-name="P315">1 / 6 = <text:span text:style-name="T201">1 /（1/f + 1/3）。</text:span></text:p>
                                    </text:list-item>
                                    <text:list-item>
                                      <text:p text:style-name="P316">6 =<text:span text:style-name="T201">（1/f + 1/3）。</text:span></text:p>
                                    </text:list-item>
                                    <text:list-item>
                                      <text:p text:style-name="P317"><text:span text:style-name="T202">（</text:span>6<text:span text:style-name="T197">-1/3）</text:span> =<text:span text:style-name="T201">1/f。</text:span></text:p>
                                    </text:list-item>
                                    <text:list-item>
                                      <text:p text:style-name="P406"><text:span text:style-name="T203">1/</text:span>（6-1/3）= <text:span text:style-name="T282">f</text:span>。</text:p>
                                    </text:list-item>
                                    <text:list-item>
                                      <text:p text:style-name="P318"><text:span text:style-name="T281">f = 1 /（</text:span>6-<text:span text:style-name="T202">1/3）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9">假定，<text:span text:style-name="T206">f =（x &lt;?-2&gt; y）= (1 / (x / c - 1 / y)。</text:span></text:p>
                                  <text:list>
                                    <text:list-item>
                                      <text:p text:style-name="P324">假定，c 是 未知常數。</text:p>
                                    </text:list-item>
                                    <text:list-item>
                                      <text:p text:style-name="P326">（x &lt;?-<text:span text:style-name="T288">2</text:span>&gt; y &lt;?-<text:span text:style-name="T288">2</text:span>&gt; z）= 1/ ((1 / (x / c - 1 / y)) / c - 1 / z)。</text:p>
                                    </text:list-item>
                                    <text:list-item>
                                      <text:p text:style-name="P326">（x &lt;?-<text:span text:style-name="T288">2</text:span>&gt; y &lt;?-<text:span text:style-name="T288">2</text:span>&gt; z）= 1 / (1 / (x – (c / y)) - 1 / z)。</text:p>
                                    </text:list-item>
                                    <text:list-item>
                                      <text:p text:style-name="P326">（3 &lt;?-<text:span text:style-name="T288">2</text:span>&gt; 3 &lt;?-<text:span text:style-name="T288">2</text:span>&gt; 3）= 1 / (1 / (3 – (c / 3)) - 1 / 3)。</text:p>
                                    </text:list-item>
                                    <text:list-item>
                                      <text:p text:style-name="P320">已知，<text:span text:style-name="T197">（3 &lt;?-2&gt; 3 &lt;?-2&gt; 3）=（1 /（6 – 1/3））。</text:span></text:p>
                                    </text:list-item>
                                    <text:list-item>
                                      <text:p text:style-name="P327">1 / (3 – (c / 3)) = 6。</text:p>
                                      <text:list>
                                        <text:list-item>
                                          <text:p text:style-name="P328">1 / (1 / (3 – (c / 3)) - 1 / 3) =（1 /（6 – 1/3））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9">(3 – (c / 3)) = 1 / 6。</text:p>
                                    </text:list-item>
                                    <text:list-item>
                                      <text:p text:style-name="P329">(3 - (1 / 6)) = (c / 3)。</text:p>
                                    </text:list-item>
                                    <text:list-item>
                                      <text:p text:style-name="P333">(9–(3 / 6)) = c。</text:p>
                                    </text:list-item>
                                    <text:list-item>
                                      <text:p text:style-name="P427"><text:span text:style-name="T1">c = (9–(3 / 6))</text:span><text:span text:style-name="T16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4">x &lt;?<text:span text:style-name="T200">-2</text:span>&gt; y = 1 / (x / (9–(3 / 6))–1 / y)。</text:p>
                                </text:list-item>
                              </text:list>
                            </text:list-item>
                            <text:list-item>
                              <text:p text:style-name="P335">（3 &lt;?a&gt; 3 &lt;?a&gt; 3）=（（3 &lt;?a&gt; 3）&lt;?a&gt; 3）。</text:p>
                              <text:list>
                                <text:list-item>
                                  <text:p text:style-name="P336">f(3, 3, 3) = f(f(3, 3), 3)。</text:p>
                                </text:list-item>
                              </text:list>
                            </text:list-item>
                            <text:list-item>
                              <text:p text:style-name="P337">1 / ((1 / <text:span text:style-name="T283">(</text:span>(x <text:span text:style-name="T175">s</text:span> c<text:span text:style-name="T283">)</text:span> <text:span text:style-name="T176">t</text:span> y)) <text:span text:style-name="T176">s</text:span> c <text:span text:style-name="T176">t</text:span> z)。</text:p>
                              <text:list>
                                <text:list-item>
                                  <text:p text:style-name="P428"><text:span text:style-name="T16">1 / </text:span><text:span text:style-name="T17">g(f(</text:span><text:span text:style-name="T19">1 / </text:span><text:span text:style-name="T17">g(</text:span><text:span text:style-name="T16">f</text:span><text:span text:style-name="T17">(x, c), </text:span><text:span text:style-name="T16">y), c</text:span><text:span text:style-name="T17">), </text:span><text:span text:style-name="T16">z)。</text:span></text:p>
                                  <text:list>
                                    <text:list-item>
                                      <text:p text:style-name="P444"><text:span text:style-name="T16">f</text:span><text:span text:style-name="T2">(x, </text:span><text:span text:style-name="T18">y</text:span><text:span text:style-name="T2">) = </text:span><text:span text:style-name="T16">x </text:span><text:span text:style-name="T97">s</text:span><text:span text:style-name="T16"> </text:span><text:span text:style-name="T18">y</text:span><text:span text:style-name="T16">。</text:span></text:p>
                                    </text:list-item>
                                    <text:list-item>
                                      <text:p text:style-name="P343"><text:span text:style-name="T280">g</text:span>(x, y) = <text:span text:style-name="T280">x </text:span><text:span text:style-name="T174">t</text:span><text:span text:style-name="T280"> </text:span>y<text:span text:style-name="T28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07">（3 &lt;?a&gt; 3 &lt;?a&gt; 3）= 1 / f(1 / f(x, y, c), z, c)。</text:p>
                                  <text:list>
                                    <text:list-item>
                                      <text:p text:style-name="P348">a = 某一特定層級 符號。</text:p>
                                    </text:list-item>
                                    <text:list-item>
                                      <text:p text:style-name="P429"><text:span text:style-name="T21">f</text:span><text:span text:style-name="T20">(x, y, c) = (x </text:span><text:span text:style-name="T97">s</text:span><text:span text:style-name="T16"> c) </text:span><text:span text:style-name="T98">t</text:span><text:span text:style-name="T16"> y。</text:span></text:p>
                                      <text:list>
                                        <text:list-item>
                                          <text:p text:style-name="P344"><text:span text:style-name="T208">x </text:span><text:span text:style-name="T209">是 </text:span><text:span text:style-name="T210">3。</text:span></text:p>
                                        </text:list-item>
                                        <text:list-item>
                                          <text:p text:style-name="P344"><text:span text:style-name="T208">y </text:span><text:span text:style-name="T209">是 </text:span><text:span text:style-name="T210">3。</text:span></text:p>
                                        </text:list-item>
                                        <text:list-item>
                                          <text:p text:style-name="P345"><text:span text:style-name="T208">z </text:span><text:span text:style-name="T209">是 </text:span><text:span text:style-name="T208">3。</text:span></text:p>
                                        </text:list-item>
                                        <text:list-item>
                                          <text:p text:style-name="P349"><text:span text:style-name="T208">c </text:span><text:span text:style-name="T209">是 </text:span><text:span text:style-name="T208">未知常數。</text:span></text:p>
                                        </text:list-item>
                                        <text:list-item>
                                          <text:p text:style-name="P344"><text:span text:style-name="T179">s</text:span><text:span text:style-name="T207"> </text:span><text:span text:style-name="T209">是 </text:span><text:span text:style-name="T207">猜測符號。</text:span></text:p>
                                        </text:list-item>
                                        <text:list-item>
                                          <text:p text:style-name="P344"><text:span text:style-name="T174">t</text:span><text:span text:style-name="T207"> </text:span><text:span text:style-name="T209">是 </text:span><text:span text:style-name="T207">已知符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8">明顯例子，已知，<text:span text:style-name="T197">（3 &lt;?-2&gt; 3 &lt;?-2&gt; 3）=（1 /（6 – 1/3））。</text:span></text:p>
                                  <text:list>
                                    <text:list-item>
                                      <text:p text:style-name="P352">6 = <text:span text:style-name="T279">(x </text:span><text:span text:style-name="T175">s</text:span><text:span text:style-name="T279"> c)。</text:span></text:p>
                                    </text:list-item>
                                    <text:list-item>
                                      <text:p text:style-name="P353"><text:span text:style-name="T197">（3 &lt;?-2&gt; 3 &lt;?-2&gt; 3） = </text:span>1 / <text:span text:style-name="T284">(</text:span>(x <text:span text:style-name="T175">s</text:span> c<text:span text:style-name="T284">)</text:span> <text:span text:style-name="T176">t</text:span> y)。</text:p>
                                      <text:list>
                                        <text:list-item>
                                          <text:p text:style-name="P354">6 是<text:span text:style-name="T197">（1 /（6 – 1/3））裡面的 </text:span>6。</text:p>
                                        </text:list-item>
                                        <text:list-item>
                                          <text:p text:style-name="P355">y 放在<text:span text:style-name="T197">（1 /（6 – 1/3））裡面的 3 的位置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6">x 是 3。</text:p>
                                    </text:list-item>
                                    <text:list-item>
                                      <text:p text:style-name="P357">y 是 3。</text:p>
                                    </text:list-item>
                                    <text:list-item>
                                      <text:p text:style-name="P407">c 是 未知常數。</text:p>
                                    </text:list-item>
                                    <text:list-item>
                                      <text:p text:style-name="P356"><text:span text:style-name="T177">s</text:span> 是 /。</text:p>
                                    </text:list-item>
                                    <text:list-item>
                                      <text:p text:style-name="P358"><text:span text:style-name="T174">t</text:span> 是 -<text:span text:style-name="T285">1</text:span>/。</text:p>
                                    </text:list-item>
                                    <text:list-item>
                                      <text:p text:style-name="P359">z 是 3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9"><text:span text:style-name="T204">（3 </text:span><text:span text:style-name="T197">&lt;?0&gt;</text:span><text:span text:style-name="T204"> 3 </text:span><text:span text:style-name="T197">&lt;?0&gt;</text:span><text:span text:style-name="T204"> 3）</text:span><text:span text:style-name="T205">= 1 /（（3 &lt;?-2&gt; 3 &lt;?-2&gt; 3）//（3））= 6。</text:span></text:p>
                              <text:list>
                                <text:list-item>
                                  <text:p text:style-name="P308">（3 &lt;?a&gt; 3 &lt;?a&gt; 3）= 1 / f(1 / f(x, y, c), z, c)。</text:p>
                                  <text:list>
                                    <text:list-item>
                                      <text:p text:style-name="P430"><text:span text:style-name="T32">x </text:span><text:span text:style-name="T33">是 </text:span><text:span text:style-name="T34">3。</text:span></text:p>
                                    </text:list-item>
                                    <text:list-item>
                                      <text:p text:style-name="P346"><text:span text:style-name="T208">y </text:span><text:span text:style-name="T209">是 </text:span><text:span text:style-name="T210">3。</text:span></text:p>
                                    </text:list-item>
                                    <text:list-item>
                                      <text:p text:style-name="P346"><text:span text:style-name="T208">z </text:span><text:span text:style-name="T209">是 </text:span><text:span text:style-name="T208">3。</text:span></text:p>
                                    </text:list-item>
                                    <text:list-item>
                                      <text:p text:style-name="P350"><text:span text:style-name="T208">c </text:span><text:span text:style-name="T209">是 </text:span><text:span text:style-name="T208">未知常數。</text:span></text:p>
                                    </text:list-item>
                                    <text:list-item>
                                      <text:p text:style-name="P360"><text:span text:style-name="T208">f 是（</text:span><text:span text:style-name="T229">x </text:span><text:span text:style-name="T175">s</text:span><text:span text:style-name="T212"> c）</text:span><text:span text:style-name="T180">t</text:span><text:span text:style-name="T212"> y</text:span><text:span text:style-name="T207">。</text:span></text:p>
                                      <text:list>
                                        <text:list-item>
                                          <text:p text:style-name="P346"><text:span text:style-name="T179">s</text:span><text:span text:style-name="T207"> </text:span><text:span text:style-name="T209">是 /</text:span><text:span text:style-name="T207">。</text:span></text:p>
                                        </text:list-item>
                                        <text:list-item>
                                          <text:p text:style-name="P346"><text:span text:style-name="T174">t</text:span><text:span text:style-name="T207"> </text:span><text:span text:style-name="T209">是 //</text:span><text:span text:style-name="T20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0"><text:span text:style-name="T207">已知，</text:span><text:span text:style-name="T211">（3 &lt;?-2&gt; 3 &lt;?-2&gt; 3）=（1 /（6 – 1/3））。</text:span></text:p>
                                </text:list-item>
                                <text:list-item>
                                  <text:p text:style-name="P339"><text:span text:style-name="T213">3 </text:span><text:span text:style-name="T211">&lt;?</text:span><text:span text:style-name="T236">0</text:span><text:span text:style-name="T211">&gt;</text:span><text:span text:style-name="T213"> 3 </text:span><text:span text:style-name="T214">= </text:span><text:span text:style-name="T216">(x / c) // y </text:span><text:span text:style-name="T217">= -2.</text:span><text:span text:style-name="T218">6</text:span><text:span text:style-name="T216">。</text:span></text:p>
                                  <text:list>
                                    <text:list-item>
                                      <text:p text:style-name="P431"><text:span text:style-name="T32">x </text:span><text:span text:style-name="T33">是 </text:span><text:span text:style-name="T34">3。</text:span></text:p>
                                    </text:list-item>
                                    <text:list-item>
                                      <text:p text:style-name="P347"><text:span text:style-name="T208">y </text:span><text:span text:style-name="T209">是 </text:span><text:span text:style-name="T210">3。</text:span></text:p>
                                    </text:list-item>
                                    <text:list-item>
                                      <text:p text:style-name="P361"><text:span text:style-name="T208">z </text:span><text:span text:style-name="T209">是 </text:span><text:span text:style-name="T208">3。</text:span></text:p>
                                    </text:list-item>
                                    <text:list-item>
                                      <text:p text:style-name="P362"><text:span text:style-name="T179">s</text:span><text:span text:style-name="T208"> </text:span><text:span text:style-name="T209">是 /</text:span><text:span text:style-name="T208">。</text:span></text:p>
                                    </text:list-item>
                                    <text:list-item>
                                      <text:p text:style-name="P362"><text:span text:style-name="T178">t</text:span><text:span text:style-name="T208"> </text:span><text:span text:style-name="T209">是 //</text:span><text:span text:style-name="T208">。</text:span></text:p>
                                      <text:list>
                                        <text:list-item>
                                          <text:p text:style-name="P361"><text:span text:style-name="T214">f</text:span><text:span text:style-name="T207">(x, y, c) = (x / c) // y。</text:span></text:p>
                                        </text:list-item>
                                        <text:list-item>
                                          <text:p text:style-name="P363"><text:span text:style-name="T227">1 / </text:span><text:span text:style-name="T221">f(1/f, z, c</text:span><text:span text:style-name="T222">)</text:span><text:span text:style-name="T221"> =</text:span><text:span text:style-name="T213">（3 </text:span><text:span text:style-name="T211">&lt;?</text:span><text:span text:style-name="T236">0</text:span><text:span text:style-name="T211">&gt;</text:span><text:span text:style-name="T213"> 3 </text:span><text:span text:style-name="T211">&lt;?</text:span><text:span text:style-name="T236">0</text:span><text:span text:style-name="T211">&gt;</text:span><text:span text:style-name="T213"> 3）</text:span><text:span text:style-name="T211">。</text:span></text:p>
                                        </text:list-item>
                                        <text:list-item>
                                          <text:p text:style-name="P364"><text:span text:style-name="T223">((1 / </text:span><text:span text:style-name="T221">f</text:span><text:span text:style-name="T223">) / c) =</text:span><text:span text:style-name="T225">（3 </text:span><text:span text:style-name="T211">&lt;?-2&gt;</text:span><text:span text:style-name="T225"> 3 </text:span><text:span text:style-name="T211">&lt;?-2&gt;</text:span><text:span text:style-name="T225"> 3）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1"><text:span text:style-name="T207">c </text:span><text:span text:style-name="T209">是 </text:span><text:span text:style-name="T207">未知常數。</text:span></text:p>
                                      <text:list>
                                        <text:list-item>
                                          <text:p text:style-name="P351"><text:span text:style-name="T214">c </text:span><text:span text:style-name="T220">= 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32"><text:span text:style-name="T59">抽象例子，c的 </text:span><text:span text:style-name="T58">推導過程。</text:span></text:p>
                                  <text:list>
                                    <text:list-item>
                                      <text:p text:style-name="P365"><text:span text:style-name="T216">已知，</text:span><text:span text:style-name="T214">f</text:span><text:span text:style-name="T216">(x, y, c) = (x / c) // y。</text:span></text:p>
                                      <text:list>
                                        <text:list-item>
                                          <text:p text:style-name="P408">假定，f = f(x, y, c)。</text:p>
                                        </text:list-item>
                                        <text:list-item>
                                          <text:p text:style-name="P365"><text:span text:style-name="T216">1 / </text:span><text:span text:style-name="T207">f = 1 / ((x / c) // y)。</text:span></text:p>
                                        </text:list-item>
                                        <text:list-item>
                                          <text:p text:style-name="P366"><text:span text:style-name="T228">1 / </text:span><text:span text:style-name="T221">f(1/f, z, c</text:span><text:span text:style-name="T222">)</text:span><text:span text:style-name="T221"> = </text:span><text:span text:style-name="T223">1 / (((1 / </text:span><text:span text:style-name="T221">f</text:span><text:span text:style-name="T223">) / c) // </text:span><text:span text:style-name="T224">z</text:span><text:span text:style-name="T223">)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5"><text:span text:style-name="T36">假定，</text:span><text:span text:style-name="T70">1 / </text:span><text:span text:style-name="T35">f(1/f, z, c</text:span><text:span text:style-name="T37">)</text:span><text:span text:style-name="T35"> =</text:span><text:span text:style-name="T96">（3 </text:span><text:span text:style-name="T41">&lt;?</text:span><text:span text:style-name="T81">0</text:span><text:span text:style-name="T41">&gt;</text:span><text:span text:style-name="T96"> 3 </text:span><text:span text:style-name="T41">&lt;?</text:span><text:span text:style-name="T81">0</text:span><text:span text:style-name="T41">&gt;</text:span><text:span text:style-name="T96"> 3）</text:span><text:span text:style-name="T41">。</text:span></text:p>
                                    </text:list-item>
                                    <text:list-item>
                                      <text:p text:style-name="P445"><text:span text:style-name="T36">已知，</text:span><text:span text:style-name="T96">（3 </text:span><text:span text:style-name="T41">&lt;?</text:span><text:span text:style-name="T81">0</text:span><text:span text:style-name="T41">&gt;</text:span><text:span text:style-name="T96"> 3 </text:span><text:span text:style-name="T41">&lt;?</text:span><text:span text:style-name="T81">0</text:span><text:span text:style-name="T41">&gt;</text:span><text:span text:style-name="T96"> 3）</text:span><text:span text:style-name="T42">= </text:span><text:span text:style-name="T39">1/</text:span><text:span text:style-name="T40">（（3 </text:span><text:span text:style-name="T41">&lt;?-2&gt;</text:span><text:span text:style-name="T40"> 3 </text:span><text:span text:style-name="T41">&lt;?-2&gt;</text:span><text:span text:style-name="T40"> 3）// 3）。</text:span></text:p>
                                    </text:list-item>
                                    <text:list-item>
                                      <text:p text:style-name="P446"><text:span text:style-name="T36">1 / (((1 / </text:span><text:span text:style-name="T35">f</text:span><text:span text:style-name="T36">) / c) // </text:span><text:span text:style-name="T38">z</text:span><text:span text:style-name="T36">) = </text:span><text:span text:style-name="T39">1 /</text:span><text:span text:style-name="T40">（（3 </text:span><text:span text:style-name="T41">&lt;?-2&gt;</text:span><text:span text:style-name="T40"> 3 </text:span><text:span text:style-name="T41">&lt;?-2&gt;</text:span><text:span text:style-name="T40"> 3）// 3）。</text:span></text:p>
                                      <text:list>
                                        <text:list-item>
                                          <text:p text:style-name="P409">等號左邊 是 <text:span text:style-name="T286">1 / </text:span>f(1/f, z, c) 的展開。</text:p>
                                        </text:list-item>
                                        <text:list-item>
                                          <text:p text:style-name="P447"><text:span text:style-name="T37">等號右邊 是</text:span><text:span text:style-name="T96">（3 </text:span><text:span text:style-name="T41">&lt;?</text:span><text:span text:style-name="T81">0</text:span><text:span text:style-name="T41">&gt;</text:span><text:span text:style-name="T96"> 3 </text:span><text:span text:style-name="T41">&lt;?</text:span><text:span text:style-name="T81">0</text:span><text:span text:style-name="T41">&gt;</text:span><text:span text:style-name="T96"> 3）</text:span><text:span text:style-name="T37">的展開</text:span><text:span text:style-name="T4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3"><text:span text:style-name="T56">=&gt; </text:span><text:span text:style-name="T36">((1 / </text:span><text:span text:style-name="T35">f</text:span><text:span text:style-name="T36">) / c) =</text:span><text:span text:style-name="T40">（3 </text:span><text:span text:style-name="T41">&lt;?-2&gt;</text:span><text:span text:style-name="T40"> 3 </text:span><text:span text:style-name="T41">&lt;?-2&gt;</text:span><text:span text:style-name="T40"> 3）。</text:span></text:p>
                                      <text:list>
                                        <text:list-item>
                                          <text:p text:style-name="P450"><text:span text:style-name="T57">=&gt; 是 </text:span><text:span text:style-name="T40">等式 相消、化簡。</text:span></text:p>
                                        </text:list-item>
                                        <text:list-item>
                                          <text:p text:style-name="P410">z = 3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1"><text:span text:style-name="T36">((1 / </text:span><text:span text:style-name="T35">f</text:span><text:span text:style-name="T36">) / c) </text:span><text:span text:style-name="T48">= </text:span><text:span text:style-name="T31">((1 / ((x / c) // y)) / c</text:span><text:span text:style-name="T41">。</text:span></text:p>
                                      <text:list>
                                        <text:list-item>
                                          <text:p text:style-name="P434"><text:span text:style-name="T45">f = </text:span><text:span text:style-name="T35">f(x, y, c</text:span><text:span text:style-name="T37">)</text:span><text:span text:style-name="T35"> = </text:span><text:span text:style-name="T43">(x / c) // y</text:span><text:span text:style-name="T4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5"><text:span text:style-name="T48">= </text:span><text:span text:style-name="T45">(1 / (x / c) + 1 / y) / c。</text:span></text:p>
                                      <text:list>
                                        <text:list-item>
                                          <text:p text:style-name="P436"><text:span text:style-name="T45">(x / c) // y </text:span><text:span text:style-name="T46">= 1 / (1 / (x/c) + 1 / y)。</text:span></text:p>
                                          <text:list>
                                            <text:list-item>
                                              <text:p text:style-name="P436"><text:span text:style-name="T46">抽象例子，</text:span><text:span text:style-name="T47">a // b = 1 / ((1 / a) + (1 / b))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6"><text:span text:style-name="T48">= </text:span><text:span text:style-name="T47">(c / x + 1 / y) / c。</text:span></text:p>
                                    </text:list-item>
                                    <text:list-item>
                                      <text:p text:style-name="P411">= 1 / x + 1 / (y * c)。</text:p>
                                    </text:list-item>
                                    <text:list-item>
                                      <text:p text:style-name="P452"><text:span text:style-name="T47">1 / x + 1 / (y * c) </text:span><text:span text:style-name="T49">=</text:span><text:span text:style-name="T41">（1 /（6 – 1/3））。</text:span></text:p>
                                      <text:list>
                                        <text:list-item>
                                          <text:p text:style-name="P453"><text:span text:style-name="T36">已知，</text:span><text:span text:style-name="T40">（3 </text:span><text:span text:style-name="T41">&lt;?-2&gt;</text:span><text:span text:style-name="T40"> 3 </text:span><text:span text:style-name="T41">&lt;?-2&gt;</text:span><text:span text:style-name="T40"> 3）</text:span><text:span text:style-name="T44">= </text:span><text:span text:style-name="T47">1 / x + 1 / (y * c)</text:span><text:span text:style-name="T49">。</text:span></text:p>
                                        </text:list-item>
                                        <text:list-item>
                                          <text:p text:style-name="P448"><text:span text:style-name="T36">已知，</text:span><text:span text:style-name="T40">（3 </text:span><text:span text:style-name="T41">&lt;?-2&gt;</text:span><text:span text:style-name="T40"> 3 </text:span><text:span text:style-name="T41">&lt;?-2&gt;</text:span><text:span text:style-name="T40"> 3）</text:span><text:span text:style-name="T44">=</text:span><text:span text:style-name="T41">（1 /（6 – 1/3））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49"><text:span text:style-name="T41">(1 / 3 + 1 / (3 * c)) </text:span><text:span text:style-name="T50">= 1 / (6 – 1/3)。</text:span></text:p>
                                      <text:list>
                                        <text:list-item>
                                          <text:p text:style-name="P454"><text:span text:style-name="T36">已知，</text:span><text:span text:style-name="T31">x = 3。</text:span></text:p>
                                        </text:list-item>
                                        <text:list-item>
                                          <text:p text:style-name="P454"><text:span text:style-name="T36">已知，</text:span><text:span text:style-name="T31">y = 3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4"><text:span text:style-name="T31">1 + 1 / c </text:span><text:span text:style-name="T51">= 3 / (6–1/3)。</text:span></text:p>
                                      <text:list>
                                        <text:list-item>
                                          <text:p text:style-name="P454"><text:span text:style-name="T51">乘</text:span><text:span text:style-name="T60">3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5"><text:span text:style-name="T51">1 / </text:span><text:span text:style-name="T31">c = (-3 + 1 / 3) / (6</text:span><text:span text:style-name="T51">–</text:span><text:span text:style-name="T31">1 / 3)。</text:span></text:p>
                                      <text:list>
                                        <text:list-item>
                                          <text:p text:style-name="P455"><text:span text:style-name="T31">減</text:span><text:span text:style-name="T61">1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6"><text:span text:style-name="T51">1 / </text:span><text:span text:style-name="T31">c = </text:span><text:span text:style-name="T52">(</text:span><text:span text:style-name="T53">9</text:span><text:span text:style-name="T52">–</text:span><text:span text:style-name="T53">1</text:span><text:span text:style-name="T52">) / (</text:span><text:span text:style-name="T53">1</text:span><text:span text:style-name="T52">–3 * 6)。</text:span></text:p>
                                      <text:list>
                                        <text:list-item>
                                          <text:p text:style-name="P412">整理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7"><text:span text:style-name="T54">c </text:span><text:span text:style-name="T52">= (</text:span><text:span text:style-name="T53">1</text:span><text:span text:style-name="T52">–3 * 6)</text:span><text:span text:style-name="T55"> / </text:span><text:span text:style-name="T52">(</text:span><text:span text:style-name="T53">9</text:span><text:span text:style-name="T52">–</text:span><text:span text:style-name="T53">1</text:span><text:span text:style-name="T52">)。</text:span></text:p>
                                      <text:list>
                                        <text:list-item>
                                          <text:p text:style-name="P415">倒數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8"><text:span text:style-name="T41">（3 &lt;?</text:span><text:span text:style-name="T78">-</text:span><text:span text:style-name="T82">1</text:span><text:span text:style-name="T41">&gt; 3 &lt;?</text:span><text:span text:style-name="T78">-</text:span><text:span text:style-name="T82">1</text:span><text:span text:style-name="T41">&gt; 3）</text:span><text:span text:style-name="T80">=</text:span><text:span text:style-name="T41">（3 &lt;?</text:span><text:span text:style-name="T82">0</text:span><text:span text:style-name="T41">&gt; 3）。</text:span></text:p>
                      <text:list>
                        <text:list-item>
                          <text:p text:style-name="P457"><text:span text:style-name="T41">已知，（3 &lt;?</text:span><text:span text:style-name="T82">0</text:span><text:span text:style-name="T41">&gt; 3）</text:span><text:span text:style-name="T82">=</text:span><text:span text:style-name="T83"> -0.375。</text:span></text:p>
                          <text:list>
                            <text:list-item>
                              <text:p text:style-name="P459"><text:span text:style-name="T41">（3 &lt;?</text:span><text:span text:style-name="T82">0</text:span><text:span text:style-name="T41">&gt; 3）</text:span><text:span text:style-name="T82">=</text:span><text:span text:style-name="T31"> </text:span><text:span text:style-name="T82">c / </text:span><text:span text:style-name="T31">x + 1 / y。</text:span></text:p>
                              <text:list>
                                <text:list-item>
                                  <text:p text:style-name="P417">x = 3。</text:p>
                                </text:list-item>
                                <text:list-item>
                                  <text:p text:style-name="P417">y = 3。</text:p>
                                </text:list-item>
                                <text:list-item>
                                  <text:p text:style-name="P458"><text:span text:style-name="T82">c = </text:span><text:span text:style-name="T52">(</text:span><text:span text:style-name="T53">1</text:span><text:span text:style-name="T52">–3 * 6)</text:span><text:span text:style-name="T55"> / </text:span><text:span text:style-name="T52">(</text:span><text:span text:style-name="T53">9</text:span><text:span text:style-name="T52">–</text:span><text:span text:style-name="T53">1</text:span><text:span text:style-name="T52">)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9"><text:span text:style-name="T294">f(-1) &lt;?0&gt;</text:span>（3）=（3 &lt;?<text:span text:style-name="T292">0</text:span>&gt; 3）<text:span text:style-name="T292">&lt;?0&gt;</text:span>（3）= 3 &lt;?<text:span text:style-name="T292">0</text:span>&gt; 3 <text:span text:style-name="T292">&lt;?0&gt; </text:span>3 <text:span text:style-name="T293">= 6。</text:span></text:p>
                          <text:list>
                            <text:list-item>
                              <text:p text:style-name="P367">f(-1) =（3 &lt;?-1&gt; 3 &lt;?-1&gt; 3）</text:p>
                            </text:list-item>
                            <text:list-item>
                              <text:p text:style-name="P310">=&gt; f(-1) &lt;?0&gt; 3 = 6。</text:p>
                            </text:list-item>
                            <text:list-item>
                              <text:p text:style-name="P439"><text:span text:style-name="T24">已知，</text:span><text:span text:style-name="T41">（</text:span><text:span text:style-name="T84">x</text:span><text:span text:style-name="T41"> &lt;?</text:span><text:span text:style-name="T82">0</text:span><text:span text:style-name="T41">&gt; </text:span><text:span text:style-name="T84">y</text:span><text:span text:style-name="T41">）</text:span><text:span text:style-name="T82">=</text:span><text:span text:style-name="T83"> </text:span><text:span text:style-name="T82">c / </text:span><text:span text:style-name="T83">x + 1 / y。</text:span></text:p>
                              <text:list>
                                <text:list-item>
                                  <text:p text:style-name="P368"><text:span text:style-name="T238">c = </text:span><text:span text:style-name="T220">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。</text:span></text:p>
                                </text:list-item>
                              </text:list>
                            </text:list-item>
                            <text:list-item>
                              <text:p text:style-name="P382"><text:span text:style-name="T211">（</text:span><text:span text:style-name="T238">c / </text:span><text:span text:style-name="T211">f(-1)）</text:span><text:span text:style-name="T239">+</text:span><text:span text:style-name="T211">（</text:span><text:span text:style-name="T239">1 / </text:span><text:span text:style-name="T241">3</text:span><text:span text:style-name="T211">）</text:span><text:span text:style-name="T240">= 6。</text:span></text:p>
                            </text:list-item>
                            <text:list-item>
                              <text:p text:style-name="P383"><text:span text:style-name="T211">（</text:span><text:span text:style-name="T238">c / </text:span><text:span text:style-name="T211">f(-1)）</text:span><text:span text:style-name="T242">= </text:span><text:span text:style-name="T240">6 -</text:span><text:span text:style-name="T211">（</text:span><text:span text:style-name="T239">1 / </text:span><text:span text:style-name="T241">3</text:span><text:span text:style-name="T211">）</text:span><text:span text:style-name="T240">。</text:span></text:p>
                              <text:list>
                                <text:list-item>
                                  <text:p text:style-name="P418">移項。</text:p>
                                </text:list-item>
                              </text:list>
                            </text:list-item>
                            <text:list-item>
                              <text:p text:style-name="P383"><text:span text:style-name="T238">c</text:span><text:span text:style-name="T242">= </text:span><text:span text:style-name="T240">6 -</text:span><text:span text:style-name="T211">（</text:span><text:span text:style-name="T239">1 / </text:span><text:span text:style-name="T241">3</text:span><text:span text:style-name="T211">）* f(-1)</text:span><text:span text:style-name="T240">。</text:span></text:p>
                              <text:list>
                                <text:list-item>
                                  <text:p text:style-name="P383"><text:span text:style-name="T240">同乘 </text:span><text:span text:style-name="T211">f(-1)</text:span><text:span text:style-name="T240">。</text:span></text:p>
                                </text:list-item>
                              </text:list>
                            </text:list-item>
                            <text:list-item>
                              <text:p text:style-name="P383"><text:span text:style-name="T238">c /（</text:span><text:span text:style-name="T240">6 -</text:span><text:span text:style-name="T211">（</text:span><text:span text:style-name="T239">1 / </text:span><text:span text:style-name="T241">3</text:span><text:span text:style-name="T211">）</text:span><text:span text:style-name="T238">）</text:span><text:span text:style-name="T242">= </text:span><text:span text:style-name="T211">f(-1)</text:span><text:span text:style-name="T240">。</text:span></text:p>
                              <text:list>
                                <text:list-item>
                                  <text:p text:style-name="P383"><text:span text:style-name="T240">同除 6 -</text:span><text:span text:style-name="T211">（</text:span><text:span text:style-name="T239">1 / </text:span><text:span text:style-name="T241">3</text:span><text:span text:style-name="T211">）</text:span><text:span text:style-name="T240">。</text:span></text:p>
                                </text:list-item>
                              </text:list>
                            </text:list-item>
                            <text:list-item>
                              <text:p text:style-name="P383"><text:span text:style-name="T211">f(-1) </text:span><text:span text:style-name="T242">= </text:span><text:span text:style-name="T238">c /（</text:span><text:span text:style-name="T240">6 -</text:span><text:span text:style-name="T211">（</text:span><text:span text:style-name="T239">1 / </text:span><text:span text:style-name="T241">3</text:span><text:span text:style-name="T211">）</text:span><text:span text:style-name="T238">）</text:span><text:span text:style-name="T240">。</text:span></text:p>
                              <text:list>
                                <text:list-item>
                                  <text:p text:style-name="P419">移項。</text:p>
                                </text:list-item>
                              </text:list>
                            </text:list-item>
                            <text:list-item>
                              <text:p text:style-name="P384"><text:span text:style-name="T211">f(-1) </text:span><text:span text:style-name="T242">= </text:span><text:span text:style-name="T220">(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)</text:span><text:span text:style-name="T238"> /（</text:span><text:span text:style-name="T240">6 -</text:span><text:span text:style-name="T211">（</text:span><text:span text:style-name="T239">1 / </text:span><text:span text:style-name="T241">3</text:span><text:span text:style-name="T211">）</text:span><text:span text:style-name="T238">）</text:span><text:span text:style-name="T240">。</text:span></text:p>
                              <text:list>
                                <text:list-item>
                                  <text:p text:style-name="P369"><text:span text:style-name="T238">c = </text:span><text:span text:style-name="T220">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。</text:span></text:p>
                                </text:list-item>
                              </text:list>
                            </text:list-item>
                            <text:list-item>
                              <text:p text:style-name="P385"><text:span text:style-name="T211">f(-1) </text:span><text:span text:style-name="T242">= </text:span><text:span text:style-name="T244">3 * </text:span><text:span text:style-name="T220">(</text:span><text:span text:style-name="T215">1</text:span><text:span text:style-name="T220">–3 * 6) / </text:span><text:span text:style-name="T243">(</text:span><text:span text:style-name="T220">(</text:span><text:span text:style-name="T215">9</text:span><text:span text:style-name="T220">–</text:span><text:span text:style-name="T215">1</text:span><text:span text:style-name="T220">) *</text:span><text:span text:style-name="T238">（</text:span><text:span text:style-name="T244">3 * </text:span><text:span text:style-name="T240">6</text:span><text:span text:style-name="T220">–</text:span><text:span text:style-name="T239">1</text:span><text:span text:style-name="T211">）</text:span><text:span text:style-name="T243">)</text:span><text:span text:style-name="T220">。</text:span></text:p>
                              <text:list>
                                <text:list-item>
                                  <text:p text:style-name="P389"><text:span text:style-name="T239">分子、分母 同乘 </text:span><text:span text:style-name="T207">3。</text:span></text:p>
                                </text:list-item>
                              </text:list>
                            </text:list-item>
                            <text:list-item>
                              <text:p text:style-name="P386"><text:span text:style-name="T211">f(-1) </text:span><text:span text:style-name="T242">= -</text:span><text:span text:style-name="T244">3 * </text:span><text:span text:style-name="T220">(</text:span><text:span text:style-name="T215">1</text:span><text:span text:style-name="T220">–3 * 6) / </text:span><text:span text:style-name="T243">(</text:span><text:span text:style-name="T220">(</text:span><text:span text:style-name="T215">9</text:span><text:span text:style-name="T220">–</text:span><text:span text:style-name="T215">1</text:span><text:span text:style-name="T220">) *</text:span><text:span text:style-name="T238">（</text:span><text:span text:style-name="T239">1</text:span><text:span text:style-name="T220">–</text:span><text:span text:style-name="T244">3 * </text:span><text:span text:style-name="T240">6</text:span><text:span text:style-name="T211">）</text:span><text:span text:style-name="T243">)</text:span><text:span text:style-name="T220">。</text:span></text:p>
                              <text:list>
                                <text:list-item>
                                  <text:p text:style-name="P390"><text:span text:style-name="T239">分子、分母 同乘 -</text:span><text:span text:style-name="T245">1</text:span><text:span text:style-name="T207">。</text:span></text:p>
                                </text:list-item>
                              </text:list>
                            </text:list-item>
                            <text:list-item>
                              <text:p text:style-name="P387"><text:span text:style-name="T211">f(-1) </text:span><text:span text:style-name="T242">= -</text:span><text:span text:style-name="T244">3</text:span><text:span text:style-name="T220"> / </text:span><text:span text:style-name="T243">(</text:span><text:span text:style-name="T215">9</text:span><text:span text:style-name="T220">–</text:span><text:span text:style-name="T215">1</text:span><text:span text:style-name="T243">)</text:span><text:span text:style-name="T220">。</text:span></text:p>
                              <text:list>
                                <text:list-item>
                                  <text:p text:style-name="P390"><text:span text:style-name="T239">分子、分母 </text:span><text:span text:style-name="T245">相消</text:span><text:span text:style-name="T207">。</text:span></text:p>
                                </text:list-item>
                              </text:list>
                            </text:list-item>
                            <text:list-item>
                              <text:p text:style-name="P388"><text:span text:style-name="T211">f(-1) </text:span><text:span text:style-name="T242">= </text:span><text:span text:style-name="T244">3</text:span><text:span text:style-name="T220"> / </text:span><text:span text:style-name="T243">(</text:span><text:span text:style-name="T246">1</text:span><text:span text:style-name="T220">–</text:span><text:span text:style-name="T246">9</text:span><text:span text:style-name="T243">)</text:span><text:span text:style-name="T220">。</text:span></text:p>
                              <text:list>
                                <text:list-item>
                                  <text:p text:style-name="P391"><text:span text:style-name="T239">分子、分母 同乘 -</text:span><text:span text:style-name="T245">1</text:span><text:span text:style-name="T22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1"><text:span text:style-name="T250">f(-1)</text:span><text:span text:style-name="T247"> </text:span><text:span text:style-name="T250">= </text:span><text:span text:style-name="T254">d</text:span><text:span text:style-name="T238"> / </text:span><text:span text:style-name="T253">3</text:span><text:span text:style-name="T239"> + 1 / </text:span><text:span text:style-name="T253">3</text:span><text:span text:style-name="T247">。</text:span></text:p>
                          <text:list>
                            <text:list-item>
                              <text:p text:style-name="P392"><text:span text:style-name="T252">f(-1) = </text:span><text:span text:style-name="T251">3</text:span><text:span text:style-name="T220"> &lt;?-</text:span><text:span text:style-name="T252">1</text:span><text:span text:style-name="T220">&gt; </text:span><text:span text:style-name="T251">3</text:span><text:span text:style-name="T220"> &lt;?-</text:span><text:span text:style-name="T252">1</text:span><text:span text:style-name="T220">&gt; </text:span><text:span text:style-name="T251">3</text:span><text:span text:style-name="T220"> = </text:span><text:span text:style-name="T251">3</text:span><text:span text:style-name="T220"> &lt;?</text:span><text:span text:style-name="T252">0</text:span><text:span text:style-name="T220">&gt; </text:span><text:span text:style-name="T251">3</text:span><text:span text:style-name="T220">。</text:span></text:p>
                              <text:list>
                                <text:list-item>
                                  <text:p text:style-name="P392"><text:span text:style-name="T251">已知，3</text:span><text:span text:style-name="T247"> &lt;?a&gt; </text:span><text:span text:style-name="T251">3</text:span><text:span text:style-name="T247"> &lt;?a&gt; </text:span><text:span text:style-name="T251">3</text:span><text:span text:style-name="T247"> = </text:span><text:span text:style-name="T251">3</text:span><text:span text:style-name="T247"> &lt;?a+1&gt; </text:span><text:span text:style-name="T251">3</text:span><text:span text:style-name="T247">。</text:span></text:p>
                                </text:list-item>
                                <text:list-item>
                                  <text:p text:style-name="P393"><text:span text:style-name="T207">已知，</text:span><text:span text:style-name="T211">（3 &lt;?</text:span><text:span text:style-name="T238">0</text:span><text:span text:style-name="T211">&gt; 3）</text:span><text:span text:style-name="T238">=</text:span><text:span text:style-name="T239"> </text:span><text:span text:style-name="T254">d</text:span><text:span text:style-name="T238"> / </text:span><text:span text:style-name="T256">3</text:span><text:span text:style-name="T239"> + 1 / </text:span><text:span text:style-name="T255">3</text:span><text:span text:style-name="T239">。</text:span></text:p>
                                  <text:list>
                                    <text:list-item>
                                      <text:p text:style-name="P370"><text:span text:style-name="T254">d</text:span><text:span text:style-name="T238"> = </text:span><text:span text:style-name="T220">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2"><text:span text:style-name="T220">假定，</text:span><text:span text:style-name="T248">x &lt;?</text:span><text:span text:style-name="T259">a</text:span><text:span text:style-name="T248">&gt; y </text:span><text:span text:style-name="T247">= 1 / (x / c </text:span><text:span text:style-name="T257">+</text:span><text:span text:style-name="T247"> 1 / y)。</text:span></text:p>
                          <text:list>
                            <text:list-item>
                              <text:p text:style-name="P420">假定，c 是 未知常數。</text:p>
                            </text:list-item>
                            <text:list-item>
                              <text:p text:style-name="P325"><text:span text:style-name="T207">假定，</text:span><text:span text:style-name="T249">f(a) = </text:span><text:span text:style-name="T248">x &lt;?a&gt; y &lt;?a&gt; </text:span><text:span text:style-name="T249">z。</text:span></text:p>
                            </text:list-item>
                            <text:list-item>
                              <text:p text:style-name="P330"><text:span text:style-name="T249">f(a)</text:span>= 1 / (<text:span text:style-name="T296">(</text:span><text:span text:style-name="T248">x &lt;?</text:span><text:span text:style-name="T258">a</text:span><text:span text:style-name="T248">&gt; y</text:span><text:span text:style-name="T258">)</text:span> / c <text:span text:style-name="T257">+ </text:span>1 / z)。</text:p>
                            </text:list-item>
                            <text:list-item>
                              <text:p text:style-name="P330"><text:span text:style-name="T249">f(a)</text:span>= 1 / ((1 / (x / c<text:span text:style-name="T220"> </text:span><text:span text:style-name="T257">+ </text:span>1 / y)) / c <text:span text:style-name="T257">+ </text:span>1 / z)。</text:p>
                            </text:list-item>
                            <text:list-item>
                              <text:p text:style-name="P331"><text:span text:style-name="T249">f(a)</text:span>= 1 / (1 / (x <text:span text:style-name="T295">+</text:span> (c / y)) <text:span text:style-name="T295">+ </text:span>1 / z)。</text:p>
                            </text:list-item>
                            <text:list-item>
                              <text:p text:style-name="P332"><text:span text:style-name="T250">已知，f(-1)</text:span><text:span text:style-name="T247"> </text:span><text:span text:style-name="T250">= </text:span><text:span text:style-name="T254">d</text:span><text:span text:style-name="T238"> / </text:span><text:span text:style-name="T253">3</text:span><text:span text:style-name="T239"> + 1 / </text:span><text:span text:style-name="T253">3</text:span><text:span text:style-name="T247">。</text:span></text:p>
                              <text:list>
                                <text:list-item>
                                  <text:p text:style-name="P371"><text:span text:style-name="T254">d</text:span><text:span text:style-name="T238"> = </text:span><text:span text:style-name="T220">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。</text:span></text:p>
                                </text:list-item>
                              </text:list>
                            </text:list-item>
                            <text:list-item>
                              <text:p text:style-name="P323"><text:span text:style-name="T220">假定，</text:span><text:span text:style-name="T250">a = -1。</text:span></text:p>
                            </text:list-item>
                            <text:list-item>
                              <text:p text:style-name="P372"><text:span text:style-name="T254">d</text:span><text:span text:style-name="T238"> / </text:span><text:span text:style-name="T253">3</text:span><text:span text:style-name="T239"> + 1 / </text:span><text:span text:style-name="T253">3 </text:span><text:span text:style-name="T220">= </text:span><text:span text:style-name="T234">1 / (1 / (x </text:span><text:span text:style-name="T257">+</text:span><text:span text:style-name="T234"> (c / y)) </text:span><text:span text:style-name="T257">+ </text:span><text:span text:style-name="T234">1 / z)</text:span><text:span text:style-name="T220">。</text:span></text:p>
                            </text:list-item>
                            <text:list-item>
                              <text:p text:style-name="P440"><text:span text:style-name="T52">1 / </text:span><text:span text:style-name="T85">(</text:span><text:span text:style-name="T86">d</text:span><text:span text:style-name="T82"> / </text:span><text:span text:style-name="T87">3</text:span><text:span text:style-name="T83"> + 1 / </text:span><text:span text:style-name="T87">3</text:span><text:span text:style-name="T85">)</text:span><text:span text:style-name="T88"> = </text:span><text:span text:style-name="T89">1 / (x </text:span><text:span text:style-name="T90">+</text:span><text:span text:style-name="T89"> (c / y)) </text:span><text:span text:style-name="T90">+ </text:span><text:span text:style-name="T89">1 / z。</text:span></text:p>
                              <text:list>
                                <text:list-item>
                                  <text:p text:style-name="P413">倒數。</text:p>
                                </text:list-item>
                              </text:list>
                            </text:list-item>
                            <text:list-item>
                              <text:p text:style-name="P373"><text:span text:style-name="T220">1 / </text:span><text:span text:style-name="T265">(</text:span><text:span text:style-name="T254">d</text:span><text:span text:style-name="T238"> / </text:span><text:span text:style-name="T253">3</text:span><text:span text:style-name="T239"> + 1 / </text:span><text:span text:style-name="T253">3</text:span><text:span text:style-name="T265">)</text:span><text:span text:style-name="T220">–</text:span><text:span text:style-name="T234">1 / z </text:span><text:span text:style-name="T261">= </text:span><text:span text:style-name="T234">1 / (x </text:span><text:span text:style-name="T257">+</text:span><text:span text:style-name="T234"> (c / y))。</text:span></text:p>
                              <text:list>
                                <text:list-item>
                                  <text:p text:style-name="P394"><text:span text:style-name="T234">同減 </text:span><text:span text:style-name="T260">1 / z。</text:span></text:p>
                                </text:list-item>
                              </text:list>
                            </text:list-item>
                            <text:list-item>
                              <text:p text:style-name="P374"><text:span text:style-name="T266">1 / (</text:span><text:span text:style-name="T220">1 / </text:span><text:span text:style-name="T265">(</text:span><text:span text:style-name="T254">d</text:span><text:span text:style-name="T238"> / </text:span><text:span text:style-name="T253">3</text:span><text:span text:style-name="T239"> + 1 / </text:span><text:span text:style-name="T253">3</text:span><text:span text:style-name="T265">)</text:span><text:span text:style-name="T220">–</text:span><text:span text:style-name="T234">1 / z</text:span><text:span text:style-name="T266">)</text:span><text:span text:style-name="T234"> </text:span><text:span text:style-name="T261">= </text:span><text:span text:style-name="T234">x </text:span><text:span text:style-name="T257">+</text:span><text:span text:style-name="T234"> (c / y)。</text:span></text:p>
                              <text:list>
                                <text:list-item>
                                  <text:p text:style-name="P414">倒數。</text:p>
                                </text:list-item>
                              </text:list>
                            </text:list-item>
                            <text:list-item>
                              <text:p text:style-name="P375"><text:span text:style-name="T266">1 / (</text:span><text:span text:style-name="T220">1 / </text:span><text:span text:style-name="T265">(</text:span><text:span text:style-name="T254">d</text:span><text:span text:style-name="T238"> / </text:span><text:span text:style-name="T253">3</text:span><text:span text:style-name="T239"> + 1 / </text:span><text:span text:style-name="T253">3</text:span><text:span text:style-name="T265">)</text:span><text:span text:style-name="T220">–</text:span><text:span text:style-name="T234">1 / z</text:span><text:span text:style-name="T266">)</text:span><text:span text:style-name="T220">–</text:span><text:span text:style-name="T262">x</text:span><text:span text:style-name="T234"> </text:span><text:span text:style-name="T261">= </text:span><text:span text:style-name="T234">c / y。</text:span></text:p>
                              <text:list>
                                <text:list-item>
                                  <text:p text:style-name="P376"><text:span text:style-name="T234">同減 </text:span><text:span text:style-name="T262">x</text:span><text:span text:style-name="T220">。</text:span></text:p>
                                </text:list-item>
                              </text:list>
                            </text:list-item>
                            <text:list-item>
                              <text:p text:style-name="P376"><text:span text:style-name="T267">(</text:span><text:span text:style-name="T266">1 / (</text:span><text:span text:style-name="T220">1 / </text:span><text:span text:style-name="T265">(</text:span><text:span text:style-name="T254">d</text:span><text:span text:style-name="T238"> / </text:span><text:span text:style-name="T253">3</text:span><text:span text:style-name="T239"> + 1 / </text:span><text:span text:style-name="T253">3</text:span><text:span text:style-name="T265">)</text:span><text:span text:style-name="T220">–</text:span><text:span text:style-name="T234">1 / z</text:span><text:span text:style-name="T266">)</text:span><text:span text:style-name="T220">–</text:span><text:span text:style-name="T262">x</text:span><text:span text:style-name="T267">) * y</text:span><text:span text:style-name="T234"> </text:span><text:span text:style-name="T261">= </text:span><text:span text:style-name="T234">c。</text:span></text:p>
                              <text:list>
                                <text:list-item>
                                  <text:p text:style-name="P376"><text:span text:style-name="T263">同乘 y</text:span><text:span text:style-name="T220">。</text:span></text:p>
                                </text:list-item>
                              </text:list>
                            </text:list-item>
                            <text:list-item>
                              <text:p text:style-name="P395"><text:span text:style-name="T264">c = </text:span><text:span text:style-name="T267">(</text:span><text:span text:style-name="T266">1 / (</text:span><text:span text:style-name="T220">1 / </text:span><text:span text:style-name="T265">(</text:span><text:span text:style-name="T254">d</text:span><text:span text:style-name="T238"> / </text:span><text:span text:style-name="T253">3</text:span><text:span text:style-name="T239"> + 1 / </text:span><text:span text:style-name="T253">3</text:span><text:span text:style-name="T265">)</text:span><text:span text:style-name="T220">–</text:span><text:span text:style-name="T234">1 / z</text:span><text:span text:style-name="T266">)</text:span><text:span text:style-name="T220">–</text:span><text:span text:style-name="T262">x</text:span><text:span text:style-name="T267">) * y</text:span><text:span text:style-name="T234">。</text:span></text:p>
                            </text:list-item>
                            <text:list-item>
                              <text:p text:style-name="P395"><text:span text:style-name="T264">c = </text:span><text:span text:style-name="T267">(</text:span><text:span text:style-name="T266">1 / (</text:span><text:span text:style-name="T268">3</text:span><text:span text:style-name="T220"> / </text:span><text:span text:style-name="T265">(</text:span><text:span text:style-name="T254">d</text:span><text:span text:style-name="T239"> + 1</text:span><text:span text:style-name="T265">)</text:span><text:span text:style-name="T220">–</text:span><text:span text:style-name="T234">1 / z</text:span><text:span text:style-name="T266">)</text:span><text:span text:style-name="T220">–</text:span><text:span text:style-name="T262">x</text:span><text:span text:style-name="T267">) * y</text:span><text:span text:style-name="T234">。</text:span></text:p>
                              <text:list>
                                <text:list-item>
                                  <text:p text:style-name="P422">整理。</text:p>
                                </text:list-item>
                              </text:list>
                            </text:list-item>
                            <text:list-item>
                              <text:p text:style-name="P396"><text:span text:style-name="T264">c = </text:span><text:span text:style-name="T267">(</text:span><text:span text:style-name="T266">1 / (</text:span><text:span text:style-name="T268">3</text:span><text:span text:style-name="T220"> / </text:span><text:span text:style-name="T265">(</text:span><text:span text:style-name="T254">d</text:span><text:span text:style-name="T239"> + 1</text:span><text:span text:style-name="T265">)</text:span><text:span text:style-name="T220">–</text:span><text:span text:style-name="T234">1 / z</text:span><text:span text:style-name="T266">)</text:span><text:span text:style-name="T220">–</text:span><text:span text:style-name="T262">x</text:span><text:span text:style-name="T267">) * y</text:span><text:span text:style-name="T234">。</text:span></text:p>
                              <text:list>
                                <text:list-item>
                                  <text:p text:style-name="P397"><text:span text:style-name="T254">已知，</text:span><text:span text:style-name="T234">x </text:span><text:span text:style-name="T207">= y = z = 3。</text:span></text:p>
                                </text:list-item>
                                <text:list-item>
                                  <text:p text:style-name="P377"><text:span text:style-name="T254">已知，d</text:span><text:span text:style-name="T238"> = </text:span><text:span text:style-name="T220">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8"><text:span text:style-name="T220">已知，</text:span><text:span text:style-name="T248">x &lt;?</text:span><text:span text:style-name="T259">-</text:span><text:span text:style-name="T269">1</text:span><text:span text:style-name="T248">&gt; y </text:span><text:span text:style-name="T247">= 1 / (x / c </text:span><text:span text:style-name="T257">+</text:span><text:span text:style-name="T247"> 1 / y)。</text:span></text:p>
                          <text:list>
                            <text:list-item>
                              <text:p text:style-name="P379"><text:span text:style-name="T248">x &lt;?</text:span><text:span text:style-name="T259">-</text:span><text:span text:style-name="T269">1</text:span><text:span text:style-name="T248">&gt; y </text:span><text:span text:style-name="T247">= </text:span><text:span text:style-name="T273">(c / x) // </text:span><text:span text:style-name="T247">y。</text:span></text:p>
                              <text:list>
                                <text:list-item>
                                  <text:p text:style-name="P421">整理。</text:p>
                                </text:list-item>
                              </text:list>
                            </text:list-item>
                            <text:list-item>
                              <text:p text:style-name="P398"><text:span text:style-name="T247">c </text:span><text:span text:style-name="T207">= -10。</text:span></text:p>
                              <text:list>
                                <text:list-item>
                                  <text:p text:style-name="P378"><text:span text:style-name="T247">已知，</text:span><text:span text:style-name="T264">c = </text:span><text:span text:style-name="T267">(</text:span><text:span text:style-name="T266">1 / (</text:span><text:span text:style-name="T268">3</text:span><text:span text:style-name="T220"> / </text:span><text:span text:style-name="T265">(</text:span><text:span text:style-name="T254">d</text:span><text:span text:style-name="T239"> + 1</text:span><text:span text:style-name="T265">)</text:span><text:span text:style-name="T220">–</text:span><text:span text:style-name="T234">1 / z</text:span><text:span text:style-name="T266">)</text:span><text:span text:style-name="T220">–</text:span><text:span text:style-name="T262">x</text:span><text:span text:style-name="T267">) * y</text:span><text:span text:style-name="T234">。</text:span></text:p>
                                </text:list-item>
                                <text:list-item>
                                  <text:p text:style-name="P399"><text:span text:style-name="T247">已知，</text:span><text:span text:style-name="T234">x </text:span><text:span text:style-name="T207">= y = </text:span><text:span text:style-name="T271">z</text:span><text:span text:style-name="T207"> = 3。</text:span></text:p>
                                </text:list-item>
                                <text:list-item>
                                  <text:p text:style-name="P380"><text:span text:style-name="T247">已知，</text:span><text:span text:style-name="T254">d</text:span><text:span text:style-name="T238"> = </text:span><text:span text:style-name="T220">(</text:span><text:span text:style-name="T215">1</text:span><text:span text:style-name="T220">–3 * 6)</text:span><text:span text:style-name="T219"> / </text:span><text:span text:style-name="T220">(</text:span><text:span text:style-name="T215">9</text:span><text:span text:style-name="T220">–</text:span><text:span text:style-name="T215">1</text:span><text:span text:style-name="T220">)。</text:span></text:p>
                                  <text:list>
                                    <text:list-item>
                                      <text:p text:style-name="P400"><text:span text:style-name="T219">d 是 </text:span><text:span text:style-name="T207">f(0)的 c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1"><text:span text:style-name="T270">3</text:span><text:span text:style-name="T248"> &lt;?</text:span><text:span text:style-name="T259">-</text:span><text:span text:style-name="T269">1</text:span><text:span text:style-name="T248">&gt; </text:span><text:span text:style-name="T270">3</text:span><text:span text:style-name="T248"> </text:span><text:span text:style-name="T247">= </text:span><text:span text:style-name="T270">30。</text:span></text:p>
                            </text:list-item>
                            <text:list-item>
                              <text:p text:style-name="P381"><text:span text:style-name="T270">3</text:span><text:span text:style-name="T248"> &lt;?</text:span><text:span text:style-name="T259">-</text:span><text:span text:style-name="T269">1</text:span><text:span text:style-name="T248">&gt; </text:span><text:span text:style-name="T270">3</text:span><text:span text:style-name="T248"> &lt;?</text:span><text:span text:style-name="T259">-</text:span><text:span text:style-name="T269">1</text:span><text:span text:style-name="T248">&gt; </text:span><text:span text:style-name="T270">3</text:span><text:span text:style-name="T248"> </text:span><text:span text:style-name="T247">= -</text:span><text:span text:style-name="T270">0.375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1"><text:span text:style-name="T41">（3 &lt;?</text:span><text:span text:style-name="T78">a</text:span><text:span text:style-name="T41">&gt; 3 &lt;?</text:span><text:span text:style-name="T78">a</text:span><text:span text:style-name="T41">&gt; 3）</text:span><text:span text:style-name="T80">=</text:span><text:span text:style-name="T41">（3 &lt;?</text:span><text:span text:style-name="T79">a</text:span><text:span text:style-name="T41">+1&gt; 3）。</text:span></text:p>
                      <text:list>
                        <text:list-item>
                          <text:p text:style-name="P460"><text:span text:style-name="T41">f</text:span><text:span text:style-name="T31">(a) =</text:span><text:span text:style-name="T41">（3 &lt;?</text:span><text:span text:style-name="T78">a</text:span><text:span text:style-name="T41">&gt; 3 &lt;?</text:span><text:span text:style-name="T78">a</text:span><text:span text:style-name="T41">&gt; 3）。</text:span></text:p>
                        </text:list-item>
                      </text:list>
                    </text:list-item>
                    <text:list-item>
                      <text:p text:style-name="P250"><text:span text:style-name="T55">抽象例子，</text:span><text:span text:style-name="T41">（3 &lt;?a+1&gt; 3 &lt;?a+1&gt; 3）/（3 &lt;?a&gt; 3 &lt;?a&gt; 3）</text:span><text:span text:style-name="T72">= </text:span><text:span text:style-name="T73">f</text:span><text:span text:style-name="T74">(a+1)</text:span><text:span text:style-name="T75"> / </text:span><text:span text:style-name="T74">f(a) </text:span><text:span text:style-name="T75">=</text:span><text:span text:style-name="T76">g</text:span><text:span text:style-name="T77">(a)</text:span><text:span text:style-name="T75">。</text:span></text:p>
                      <text:list>
                        <text:list-item>
                          <text:p text:style-name="P251"><text:span text:style-name="T75">f</text:span><text:span text:style-name="T41">(a) =（3 &lt;?a&gt; 3 &lt;?a&gt; 3）。</text:span></text:p>
                        </text:list-item>
                        <text:list-item>
                          <text:p text:style-name="P442"><text:span text:style-name="T41">明顯例子，</text:span><text:span text:style-name="T91">f(0) </text:span><text:span text:style-name="T41">/ f</text:span><text:span text:style-name="T91">(-1) </text:span><text:span text:style-name="T41">= </text:span><text:span text:style-name="T94">6</text:span><text:span text:style-name="T41"> / </text:span><text:span text:style-name="T92">-</text:span><text:span text:style-name="T93">0.375</text:span><text:span text:style-name="T41"> = -</text:span><text:span text:style-name="T94">16</text:span><text:span text:style-name="T41">。</text:span></text:p>
                        </text:list-item>
                        <text:list-item>
                          <text:p text:style-name="P148">明顯例子，（3 + 3 + 3）/（3 &lt;?<text:span text:style-name="T289">0</text:span>&gt; 3 &lt;?<text:span text:style-name="T289">0</text:span>&gt; 3）= 9 / <text:span text:style-name="T290">6</text:span> = <text:span text:style-name="T290">3/2</text:span>。</text:p>
                        </text:list-item>
                        <text:list-item>
                          <text:p text:style-name="P149">明顯例子，（3 * 3 * 3）/（3 + 3 + 3）= 27 / 9 = 3。</text:p>
                        </text:list-item>
                        <text:list-item>
                          <text:p text:style-name="P149"><text:span text:style-name="T207">明顯例子，</text:span><text:span text:style-name="T219">（3 ^ 3 ^ 3）/（3 * 3 * 3）= 19683 / 27 = 729。</text:span></text:p>
                        </text:list-item>
                        <text:list-item>
                          <text:p text:style-name="P154"><text:span text:style-name="T211">f</text:span><text:span text:style-name="T219">(a+1) = f(a) * g(a)。</text:span></text:p>
                        </text:list-item>
                      </text:list>
                    </text:list-item>
                    <text:list-item>
                      <text:p text:style-name="P416">符號 層級。</text:p>
                      <text:list>
                        <text:list-item>
                          <text:p text:style-name="P423">符號 層級。</text:p>
                          <text:list>
                            <text:list-item>
                              <text:p text:style-name="P401"><text:span text:style-name="T211">第-</text:span><text:span text:style-name="T272">1</text:span><text:span text:style-name="T207">層級符號 是 </text:span><text:span text:style-name="T273">(c / x) // </text:span><text:span text:style-name="T247">y。</text:span></text:p>
                              <text:list>
                                <text:list-item>
                                  <text:p text:style-name="P402"><text:span text:style-name="T207">c = -</text:span><text:span text:style-name="T275">10</text:span><text:span text:style-name="T274">。</text:span></text:p>
                                </text:list-item>
                              </text:list>
                            </text:list-item>
                            <text:list-item>
                              <text:p text:style-name="P403"><text:span text:style-name="T211">第</text:span><text:span text:style-name="T237">0</text:span><text:span text:style-name="T207">層級符號 是</text:span><text:span text:style-name="T220">（</text:span><text:span text:style-name="T277">c</text:span><text:span text:style-name="T216"> / </text:span><text:span text:style-name="T277">x</text:span><text:span text:style-name="T215">）</text:span><text:span text:style-name="T277">+ 1 /</text:span><text:span text:style-name="T216"> y。</text:span></text:p>
                              <text:list>
                                <text:list-item>
                                  <text:p text:style-name="P404"><text:span text:style-name="T235">x</text:span><text:span text:style-name="T213"> &lt;?</text:span><text:span text:style-name="T236">0</text:span><text:span text:style-name="T213">&gt;</text:span><text:span text:style-name="T211"> </text:span><text:span text:style-name="T235">y</text:span><text:span text:style-name="T211"> </text:span><text:span text:style-name="T214">= </text:span><text:span text:style-name="T276">1 /(</text:span><text:span text:style-name="T220">（</text:span><text:span text:style-name="T216">x / c</text:span><text:span text:style-name="T215">）</text:span><text:span text:style-name="T216">// y</text:span><text:span text:style-name="T276">)</text:span><text:span text:style-name="T216">。</text:span></text:p>
                                </text:list-item>
                                <text:list-item>
                                  <text:p text:style-name="P443"><text:span text:style-name="T58">c</text:span><text:span text:style-name="T95"> =</text:span><text:span text:style-name="T52">（</text:span><text:span text:style-name="T53">1</text:span><text:span text:style-name="T52">–3 * 6）</text:span><text:span text:style-name="T55">/</text:span><text:span text:style-name="T52">（</text:span><text:span text:style-name="T53">9</text:span><text:span text:style-name="T52">–</text:span><text:span text:style-name="T53">1）</text:span><text:span text:style-name="T52">。</text:span><text:span text:style-name="T41">（3、6、9）</text:span></text:p>
                                </text:list-item>
                              </text:list>
                            </text:list-item>
                            <text:list-item>
                              <text:p text:style-name="P405"><text:span text:style-name="T211">第</text:span><text:span text:style-name="T207">1層級符號 是 +。</text:span></text:p>
                            </text:list-item>
                            <text:list-item>
                              <text:p text:style-name="P405"><text:span text:style-name="T211">第</text:span><text:span text:style-name="T207">2層級符號 是 *。</text:span></text:p>
                            </text:list-item>
                            <text:list-item>
                              <text:p text:style-name="P405"><text:span text:style-name="T211">第</text:span><text:span text:style-name="T207">3層級符號 是 ^。</text:span></text:p>
                            </text:list-item>
                          </text:list>
                        </text:list-item>
                        <text:list-item>
                          <text:p text:style-name="P341"><text:span text:style-name="T211">（</text:span><text:span text:style-name="T230">x</text:span><text:span text:style-name="T211"> &lt;?a&gt; </text:span><text:span text:style-name="T230">y</text:span><text:span text:style-name="T211"> &lt;?a&gt; </text:span><text:span text:style-name="T231">z</text:span><text:span text:style-name="T211">）= </text:span><text:span text:style-name="T226">1 / </text:span><text:span text:style-name="T211">f(</text:span><text:span text:style-name="T226">1 / </text:span><text:span text:style-name="T211">f(x, y, c), z, c)。</text:span></text:p>
                          <text:list>
                            <text:list-item>
                              <text:p text:style-name="P341"><text:span text:style-name="T211">（</text:span><text:span text:style-name="T230">x</text:span><text:span text:style-name="T211"> &lt;?a&gt; </text:span><text:span text:style-name="T230">y</text:span><text:span text:style-name="T211">）= </text:span><text:span text:style-name="T232">1 / </text:span><text:span text:style-name="T211">f(x, y, c)。</text:span></text:p>
                            </text:list-item>
                            <text:list-item>
                              <text:p text:style-name="P342"><text:span text:style-name="T211">（</text:span><text:span text:style-name="T230">x</text:span><text:span text:style-name="T211"> &lt;?a&gt; </text:span><text:span text:style-name="T230">y</text:span><text:span text:style-name="T211">）*</text:span><text:span text:style-name="T232"> </text:span><text:span text:style-name="T211">f(x, y, c) </text:span><text:span text:style-name="T233">= 1</text:span><text:span text:style-name="T211">。</text:span></text:p>
                            </text:list-item>
                          </text:list>
                        </text:list-item>
                        <text:list-item>
                          <text:p text:style-name="P155"><text:span text:style-name="T211">（</text:span><text:span text:style-name="T230">x</text:span><text:span text:style-name="T211"> &lt;?a&gt; </text:span><text:span text:style-name="T230">y</text:span><text:span text:style-name="T211"> &lt;?a&gt; </text:span><text:span text:style-name="T231">z</text:span><text:span text:style-name="T211">）= f(f(x, y, c), z, c)。</text:span></text:p>
                          <text:list>
                            <text:list-item>
                              <text:p text:style-name="P158">a = 某一特定層級 符號。</text:p>
                            </text:list-item>
                            <text:list-item>
                              <text:p text:style-name="P252"><text:span text:style-name="T21">f</text:span><text:span text:style-name="T20">(x, y, c) =</text:span><text:span text:style-name="T22"> 1 /</text:span><text:span text:style-name="T20">（（x </text:span><text:span text:style-name="T97">s</text:span><text:span text:style-name="T16"> c）</text:span><text:span text:style-name="T98">t</text:span><text:span text:style-name="T16"> y）。</text:span></text:p>
                              <text:list>
                                <text:list-item>
                                  <text:p text:style-name="P159"><text:span text:style-name="T208">x </text:span><text:span text:style-name="T209">是 </text:span><text:span text:style-name="T210">3。</text:span></text:p>
                                </text:list-item>
                                <text:list-item>
                                  <text:p text:style-name="P178">y 是 3。</text:p>
                                </text:list-item>
                                <text:list-item>
                                  <text:p text:style-name="P160"><text:span text:style-name="T208">z </text:span><text:span text:style-name="T209">是 </text:span><text:span text:style-name="T208">3。</text:span></text:p>
                                </text:list-item>
                                <text:list-item>
                                  <text:p text:style-name="P161"><text:span text:style-name="T208">c </text:span><text:span text:style-name="T209">是 </text:span><text:span text:style-name="T208">未知常數。</text:span></text:p>
                                  <text:list>
                                    <text:list-item>
                                      <text:p text:style-name="P179">可以 反推出來的 常數。</text:p>
                                    </text:list-item>
                                  </text:list>
                                </text:list-item>
                                <text:list-item>
                                  <text:p text:style-name="P160"><text:span text:style-name="T179">s</text:span><text:span text:style-name="T207"> </text:span><text:span text:style-name="T209">是 </text:span><text:span text:style-name="T207">猜測符號。</text:span></text:p>
                                  <text:list>
                                    <text:list-item>
                                      <text:p text:style-name="P180">預設 是 /。</text:p>
                                    </text:list-item>
                                  </text:list>
                                </text:list-item>
                                <text:list-item>
                                  <text:p text:style-name="P156"><text:span text:style-name="T181">t</text:span><text:span text:style-name="T211"> </text:span><text:span text:style-name="T209">是 </text:span><text:span text:style-name="T211">已知符號。</text:span></text:p>
                                </text:list-item>
                              </text:list>
                            </text:list-item>
                            <text:list-item>
                              <text:p text:style-name="P156"><text:span text:style-name="T211">（</text:span><text:span text:style-name="T230">x</text:span><text:span text:style-name="T211"> &lt;?a&gt; </text:span><text:span text:style-name="T230">y</text:span><text:span text:style-name="T211">）= f(x, y, c)。</text:span></text:p>
                            </text:list-item>
                          </text:list>
                        </text:list-item>
                        <text:list-item>
                          <text:p text:style-name="P259"><text:span text:style-name="T55">3 </text:span><text:span text:style-name="T31">&lt;?a&gt; 3 &lt;?a&gt; 3 = 3 &lt;?a+1&gt; 3。</text:span></text:p>
                          <text:list>
                            <text:list-item>
                              <text:p text:style-name="P424">n &gt;= a &gt;= u。</text:p>
                              <text:list>
                                <text:list-item>
                                  <text:p text:style-name="P425">第n層級符號 = 第u層級符號。</text:p>
                                  <text:list>
                                    <text:list-item>
                                      <text:p text:style-name="P426">n 有機率不等於 u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6"><text:span text:style-name="T31">3 &lt;?</text:span><text:span text:style-name="T81">0</text:span><text:span text:style-name="T31">&gt; 3 &lt;?</text:span><text:span text:style-name="T81">0</text:span><text:span text:style-name="T31">&gt; = 3 + 3。</text:span></text:p>
                              <text:list>
                                <text:list-item>
                                  <text:p text:style-name="P266"><text:span text:style-name="T68">x &lt;?</text:span><text:span text:style-name="T81">0</text:span><text:span text:style-name="T68">&gt; y =（</text:span><text:span text:style-name="T69">c</text:span><text:span text:style-name="T31"> / </text:span><text:span text:style-name="T69">x）+（1 / </text:span><text:span text:style-name="T31">y）。</text:span></text:p>
                                  <text:list>
                                    <text:list-item>
                                      <text:p text:style-name="P268"><text:span text:style-name="T31">c =</text:span><text:span text:style-name="T52">（</text:span><text:span text:style-name="T53">1</text:span><text:span text:style-name="T52">–3 * 6）</text:span><text:span text:style-name="T55">/（</text:span><text:span text:style-name="T53">9</text:span><text:span text:style-name="T52">–</text:span><text:span text:style-name="T53">1）</text:span><text:span text:style-name="T52">。</text:span></text:p>
                                    </text:list-item>
                                    <text:list-item>
                                      <text:p text:style-name="P267"><text:span text:style-name="T68">x &lt;?</text:span><text:span text:style-name="T81">0</text:span><text:span text:style-name="T68">&gt; y = </text:span><text:span text:style-name="T71">1 /（</text:span><text:span text:style-name="T68">（</text:span><text:span text:style-name="T71">x</text:span><text:span text:style-name="T31"> / </text:span><text:span text:style-name="T71">c</text:span><text:span text:style-name="T69">）// </text:span><text:span text:style-name="T31">y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0"><text:span text:style-name="T31">3 + 3 + 3 = </text:span><text:span text:style-name="T62">3 * 3</text:span><text:span text:style-name="T31">。</text:span></text:p>
                              <text:list>
                                <text:list-item>
                                  <text:p text:style-name="P261"><text:span text:style-name="T31">&lt;?</text:span><text:span text:style-name="T64">1</text:span><text:span text:style-name="T31">&gt; 是 +。</text:span></text:p>
                                </text:list-item>
                                <text:list-item>
                                  <text:p text:style-name="P262"><text:span text:style-name="T31">&lt;?</text:span><text:span text:style-name="T64">2</text:span><text:span text:style-name="T31">&gt; 是 *。</text:span></text:p>
                                </text:list-item>
                              </text:list>
                            </text:list-item>
                            <text:list-item>
                              <text:p text:style-name="P262"><text:span text:style-name="T31">3 * 3 * 3 = </text:span><text:span text:style-name="T62">3 </text:span><text:span text:style-name="T63">^</text:span><text:span text:style-name="T62"> 3</text:span><text:span text:style-name="T31">。</text:span></text:p>
                              <text:list>
                                <text:list-item>
                                  <text:p text:style-name="P263"><text:span text:style-name="T31">&lt;?</text:span><text:span text:style-name="T64">3</text:span><text:span text:style-name="T31">&gt; 是 </text:span><text:span text:style-name="T63">^</text:span><text:span text:style-name="T31">。</text:span></text:p>
                                </text:list-item>
                              </text:list>
                            </text:list-item>
                            <text:list-item>
                              <text:p text:style-name="P263"><text:span text:style-name="T31">3 </text:span><text:span text:style-name="T65">^</text:span><text:span text:style-name="T31"> 3 </text:span><text:span text:style-name="T65">^</text:span><text:span text:style-name="T31"> 3 = </text:span><text:span text:style-name="T62">3 </text:span><text:span text:style-name="T65">&lt;?4&gt;</text:span><text:span text:style-name="T62"> 3</text:span><text:span text:style-name="T31">。</text:span></text:p>
                              <text:list>
                                <text:list-item>
                                  <text:p text:style-name="P264"><text:span text:style-name="T31">&lt;?</text:span><text:span text:style-name="T65">4</text:span><text:span text:style-name="T31">&gt; 是</text:span><text:span text:style-name="T67">（人類還沒有認知到該存在的）</text:span><text:span text:style-name="T31">。</text:span></text:p>
                                </text:list-item>
                              </text:list>
                            </text:list-item>
                            <text:list-item>
                              <text:p text:style-name="P265"><text:span text:style-name="T31">3 </text:span><text:span text:style-name="T65">&lt;?4&gt;</text:span><text:span text:style-name="T31"> 3 </text:span><text:span text:style-name="T65">&lt;?4&gt;</text:span><text:span text:style-name="T31"> 3 = </text:span><text:span text:style-name="T62">3 </text:span><text:span text:style-name="T65">&lt;?</text:span><text:span text:style-name="T66">5</text:span><text:span text:style-name="T65">&gt;</text:span><text:span text:style-name="T62"> 3</text:span><text:span text:style-name="T31">。</text:span></text:p>
                              <text:list>
                                <text:list-item>
                                  <text:p text:style-name="P264"><text:span text:style-name="T31">&lt;?</text:span><text:span text:style-name="T66">5</text:span><text:span text:style-name="T31">&gt; 是</text:span><text:span text:style-name="T67">（人類還沒有認知到該存在的）</text:span><text:span text:style-name="T31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3的 層級。</text:p>
              <text:list>
                <text:list-item>
                  <text:p text:style-name="P117">3 → 3 + 3 → 3 * 3 → … →<text:span text:style-name="T188"> 3（第n層級符號）3</text:span>。</text:p>
                  <text:list>
                    <text:list-item>
                      <text:p text:style-name="P269"><text:span text:style-name="T7">3 </text:span><text:span text:style-name="T2">+ 3 = </text:span><text:span text:style-name="T10">3 ？ 3 ？ 3</text:span><text:span text:style-name="T8">。</text:span></text:p>
                    </text:list-item>
                    <text:list-item>
                      <text:p text:style-name="P253"><text:span text:style-name="T7">3 * 3 = </text:span><text:span text:style-name="T5">3 + 3 </text:span><text:span text:style-name="T6">+ 3</text:span><text:span text:style-name="T5">。</text:span></text:p>
                    </text:list-item>
                  </text:list>
                </text:list-item>
                <text:list-item>
                  <text:p text:style-name="P162">3^3。</text:p>
                  <text:list>
                    <text:list-item>
                      <text:p text:style-name="P137">3 ^ 3 = 3 * 3 * 3。</text:p>
                    </text:list-item>
                  </text:list>
                </text:list-item>
                <text:list-item>
                  <text:p text:style-name="P133">3？？？3。</text:p>
                  <text:list>
                    <text:list-item>
                      <text:p text:style-name="P134">3？？？3 = 3 ^ 3 ^ 3。</text:p>
                    </text:list-item>
                  </text:list>
                </text:list-item>
              </text:list>
            </text:list-item>
            <text:list-item>
              <text:p text:style-name="P157">3 與 1、陽。</text:p>
              <text:list>
                <text:list-item>
                  <text:p text:style-name="P163"><text:span text:style-name="T162">3 // </text:span>3 = <text:span text:style-name="T163">1 / ((1 / 3) + (1 / 3))。</text:span><text:span text:style-name="T152">（電阻並聯）</text:span></text:p>
                  <text:list>
                    <text:list-item>
                      <text:p text:style-name="P164">3 // 3 = 1 / (2 / 3)。</text:p>
                    </text:list-item>
                    <text:list-item>
                      <text:p text:style-name="P165">3 // 3 = 3 / 2。</text:p>
                    </text:list-item>
                  </text:list>
                </text:list-item>
                <text:list-item>
                  <text:p text:style-name="P254"><text:span text:style-name="T8">3 // </text:span><text:span text:style-name="T9">3</text:span><text:span text:style-name="T8"> // </text:span><text:span text:style-name="T9">3 = </text:span><text:span text:style-name="T11">1 / ((1 / 3) + </text:span><text:span text:style-name="T12">(</text:span><text:span text:style-name="T11">1 / (3 / 2)</text:span><text:span text:style-name="T12">)</text:span><text:span text:style-name="T11">)。</text:span></text:p>
                  <text:list>
                    <text:list-item>
                      <text:p text:style-name="P166">3 // 3 // 3 = 1 / ((1 / 3) + (2 / 3))。</text:p>
                    </text:list-item>
                    <text:list-item>
                      <text:p text:style-name="P165">3 // 3 // <text:span text:style-name="T164">3</text:span> = 1 / <text:span text:style-name="T164">1</text:span>。</text:p>
                    </text:list-item>
                    <text:list-item>
                      <text:p text:style-name="P111">3 // 3 // 3 = 1。</text:p>
                    </text:list-item>
                  </text:list>
                </text:list-item>
              </text:list>
            </text:list-item>
            <text:list-item>
              <text:p text:style-name="P111">（<text:span text:style-name="T297">x + 3</text:span>）*（<text:span text:style-name="T297">x + 3</text:span>）<text:span text:style-name="T297">= x</text:span><text:span text:style-name="T298">2</text:span><text:span text:style-name="T297"> + 6 * x + 9。</text:span></text:p>
              <text:list>
                <text:list-item>
                  <text:p text:style-name="P167"><text:span text:style-name="T297">x</text:span><text:span text:style-name="T298">2 </text:span><text:span text:style-name="T302">=（-6）* x +（-9）。</text:span></text:p>
                </text:list-item>
                <text:list-item>
                  <text:p text:style-name="P168">F<text:span text:style-name="T315">(</text:span>n<text:span text:style-name="T315">)</text:span> =<text:span text:style-name="T302">（-6）* </text:span><text:span text:style-name="T304">F(n-1)</text:span><text:span text:style-name="T302"> +（-9）* </text:span><text:span text:style-name="T304">F(n-2)</text:span><text:span text:style-name="T302">。</text:span></text:p>
                </text:list-item>
                <text:list-item>
                  <text:p text:style-name="P170"><text:span text:style-name="T311">Δ</text:span><text:span text:style-name="T302"> &gt;</text:span><text:span text:style-name="T314">=</text:span><text:span text:style-name="T302"> 0。</text:span></text:p>
                  <text:list>
                    <text:list-item>
                      <text:p text:style-name="P171"><text:span text:style-name="T311">Δ 是（b</text:span><text:span text:style-name="T301">2</text:span><text:span text:style-name="T313">–</text:span><text:span text:style-name="T311">4 * a * c）。</text:span></text:p>
                      <text:list>
                        <text:list-item>
                          <text:p text:style-name="P172"><text:span text:style-name="T310">（</text:span><text:span text:style-name="T312">6</text:span><text:span text:style-name="T300">2</text:span><text:span text:style-name="T313">–</text:span><text:span text:style-name="T310">4 * 1 * </text:span><text:span text:style-name="T312">9</text:span><text:span text:style-name="T310">）。</text:span></text:p>
                        </text:list-item>
                      </text:list>
                    </text:list-item>
                    <text:list-item>
                      <text:p text:style-name="P270">F(n) / F(n-1) 收斂於 -3。</text:p>
                    </text:list-item>
                    <text:list-item>
                      <text:p text:style-name="P173"><text:span text:style-name="T302">F(n-1) / F(n) 收斂於 -</text:span><text:span text:style-name="T306">1/3。</text:span></text:p>
                      <text:list>
                        <text:list-item>
                          <text:p text:style-name="P174"><text:span text:style-name="T302">-</text:span><text:span text:style-name="T306">1/3 </text:span><text:span text:style-name="T307">= </text:span><text:span text:style-name="T302">-0.</text:span><text:span text:style-name="T305">3</text:span><text:span text:style-name="T30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（<text:span text:style-name="T297">x + a</text:span>）*（<text:span text:style-name="T297">x + a</text:span>）<text:span text:style-name="T297">= x</text:span><text:span text:style-name="T298">2</text:span><text:span text:style-name="T297"> +</text:span>（<text:span text:style-name="T297">2 * a</text:span>）<text:span text:style-name="T297">* x + a</text:span><text:span text:style-name="T299">2</text:span><text:span text:style-name="T297">。</text:span></text:p>
              <text:list>
                <text:list-item>
                  <text:p text:style-name="P169"><text:span text:style-name="T297">x</text:span><text:span text:style-name="T298">2 </text:span><text:span text:style-name="T302">=（-</text:span><text:span text:style-name="T303">2 * a</text:span><text:span text:style-name="T302">）* x +（-</text:span><text:span text:style-name="T303">a</text:span><text:span text:style-name="T299">2</text:span><text:span text:style-name="T302">）。</text:span></text:p>
                </text:list-item>
                <text:list-item>
                  <text:p text:style-name="P169">F<text:span text:style-name="T315">(</text:span>n<text:span text:style-name="T315">)</text:span> =<text:span text:style-name="T302">（-</text:span><text:span text:style-name="T303">2 * a</text:span><text:span text:style-name="T302">）* </text:span><text:span text:style-name="T304">F(n-1)</text:span><text:span text:style-name="T302"> +（-</text:span><text:span text:style-name="T303">a</text:span><text:span text:style-name="T299">2</text:span><text:span text:style-name="T302">）* </text:span><text:span text:style-name="T304">F(n-2)</text:span><text:span text:style-name="T302">。</text:span></text:p>
                </text:list-item>
                <text:list-item>
                  <text:p text:style-name="P175"><text:span text:style-name="T302">假定，</text:span><text:span text:style-name="T311">Δ</text:span><text:span text:style-name="T309"> &gt;</text:span><text:span text:style-name="T314">=</text:span><text:span text:style-name="T309"> 0。</text:span></text:p>
                  <text:list>
                    <text:list-item>
                      <text:p text:style-name="P176"><text:span text:style-name="T314">假定，a &gt; </text:span><text:span text:style-name="T302">0。</text:span></text:p>
                    </text:list-item>
                    <text:list-item>
                      <text:p text:style-name="P174"><text:span text:style-name="T302">F(n) / F(n-1) 收斂於 -</text:span><text:span text:style-name="T308">a</text:span><text:span text:style-name="T302">。</text:span></text:p>
                    </text:list-item>
                    <text:list-item>
                      <text:p text:style-name="P174"><text:span text:style-name="T302">F(n-1) / F(n) 收斂於 -</text:span><text:span text:style-name="T306">1/</text:span><text:span text:style-name="T308">a</text:span><text:span text:style-name="T306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阿卡西紀錄"/>阿卡西紀錄<text:bookmark-end text:name="阿卡西紀錄"/></text:p>
          <text:list>
            <text:list-item>
              <text:p text:style-name="P48">阿卡西紀錄 是 宇宙胞 的 圖書館。</text:p>
              <text:list>
                <text:list-item>
                  <text:p text:style-name="P69"><text:span text:style-name="T169">阿卡西紀錄 是 宇宙胞 </text:span><text:span text:style-name="T103">的 DNA</text:span><text:span text:style-name="T169">。</text:span></text:p>
                </text:list-item>
                <text:list-item>
                  <text:p text:style-name="P181">阿卡西紀錄 是 宇宙胞 的 聖地。</text:p>
                </text:list-item>
                <text:list-item>
                  <text:p text:style-name="P6"><text:span text:style-name="T103">阿卡西紀錄 是 </text:span><text:span text:style-name="T160">一切的一切的 存在、</text:span><text:span text:style-name="T103">生命</text:span><text:span text:style-name="T160">、個體</text:span><text:span text:style-name="T103"> 的 源頭。</text:span></text:p>
                  <text:list>
                    <text:list-item>
                      <text:p text:style-name="P70"><text:span text:style-name="T169">一切的一切 是 </text:span><text:span text:style-name="T103">宇宙胞 蘊含的 </text:span><text:span text:style-name="T169">一切的一切。</text:span></text:p>
                    </text:list-item>
                  </text:list>
                </text:list-item>
                <text:list-item>
                  <text:p text:style-name="P70"><text:span text:style-name="T169">阿卡西紀錄 </text:span><text:span text:style-name="T103">是 log紀錄</text:span><text:span text:style-name="T169">檔。</text:span><text:span text:style-name="T156">（紀錄、本質）（紀錄 過去的當下、過去的每一瞬間）</text:span></text:p>
                </text:list-item>
                <text:list-item>
                  <text:p text:style-name="P70"><text:span text:style-name="T169">阿卡西紀錄 是 一切的 根基。</text:span><text:span text:style-name="T156">（存在、現象）（描述、呈現、顯現 當下的當下）</text:span></text:p>
                </text:list-item>
                <text:list-item>
                  <text:p text:style-name="P70"><text:span text:style-name="T169">阿卡西紀錄 是 生命種子。</text:span><text:span text:style-name="T156">（變化、機率）（蘊含 未來的當下、未來的每一瞬間）</text:span></text:p>
                </text:list-item>
              </text:list>
            </text:list-item>
            <text:list-item>
              <text:p text:style-name="P49">每一個種類的宇宙 都有 自己的 阿卡西紀錄。</text:p>
              <text:list>
                <text:list-item>
                  <text:p text:style-name="P50">明顯例子，動能型宇宙、生物電流型宇宙、化學反應型宇宙 都有 自己的 阿卡西紀錄。</text:p>
                </text:list-item>
              </text:list>
            </text:list-item>
            <text:list-item>
              <text:p text:style-name="P51">癌化物質 入侵 阿卡西紀錄。</text:p>
              <text:list>
                <text:list-item>
                  <text:p text:style-name="P71"><text:span text:style-name="T100">癌化物質 將 自己的基因 植入 宇宙胞的基因，形成 癌基因。</text:span><text:span text:style-name="T147">（明例，</text:span><text:span text:style-name="T148">錢、金融系統</text:span><text:span text:style-name="T147">）</text:span></text:p>
                </text:list-item>
                <text:list-item>
                  <text:p text:style-name="P186"><text:span text:style-name="T171">癌化物質 </text:span>透過 <text:span text:style-name="T171">阿卡西紀錄，發生 宇宙胞 癌化 現象。</text:span></text:p>
                </text:list-item>
                <text:list-item>
                  <text:p text:style-name="P186"><text:span text:style-name="T171">癌化物質 </text:span>透過 <text:span text:style-name="T171">阿卡西紀錄，</text:span>發生 癌擴散 現象。</text:p>
                </text:list-item>
                <text:list-item>
                  <text:p text:style-name="P187"><text:span text:style-name="T171">癌化物質 </text:span>透過 <text:span text:style-name="T171">阿卡西紀錄，異常生長、</text:span><text:span text:style-name="T103">誘導</text:span><text:span text:style-name="T171">內戰、攻擊宿主、攻</text:span><text:span text:style-name="T103">擊&lt;_?3_&gt;個體</text:span>。</text:p>
                  <text:list>
                    <text:list-item>
                      <text:p text:style-name="P188"><text:span text:style-name="T103">誘導內戰 是 誘導 &lt;?2&gt;個</text:span><text:span text:style-name="T171">體 發動 內戰。</text:span></text:p>
                      <text:list>
                        <text:list-item>
                          <text:p text:style-name="P189"><text:span text:style-name="T103">&lt;?2&gt;個</text:span><text:span text:style-name="T171">體 是 </text:span><text:span text:style-name="T103">&lt;_?3</text:span><text:span text:style-name="T171">_&gt;</text:span><text:span text:style-name="T103">個體蘊含的 &lt;?2&gt;個</text:span><text:span text:style-name="T171">體。</text:span></text:p>
                        </text:list-item>
                        <text:list-item>
                          <text:p text:style-name="P190"><text:span text:style-name="T171">內戰 是 </text:span><text:span text:style-name="T103">&lt;?2&gt;個</text:span><text:span text:style-name="T171">體 </text:span><text:span text:style-name="T103">在 &lt;_?3</text:span><text:span text:style-name="T171">_&gt;</text:span><text:span text:style-name="T103">個體的</text:span><text:span text:style-name="T172">體內 發動 信念戰爭。</text:span></text:p>
                          <text:list>
                            <text:list-item>
                              <text:p text:style-name="P67">信念戰爭 是 因為 錢、宗教、信仰、世界觀 的 爭執、差異，而爆發 的 戰爭。</text:p>
                            </text:list-item>
                            <text:list-item>
                              <text:p text:style-name="P3"><text:span text:style-name="T161">病根、病因 很明顯，缺</text:span><text:span text:style-name="T172">德</text:span><text:span text:style-name="T161">、無德、金錢至上、金錢不是糞土、德被視為糞土</text:span><text:span text:style-name="T17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阿卡西紀錄 有兩種。</text:p>
              <text:list>
                <text:list-item>
                  <text:p text:style-name="P52">離線式阿卡西紀錄。</text:p>
                  <text:list>
                    <text:list-item>
                      <text:p text:style-name="P52">該個體 的 第二層級意識（以上）個體（本身）的 本能、傳承。</text:p>
                      <text:list>
                        <text:list-item>
                          <text:p text:style-name="P53">第二層級意識（以上）個體 是 進入 該個體<text:span text:style-name="T1"> </text:span>的 第二層級意識（以上）個體。</text:p>
                        </text:list-item>
                        <text:list-item>
                          <text:p text:style-name="P53">第二層級意識（以上）個體 是 進入 <text:span text:style-name="T99">該NPC </text:span>的 第二層級意識（以上）個體。</text:p>
                          <text:list>
                            <text:list-item>
                              <text:p text:style-name="P54"><text:span text:style-name="T99">&lt;_?3_&gt;個體</text:span> 有機率直接蘊含 第二層級意識（以上）個體。</text:p>
                            </text:list-item>
                            <text:list-item>
                              <text:p text:style-name="P55">第二層級意識（以上）個體 有機率 主動、被動、被迫 進入 該個體、<text:span text:style-name="T99">該NPC</text:span>。</text:p>
                            </text:list-item>
                            <text:list-item>
                              <text:p text:style-name="P56">第二層級意識（以上）個體 有機率 有意識、無意識 進入 該個體、<text:span text:style-name="T99">該NPC</text:span>。</text:p>
                            </text:list-item>
                            <text:list-item>
                              <text:p text:style-name="P57"><text:span text:style-name="T99">假定 &lt;_?3_&gt;個體</text:span> <text:span text:style-name="T99">直接蘊含 </text:span>某一特定<text:span text:style-name="T99">&lt;?2&gt;</text:span>個體。</text:p>
                              <text:list>
                                <text:list-item>
                                  <text:p text:style-name="P58"><text:span text:style-name="T99">假定 </text:span>某一特定第二層級意識（以上）個體 是<text:span text:style-name="T99"> &lt;?2&gt;個體、&lt;?2&gt;意識層個體</text:span>。</text:p>
                                </text:list-item>
                                <text:list-item>
                                  <text:p text:style-name="P59"><text:span text:style-name="T99">假定 &lt;_?3_&gt;個體</text:span> 直接蘊含 該第二層級意識（以上）個體。</text:p>
                                </text:list-item>
                                <text:list-item>
                                  <text:p text:style-name="P60">該第二層級意識（以上）個體 進<text:span text:style-name="T99">入 該&lt;?2&gt;</text:span>個體 之後。</text:p>
                                  <text:list>
                                    <text:list-item>
                                      <text:p text:style-name="P61"><text:span text:style-name="T99">&lt;_?3_&gt;個體</text:span> 仍然直接蘊含 <text:span text:style-name="T99">該&lt;?2&gt;</text:span>個體、該第二層級意識（以上）個體。</text:p>
                                    </text:list-item>
                                  </text:list>
                                </text:list-item>
                                <text:list-item>
                                  <text:p text:style-name="P182">該&lt;?2&gt;個體 有機率 覺醒。</text:p>
                                  <text:list>
                                    <text:list-item>
                                      <text:p text:style-name="P182">覺醒 是 該&lt;?2&gt;個體 認知到 該第二層級意識（以上）個體 的 存在。</text:p>
                                    </text:list-item>
                                    <text:list-item>
                                      <text:p text:style-name="P183">覺醒 是 該&lt;?2&gt;個體 能夠感測 該第二層級意識（以上）個體。</text:p>
                                      <text:list>
                                        <text:list-item>
                                          <text:p text:style-name="P184">個體 之間，感測 越完整、越雙工，覺醒 越優良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<text:span text:style-name="T99">覺醒 是 該&lt;?2&gt;</text:span>個體、該第二層級意識（以上）個體 能夠 交互作用。</text:p>
                                      <text:list>
                                        <text:list-item>
                                          <text:p text:style-name="P185">個體 之間，交互作用 越共振、越共鳴、越共識，覺醒 越優良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連線式阿卡西紀錄。</text:p>
                  <text:list>
                    <text:list-item>
                      <text:p text:style-name="P52">蘊含該個<text:span text:style-name="T99">體 的 &lt;_?3_&gt;個</text:span>體 的 本能、傳承。</text:p>
                      <text:list>
                        <text:list-item>
                          <text:p text:style-name="P52">明顯例子，宇宙胞 <text:span text:style-name="T99">的 圖書館、DNA、聖地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bookmark-start text:name="紫徽星"/>紫徽星<text:bookmark-end text:name="紫徽星"/></text:p>
          <text:list>
            <text:list-item>
              <text:p text:style-name="P72"><text:span text:style-name="T169">從 地球 看過去，紫徽星 的方向是 </text:span><text:span text:style-name="T101">&lt;_?</text:span><text:span text:style-name="T102">3_&gt;個體的免疫機制、</text:span><text:span text:style-name="T101">&lt;?</text:span><text:span text:style-name="T102">3&gt;醫療用品 進入 的 方向。</text:span></text:p>
              <text:list>
                <text:list-item>
                  <text:p text:style-name="P73"><text:span text:style-name="T101">&lt;_?</text:span><text:span text:style-name="T102">3_&gt;個體的免疫機制、</text:span><text:span text:style-name="T101">&lt;?</text:span><text:span text:style-name="T102">3&gt;醫療用品、治癒宇宙胞的所有個體 是 人類認定的 神、佛。</text:span></text:p>
                  <text:list>
                    <text:list-item>
                      <text:p text:style-name="P191">明顯例子，工作細胞（抗生素）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"><text:bookmark-start text:name="佛渡有緣人"/>佛渡有緣人<text:bookmark-end text:name="佛渡有緣人"/></text:p>
          <text:list>
            <text:list-item>
              <text:p text:style-name="P302">（前情提要 在 <text:span text:style-name="T174">能量、儲量 (第3本)</text:span> 文件的 <text:span text:style-name="T174">時間</text:span> 的 <text:span text:style-name="T174">佛渡有緣人，人要被救，必先自救</text:span>）</text:p>
            </text:list-item>
            <text:list-item>
              <text:p text:style-name="P192">佛渡有緣人 是 佛只渡有緣人、佛只會渡有緣人、佛只有渡有緣人。</text:p>
              <text:list>
                <text:list-item>
                  <text:p text:style-name="P192">任何個體 都有機率 被渡、被幫助。</text:p>
                </text:list-item>
                <text:list-item>
                  <text:p text:style-name="P193">不是 任何個體 都願意 被渡、被幫助。</text:p>
                </text:list-item>
                <text:list-item>
                  <text:p text:style-name="P193">明顯例子，佛 是 漁網。</text:p>
                  <text:list>
                    <text:list-item>
                      <text:p text:style-name="P193">大海 裡面的 每一條魚 都有機率 被撈上岸。</text:p>
                    </text:list-item>
                    <text:list-item>
                      <text:p text:style-name="P193">不願意 被撈上岸的 魚，漁網 也不會 強求。</text:p>
                    </text:list-item>
                    <text:list-item>
                      <text:p text:style-name="P194">魚 有機率 攻擊漁網、咬破漁網。</text:p>
                      <text:list>
                        <text:list-item>
                          <text:p text:style-name="P195">漁網會受傷，漁網 有機率 修復再用。</text:p>
                        </text:list-item>
                        <text:list-item>
                          <text:p text:style-name="P195">漁網會受傷，漁網 有機率 不再撈魚上岸。</text:p>
                        </text:list-item>
                        <text:list-item>
                          <text:p text:style-name="P196">漁網會受傷，漁民 有機率 到其他漁場撈魚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7">佛渡有緣人，人要被救，必先自救。</text:p>
              <text:list>
                <text:list-item>
                  <text:p text:style-name="P191">由上往下 一個層級、一個層級 往上提。</text:p>
                </text:list-item>
                <text:list-item>
                  <text:p text:style-name="P191">第<text:span text:style-name="T191">n層級的個體 幫助 第（n-1）層級的個體。</text:span></text:p>
                  <text:list>
                    <text:list-item>
                      <text:p text:style-name="P191">層級 相差 越大，思想、決策、行動 相差越大，越難以 感測、交互作用，越難以 幫助。</text:p>
                      <text:list>
                        <text:list-item>
                          <text:p text:style-name="P191">原因很明顯，兩個個體的 世界觀 相差、落差 太大。</text:p>
                        </text:list-item>
                        <text:list-item>
                          <text:p text:style-name="P198">明顯例子，神學盲人、哲學盲人、數學盲人、科學盲人、化學盲人 難以 交互作用。</text:p>
                          <text:list>
                            <text:list-item>
                              <text:p text:style-name="P199">數學盲人、科學盲人、化學盲人 相對容易 互相 感測、交互作用、幫助。</text:p>
                            </text:list-item>
                            <text:list-item>
                              <text:p text:style-name="P200">神學盲人、哲學盲人、數學盲人 相對困難 互相 感測、交互作用、幫助。</text:p>
                              <text:list>
                                <text:list-item>
                                  <text:p text:style-name="P201">盲人 之間，沒有 優劣之分，差別只在於 世界觀 相差、落差 太大。</text:p>
                                </text:list-item>
                                <text:list-item>
                                  <text:p text:style-name="P202">神學盲人 非監督式學習 數學世界觀，神學盲人 也能 提升、昇華 數學層級。</text:p>
                                </text:list-item>
                                <text:list-item>
                                  <text:p text:style-name="P203">數學盲人 非監督式學習 神學世界觀，數學盲人 也能 提升、昇華 神學層級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3">層級越高，不代表 越優越。</text:p>
                  <text:list>
                    <text:list-item>
                      <text:p text:style-name="P204">該個體<text:span text:style-name="T194">的 </text:span>層級越高，只代表 該個體<text:span text:style-name="T194">的 世界觀 越完善，</text:span>該個體<text:span text:style-name="T194"> 越瞭解 </text:span>&lt;_?<text:span text:style-name="T194">x_&gt;個體。</text:span></text:p>
                      <text:list>
                        <text:list-item>
                          <text:p text:style-name="P214">[] &gt;= x &gt;= u。<text:span text:style-name="T166">實際上，包含 該個體 越瞭解所有&lt;?x&gt;、&lt;?[X]&gt; 個體、本質、現象。</text:span></text:p>
                          <text:list>
                            <text:list-item>
                              <text:p text:style-name="P214">[] 是 蘊含&lt;?n&gt;個體的 虛無個體。</text:p>
                            </text:list-item>
                            <text:list-item>
                              <text:p text:style-name="P244">x 不是 某一特定的值。</text:p>
                            </text:list-item>
                            <text:list-item>
                              <text:p text:style-name="P245">x 是 集合、多個值。</text:p>
                              <text:list>
                                <text:list-item>
                                  <text:p text:style-name="P246">明顯例子，<text:span text:style-name="T195">該個體 越瞭解 &lt;_?3_&gt;個體、&lt;_?1_&gt;個體 的 世界觀。</text:span></text:p>
                                </text:list-item>
                              </text:list>
                            </text:list-item>
                            <text:list-item>
                              <text:p text:style-name="P247">x 不一定是 連續值。</text:p>
                              <text:list>
                                <text:list-item>
                                  <text:p text:style-name="P255"><text:span text:style-name="T26">明顯例子，連續值 是 </text:span><text:span text:style-name="T27">0、1、2。</text:span></text:p>
                                </text:list-item>
                                <text:list-item>
                                  <text:p text:style-name="P256"><text:span text:style-name="T26">明顯例子，</text:span><text:span text:style-name="T27">不連續值 是 0、2、3。</text:span></text:p>
                                  <text:list>
                                    <text:list-item>
                                      <text:p text:style-name="P255"><text:span text:style-name="T29">0、2 是 不連續值</text:span><text:span text:style-name="T28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5">該個體 <text:span text:style-name="T194">的 世界觀 越完善，</text:span>該個體<text:span text:style-name="T194"> 越瞭解、越內化 </text:span>&lt;_?<text:span text:style-name="T194">x_&gt;個體 的 本質、現象。</text:span></text:p>
                      <text:list>
                        <text:list-item>
                          <text:p text:style-name="P257"><text:span text:style-name="T25">&lt;_?</text:span><text:span text:style-name="T30">x_&gt;個體 的 投影、投影個體，越難以影響 </text:span><text:span text:style-name="T25">該個體</text:span><text:span text:style-name="T30"> 的 世界觀。</text:span></text:p>
                        </text:list-item>
                      </text:list>
                    </text:list-item>
                    <text:list-item>
                      <text:p text:style-name="P215">通常作法 是 非監督式學習、導師身教和言教。</text:p>
                      <text:list>
                        <text:list-item>
                          <text:p text:style-name="P216">非監督式學習 是 自救。</text:p>
                          <text:list>
                            <text:list-item>
                              <text:p text:style-name="P217">該個體 自行摸索、跌跌撞撞、持續遭遇到高不可攀的牆，過程 漫長、刻苦銘心。</text:p>
                              <text:list>
                                <text:list-item>
                                  <text:p text:style-name="P218">遭遇到高不可攀的牆 是 該個體 的 本能、傳承 還不夠。</text:p>
                                </text:list-item>
                                <text:list-item>
                                  <text:p text:style-name="P218">遭遇到高不可攀的牆 是 高牆上面 沒有 導師 伸出手，幫助 該個體 爬上去。</text:p>
                                </text:list-item>
                                <text:list-item>
                                  <text:p text:style-name="P219">遭遇到高不可攀的牆 是 高牆上面 沒有 導師 留下繩子 給 該個體 爬上去。</text:p>
                                  <text:list>
                                    <text:list-item>
                                      <text:p text:style-name="P220">牆 有機率 只是 一小階 樓梯。</text:p>
                                      <text:list>
                                        <text:list-item>
                                          <text:p text:style-name="P220">該個體 有機率要 一階一階 持續 往上爬。</text:p>
                                        </text:list-item>
                                        <text:list-item>
                                          <text:p text:style-name="P220">周遭 有機率 有 甜美的蘋果樹，讓 該個體 能夠 存在、生存、生活。</text:p>
                                        </text:list-item>
                                        <text:list-item>
                                          <text:p text:style-name="P221">周遭 有機率 有 甜美的蘋果樹，誘惑 該個體 停下腳步，長居與此。</text:p>
                                        </text:list-item>
                                        <text:list-item>
                                          <text:p text:style-name="P222">周遭 有機率 有 甜美的蘋果樹，誘導 該個體 陷入紛爭，相互內戰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3">該個體 越往上 提升、昇華，周遭 的 蘋果樹 的 蘋果 不一定 越甜美。</text:p>
                                      <text:list>
                                        <text:list-item>
                                          <text:p text:style-name="P224">該個體 有機率 品嘗到 越來越甜美好吃 的 蘋果、果實。</text:p>
                                        </text:list-item>
                                        <text:list-item>
                                          <text:p text:style-name="P223">該個體 有機率 品嘗到 越來越苦澀難吃 的 蘋果、果實。</text:p>
                                        </text:list-item>
                                        <text:list-item>
                                          <text:p text:style-name="P225">該個體 有機率 寧願 往下爬，認定 再往上，也不可能會有甜美果實。</text:p>
                                          <text:list>
                                            <text:list-item>
                                              <text:p text:style-name="P226">明顯例子，<text:span text:style-name="T173">泰德</text:span><text:bookmark-start text:name="卡辛斯基"/><text:span text:style-name="T173">卡辛斯基</text:span><text:bookmark-end text:name="卡辛斯基"/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7">該個體 有機率 繼續往上爬，發現 果實是苦中帶甜，帶有 特別風味。</text:p>
                                        </text:list-item>
                                        <text:list-item>
                                          <text:p text:style-name="P228">該個體 有機率 繼續往上爬，發現 苦中帶甜的 果實 更 好吃、美味。</text:p>
                                        </text:list-item>
                                        <text:list-item>
                                          <text:p text:style-name="P229">該個體 有機率 繼續往上爬，發現 果實不只 甜、苦，還有其他口味。</text:p>
                                          <text:list>
                                            <text:list-item>
                                              <text:p text:style-name="P229">明顯例子，單品咖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0">該個體 有機率 願意成為導師，從平台往下 伸出手，幫助 其他個體。</text:p>
                                        </text:list-item>
                                        <text:list-item>
                                          <text:p text:style-name="P231">該個體 有機率 願意成為導師，從平台往下 留下繩子，給 其他個體。</text:p>
                                        </text:list-item>
                                        <text:list-item>
                                          <text:p text:style-name="P68">該個體 有機率 種下自己 開發、特化的 蘋果樹，讓 其他個體 品嘗。</text:p>
                                        </text:list-item>
                                        <text:list-item>
                                          <text:p text:style-name="P74"><text:span text:style-name="T196">該個體 有機率 攜伴而行。</text:span><text:span text:style-name="T154">（</text:span><text:span text:style-name="T155">省能。專家讀者 自行 拓展</text:span><text:span text:style-name="T154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2">該個體 在 該過程，有機率 受傷、崩塌、自滅、被殲滅、滅絕、死亡、新生。</text:p>
                                </text:list-item>
                              </text:list>
                            </text:list-item>
                            <text:list-item>
                              <text:p text:style-name="P233">該個體 非監督式學習 周遭環境、外在環境、所有個體。</text:p>
                            </text:list-item>
                            <text:list-item>
                              <text:p text:style-name="P234">該個體 有機率 發展 道、德、個體、文明、文明層級、工具、機制、體制。</text:p>
                              <text:list>
                                <text:list-item>
                                  <text:p text:style-name="P234">工具 是 通用型工具、特化型工具。</text:p>
                                </text:list-item>
                              </text:list>
                            </text:list-item>
                            <text:list-item>
                              <text:p text:style-name="P235">該個體 有機率 對 非監督式學習的 收穫 極端難以忘懷、十分珍惜、視為珍寶。</text:p>
                            </text:list-item>
                          </text:list>
                        </text:list-item>
                        <text:list-item>
                          <text:p text:style-name="P236">導師身教和言教</text:p>
                          <text:list>
                            <text:list-item>
                              <text:p text:style-name="P237">導師身教和言教 是 導師制、導師機制、導師體制、導師系統、導師傳承。</text:p>
                            </text:list-item>
                            <text:list-item>
                              <text:p text:style-name="P236">導師身教和言教 是 導師 的 身教、言教。</text:p>
                              <text:list>
                                <text:list-item>
                                  <text:p text:style-name="P238">不是 任何個體 都是 導師。</text:p>
                                </text:list-item>
                                <text:list-item>
                                  <text:p text:style-name="P238">不是 任何願意成為導師的 個體 都是 適合該個體的 導師。</text:p>
                                </text:list-item>
                                <text:list-item>
                                  <text:p text:style-name="P238">不是 任何願意成為導師的 個體 都是 有益於該個體的 導師。</text:p>
                                </text:list-item>
                              </text:list>
                            </text:list-item>
                            <text:list-item>
                              <text:p text:style-name="P239">導師 非監督式學習、自救，該個體 學習 導師的 經驗、知識、技術。</text:p>
                              <text:list>
                                <text:list-item>
                                  <text:p text:style-name="P236">前人種樹，後人乘涼。</text:p>
                                </text:list-item>
                              </text:list>
                            </text:list-item>
                            <text:list-item>
                              <text:p text:style-name="P236">導師的時空背景 不代表 該個體的時空背景。</text:p>
                              <text:list>
                                <text:list-item>
                                  <text:p text:style-name="P236">該個體 不能 一成不變 的 遵循，導師 教導的 現象。</text:p>
                                  <text:list>
                                    <text:list-item>
                                      <text:p text:style-name="P236">現象 千變萬化。</text:p>
                                    </text:list-item>
                                  </text:list>
                                </text:list-item>
                                <text:list-item>
                                  <text:p text:style-name="P236">該個體 能 從 導師 教導的 本質，拓展出 各種各樣的 本質、現象。</text:p>
                                  <text:list>
                                    <text:list-item>
                                      <text:p text:style-name="P236">本質 極端 緩慢改變。</text:p>
                                    </text:list-item>
                                  </text:list>
                                </text:list-item>
                                <text:list-item>
                                  <text:p text:style-name="P236">現象 是 特化型工具、投影、投影個體、時空背景、上下文、非監督式學習。</text:p>
                                </text:list-item>
                                <text:list-item>
                                  <text:p text:style-name="P236">本質 是 通用型工具、數學工具、偽數學工具、用工具拓展和優化工具。</text:p>
                                  <text:list>
                                    <text:list-item>
                                      <text:p text:style-name="P236">通用型工具 有 終極通用型工具。</text:p>
                                      <text:list>
                                        <text:list-item>
                                          <text:p text:style-name="P240">特化型工具的 本質 是 通用型工具。</text:p>
                                          <text:list>
                                            <text:list-item>
                                              <text:p text:style-name="P240">通用型工具 拓展出 各式各樣的 特化型工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1">即便是 終極通用型工具，也需要 定期、不定期、週期性 更新。</text:p>
                                      <text:list>
                                        <text:list-item>
                                          <text:p text:style-name="P236">原因很明顯，本質、現象 都不是 剛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2">佛渡有緣人 是 導師制。</text:p>
                      <text:list>
                        <text:list-item>
                          <text:p text:style-name="P242">導師制 不一定 是 一對一。</text:p>
                          <text:list>
                            <text:list-item>
                              <text:p text:style-name="P242">明顯例子，老子、佛陀、耶穌。</text:p>
                            </text:list-item>
                          </text:list>
                        </text:list-item>
                        <text:list-item>
                          <text:p text:style-name="P243">導師制 有機率 是 一對多、多對一、多對多、零對一、一對零、零對多、多對零。</text:p>
                          <text:list>
                            <text:list-item>
                              <text:p text:style-name="P177"><text:span text:style-name="T278">零 是 書籍、紀載、紀錄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03:09.623000000</dc:date>
    <meta:editing-duration>P14DT21H20M10S</meta:editing-duration>
    <meta:editing-cycles>9872</meta:editing-cycles>
    <meta:document-statistic meta:table-count="0" meta:image-count="0" meta:object-count="0" meta:page-count="1" meta:paragraph-count="563" meta:word-count="9688" meta:character-count="14915" meta:non-whitespace-character-count="12137"/>
  </office:meta>
</office:document-meta>
</file>